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 svg:font-family="'Droid Sans Devanagari'" style:font-family-generic="roman"/>
    <style:font-face style:name="Noto Sans CJK SC" svg:font-family="'Noto Sans CJK SC'" style:font-family-generic="roman"/>
    <style:font-face style:name="Lucida Console" svg:font-family="'Lucida Console'" style:font-family-generic="modern" style:font-pitch="fixed"/>
    <style:font-face style:name="Calibri1" svg:font-family="Calibri" style:font-family-generic="modern" style:font-pitch="variable"/>
    <style:font-face style:name="Lucida Console1" svg:font-family="'Lucida Console'"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1.993cm"/>
    </style:style>
    <style:style style:name="Table1.B" style:family="table-column">
      <style:table-column-properties style:column-width="3.911cm"/>
    </style:style>
    <style:style style:name="Table1.1" style:family="table-row">
      <style:table-row-properties style:min-row-height="0.499cm"/>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5.903cm" fo:margin-left="0cm" table:align="left"/>
    </style:style>
    <style:style style:name="Table2.A" style:family="table-column">
      <style:table-column-properties style:column-width="11.993cm"/>
    </style:style>
    <style:style style:name="Table2.B" style:family="table-column">
      <style:table-column-properties style:column-width="3.911cm"/>
    </style:style>
    <style:style style:name="Table2.1" style:family="table-row">
      <style:table-row-properties style:min-row-height="0.499cm"/>
    </style:style>
    <style:style style:name="Table2.A1" style:family="table-cell">
      <style:table-cell-properties style:vertical-align="middle" fo:padding-left="0.191cm" fo:padding-right="0.191cm" fo:padding-top="0cm" fo:padding-bottom="0cm" fo:border="none" style:writing-mode="lr-tb"/>
    </style:style>
    <style:style style:name="Table3" style:family="table">
      <style:table-properties style:width="15.903cm" fo:margin-left="0cm" table:align="left"/>
    </style:style>
    <style:style style:name="Table3.A" style:family="table-column">
      <style:table-column-properties style:column-width="11.993cm"/>
    </style:style>
    <style:style style:name="Table3.B" style:family="table-column">
      <style:table-column-properties style:column-width="3.911cm"/>
    </style:style>
    <style:style style:name="Table3.1" style:family="table-row">
      <style:table-row-properties style:min-row-height="0.499cm"/>
    </style:style>
    <style:style style:name="Table3.A1" style:family="table-cell">
      <style:table-cell-properties style:vertical-align="middle" fo:padding-left="0.191cm" fo:padding-right="0.191cm" fo:padding-top="0cm" fo:padding-bottom="0cm" fo:border="none" style:writing-mode="lr-tb"/>
    </style:style>
    <style:style style:name="Table4" style:family="table">
      <style:table-properties style:width="15.903cm" fo:margin-left="0cm" table:align="left"/>
    </style:style>
    <style:style style:name="Table4.A" style:family="table-column">
      <style:table-column-properties style:column-width="11.993cm"/>
    </style:style>
    <style:style style:name="Table4.B" style:family="table-column">
      <style:table-column-properties style:column-width="3.911cm"/>
    </style:style>
    <style:style style:name="Table4.1" style:family="table-row">
      <style:table-row-properties style:min-row-height="0.499cm"/>
    </style:style>
    <style:style style:name="Table4.A1" style:family="table-cell">
      <style:table-cell-properties style:vertical-align="middle" fo:padding-left="0.191cm" fo:padding-right="0.191cm" fo:padding-top="0cm" fo:padding-bottom="0cm" fo:border="none" style:writing-mode="lr-tb"/>
    </style:style>
    <style:style style:name="Table5" style:family="table">
      <style:table-properties style:width="15.903cm" fo:margin-left="0cm" table:align="left"/>
    </style:style>
    <style:style style:name="Table5.A" style:family="table-column">
      <style:table-column-properties style:column-width="10.502cm"/>
    </style:style>
    <style:style style:name="Table5.B" style:family="table-column">
      <style:table-column-properties style:column-width="5.401cm"/>
    </style:style>
    <style:style style:name="Table5.1" style:family="table-row">
      <style:table-row-properties style:min-row-height="0.499cm"/>
    </style:style>
    <style:style style:name="Table5.A1" style:family="table-cell">
      <style:table-cell-properties style:vertical-align="middle" fo:padding-left="0.191cm" fo:padding-right="0.191cm" fo:padding-top="0cm" fo:padding-bottom="0cm" fo:border="none" style:writing-mode="lr-tb"/>
    </style:style>
    <style:style style:name="Table6" style:family="table">
      <style:table-properties style:width="15.903cm" fo:margin-left="0cm" table:align="left"/>
    </style:style>
    <style:style style:name="Table6.A" style:family="table-column">
      <style:table-column-properties style:column-width="10.502cm"/>
    </style:style>
    <style:style style:name="Table6.B" style:family="table-column">
      <style:table-column-properties style:column-width="5.401cm"/>
    </style:style>
    <style:style style:name="Table6.1" style:family="table-row">
      <style:table-row-properties style:min-row-height="0.499cm"/>
    </style:style>
    <style:style style:name="Table6.A1" style:family="table-cell">
      <style:table-cell-properties style:vertical-align="middle" fo:padding-left="0.191cm" fo:padding-right="0.191cm" fo:padding-top="0cm" fo:padding-bottom="0cm" fo:border="none" style:writing-mode="lr-tb"/>
    </style:style>
    <style:style style:name="Table7" style:family="table">
      <style:table-properties style:width="15.903cm" fo:margin-left="0cm" table:align="left"/>
    </style:style>
    <style:style style:name="Table7.A" style:family="table-column">
      <style:table-column-properties style:column-width="10.502cm"/>
    </style:style>
    <style:style style:name="Table7.B" style:family="table-column">
      <style:table-column-properties style:column-width="5.401cm"/>
    </style:style>
    <style:style style:name="Table7.1" style:family="table-row">
      <style:table-row-properties style:min-row-height="0.499cm"/>
    </style:style>
    <style:style style:name="Table7.A1" style:family="table-cell">
      <style:table-cell-properties style:vertical-align="middle" fo:padding-left="0.191cm" fo:padding-right="0.191cm" fo:padding-top="0cm" fo:padding-bottom="0cm" fo:border="none" style:writing-mode="lr-tb"/>
    </style:style>
    <style:style style:name="Table8" style:family="table">
      <style:table-properties style:width="15.903cm" fo:margin-left="0cm" table:align="left"/>
    </style:style>
    <style:style style:name="Table8.A" style:family="table-column">
      <style:table-column-properties style:column-width="10.502cm"/>
    </style:style>
    <style:style style:name="Table8.B" style:family="table-column">
      <style:table-column-properties style:column-width="5.401cm"/>
    </style:style>
    <style:style style:name="Table8.1" style:family="table-row">
      <style:table-row-properties style:min-row-height="0.499cm"/>
    </style:style>
    <style:style style:name="Table8.A1" style:family="table-cell">
      <style:table-cell-properties style:vertical-align="middle" fo:padding-left="0.191cm" fo:padding-right="0.191cm" fo:padding-top="0cm" fo:padding-bottom="0cm" fo:border="none" style:writing-mode="lr-tb"/>
    </style:style>
    <style:style style:name="Table9" style:family="table">
      <style:table-properties style:width="15.903cm" fo:margin-left="0cm" table:align="left"/>
    </style:style>
    <style:style style:name="Table9.A" style:family="table-column">
      <style:table-column-properties style:column-width="10.502cm"/>
    </style:style>
    <style:style style:name="Table9.B" style:family="table-column">
      <style:table-column-properties style:column-width="5.401cm"/>
    </style:style>
    <style:style style:name="Table9.1" style:family="table-row">
      <style:table-row-properties style:min-row-height="0.499cm"/>
    </style:style>
    <style:style style:name="Table9.A1" style:family="table-cell">
      <style:table-cell-properties style:vertical-align="middle" fo:padding-left="0.191cm" fo:padding-right="0.191cm" fo:padding-top="0cm" fo:padding-bottom="0cm" fo:border="none" style:writing-mode="lr-tb"/>
    </style:style>
    <style:style style:name="Table10" style:family="table">
      <style:table-properties style:width="15.903cm" fo:margin-left="0cm" table:align="left"/>
    </style:style>
    <style:style style:name="Table10.A" style:family="table-column">
      <style:table-column-properties style:column-width="10.502cm"/>
    </style:style>
    <style:style style:name="Table10.B" style:family="table-column">
      <style:table-column-properties style:column-width="5.401cm"/>
    </style:style>
    <style:style style:name="Table10.1" style:family="table-row">
      <style:table-row-properties style:min-row-height="0.499cm"/>
    </style:style>
    <style:style style:name="Table10.A1" style:family="table-cell">
      <style:table-cell-properties style:vertical-align="middle" fo:padding-left="0.191cm" fo:padding-right="0.191cm" fo:padding-top="0cm" fo:padding-bottom="0cm" fo:border="none" style:writing-mode="lr-tb"/>
    </style:style>
    <style:style style:name="Table11" style:family="table">
      <style:table-properties style:width="15.903cm" fo:margin-left="0cm" table:align="left"/>
    </style:style>
    <style:style style:name="Table11.A" style:family="table-column">
      <style:table-column-properties style:column-width="10.502cm"/>
    </style:style>
    <style:style style:name="Table11.B" style:family="table-column">
      <style:table-column-properties style:column-width="5.401cm"/>
    </style:style>
    <style:style style:name="Table11.1" style:family="table-row">
      <style:table-row-properties style:min-row-height="0.499cm"/>
    </style:style>
    <style:style style:name="Table11.A1" style:family="table-cell">
      <style:table-cell-properties style:vertical-align="middle" fo:padding-left="0.191cm" fo:padding-right="0.191cm" fo:padding-top="0cm" fo:padding-bottom="0cm" fo:border="none" style:writing-mode="lr-tb"/>
    </style:style>
    <style:style style:name="Table12" style:family="table">
      <style:table-properties style:width="15.903cm" fo:margin-left="0cm" table:align="left"/>
    </style:style>
    <style:style style:name="Table12.A" style:family="table-column">
      <style:table-column-properties style:column-width="10.502cm"/>
    </style:style>
    <style:style style:name="Table12.B" style:family="table-column">
      <style:table-column-properties style:column-width="5.401cm"/>
    </style:style>
    <style:style style:name="Table12.1" style:family="table-row">
      <style:table-row-properties style:min-row-height="0.499cm"/>
    </style:style>
    <style:style style:name="Table12.A1" style:family="table-cell">
      <style:table-cell-properties style:vertical-align="middle" fo:padding-left="0.191cm" fo:padding-right="0.191cm" fo:padding-top="0cm" fo:padding-bottom="0cm" fo:border="none" style:writing-mode="lr-tb"/>
    </style:style>
    <style:style style:name="Table13" style:family="table">
      <style:table-properties style:width="15.903cm" fo:margin-left="0cm" table:align="left"/>
    </style:style>
    <style:style style:name="Table13.A" style:family="table-column">
      <style:table-column-properties style:column-width="10.502cm"/>
    </style:style>
    <style:style style:name="Table13.B" style:family="table-column">
      <style:table-column-properties style:column-width="5.401cm"/>
    </style:style>
    <style:style style:name="Table13.1" style:family="table-row">
      <style:table-row-properties style:min-row-height="0.499cm"/>
    </style:style>
    <style:style style:name="Table13.A1" style:family="table-cell">
      <style:table-cell-properties style:vertical-align="middle" fo:padding-left="0.191cm" fo:padding-right="0.191cm" fo:padding-top="0cm" fo:padding-bottom="0cm" fo:border="none" style:writing-mode="lr-tb"/>
    </style:style>
    <style:style style:name="Table14" style:family="table">
      <style:table-properties style:width="15.903cm" fo:margin-left="0cm" table:align="left"/>
    </style:style>
    <style:style style:name="Table14.A" style:family="table-column">
      <style:table-column-properties style:column-width="10.252cm"/>
    </style:style>
    <style:style style:name="Table14.B" style:family="table-column">
      <style:table-column-properties style:column-width="5.652cm"/>
    </style:style>
    <style:style style:name="Table14.1" style:family="table-row">
      <style:table-row-properties style:min-row-height="0.499cm"/>
    </style:style>
    <style:style style:name="Table14.A1" style:family="table-cell">
      <style:table-cell-properties style:vertical-align="middle" fo:padding-left="0.191cm" fo:padding-right="0.191cm" fo:padding-top="0cm" fo:padding-bottom="0cm" fo:border="none" style:writing-mode="lr-tb"/>
    </style:style>
    <style:style style:name="Table15" style:family="table">
      <style:table-properties style:width="15.494cm" fo:margin-left="0cm" table:align="left"/>
    </style:style>
    <style:style style:name="Table15.A" style:family="table-column">
      <style:table-column-properties style:column-width="5.241cm"/>
    </style:style>
    <style:style style:name="Table15.B" style:family="table-column">
      <style:table-column-properties style:column-width="5.126cm"/>
    </style:style>
    <style:style style:name="Table15.C" style:family="table-column">
      <style:table-column-properties style:column-width="5.128cm"/>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5.903cm" fo:margin-left="0cm" table:align="left"/>
    </style:style>
    <style:style style:name="Table16.A" style:family="table-column">
      <style:table-column-properties style:column-width="12.002cm"/>
    </style:style>
    <style:style style:name="Table16.B" style:family="table-column">
      <style:table-column-properties style:column-width="3.902cm"/>
    </style:style>
    <style:style style:name="Table16.1" style:family="table-row">
      <style:table-row-properties style:min-row-height="0.499cm"/>
    </style:style>
    <style:style style:name="Table16.A1" style:family="table-cell">
      <style:table-cell-properties style:vertical-align="middle" fo:padding-left="0.191cm" fo:padding-right="0.191cm" fo:padding-top="0cm" fo:padding-bottom="0cm" fo:border="none" style:writing-mode="lr-tb"/>
    </style:style>
    <style:style style:name="Table17" style:family="table">
      <style:table-properties style:width="15.903cm" fo:margin-left="0cm" table:align="left"/>
    </style:style>
    <style:style style:name="Table17.A" style:family="table-column">
      <style:table-column-properties style:column-width="12.002cm"/>
    </style:style>
    <style:style style:name="Table17.B" style:family="table-column">
      <style:table-column-properties style:column-width="3.902cm"/>
    </style:style>
    <style:style style:name="Table17.1" style:family="table-row">
      <style:table-row-properties style:min-row-height="0.499cm"/>
    </style:style>
    <style:style style:name="Table17.A1" style:family="table-cell">
      <style:table-cell-properties style:vertical-align="middle" fo:padding-left="0.191cm" fo:padding-right="0.191cm" fo:padding-top="0cm" fo:padding-bottom="0cm" fo:border="none" style:writing-mode="lr-tb"/>
    </style:style>
    <style:style style:name="Table18" style:family="table">
      <style:table-properties style:width="15.903cm" fo:margin-left="0cm" table:align="left"/>
    </style:style>
    <style:style style:name="Table18.A" style:family="table-column">
      <style:table-column-properties style:column-width="10.252cm"/>
    </style:style>
    <style:style style:name="Table18.B" style:family="table-column">
      <style:table-column-properties style:column-width="5.652cm"/>
    </style:style>
    <style:style style:name="Table18.1" style:family="table-row">
      <style:table-row-properties style:min-row-height="0.499cm"/>
    </style:style>
    <style:style style:name="Table18.A1" style:family="table-cell">
      <style:table-cell-properties style:vertical-align="middle" fo:padding-left="0.191cm" fo:padding-right="0.191cm" fo:padding-top="0cm" fo:padding-bottom="0cm" fo:border="none" style:writing-mode="lr-tb"/>
    </style:style>
    <style:style style:name="Table19" style:family="table">
      <style:table-properties style:width="15.903cm" fo:margin-left="0cm" table:align="left"/>
    </style:style>
    <style:style style:name="Table19.A" style:family="table-column">
      <style:table-column-properties style:column-width="11.993cm"/>
    </style:style>
    <style:style style:name="Table19.B" style:family="table-column">
      <style:table-column-properties style:column-width="3.911cm"/>
    </style:style>
    <style:style style:name="Table19.1" style:family="table-row">
      <style:table-row-properties style:min-row-height="0.499cm"/>
    </style:style>
    <style:style style:name="Table19.A1" style:family="table-cell">
      <style:table-cell-properties style:vertical-align="middle" fo:padding-left="0.191cm" fo:padding-right="0.191cm" fo:padding-top="0cm" fo:padding-bottom="0cm" fo:border="none" style:writing-mode="lr-tb"/>
    </style:style>
    <style:style style:name="Table20" style:family="table">
      <style:table-properties style:width="15.903cm" fo:margin-left="0cm" table:align="left"/>
    </style:style>
    <style:style style:name="Table20.A" style:family="table-column">
      <style:table-column-properties style:column-width="11.993cm"/>
    </style:style>
    <style:style style:name="Table20.B" style:family="table-column">
      <style:table-column-properties style:column-width="3.911cm"/>
    </style:style>
    <style:style style:name="Table20.1" style:family="table-row">
      <style:table-row-properties style:min-row-height="0.499cm"/>
    </style:style>
    <style:style style:name="Table20.A1" style:family="table-cell">
      <style:table-cell-properties style:vertical-align="middle" fo:padding-left="0.191cm" fo:padding-right="0.191cm" fo:padding-top="0cm" fo:padding-bottom="0cm" fo:border="none" style:writing-mode="lr-tb"/>
    </style:style>
    <style:style style:name="Table21" style:family="table">
      <style:table-properties style:width="15.903cm" fo:margin-left="0cm" table:align="left"/>
    </style:style>
    <style:style style:name="Table21.A" style:family="table-column">
      <style:table-column-properties style:column-width="11.993cm"/>
    </style:style>
    <style:style style:name="Table21.B" style:family="table-column">
      <style:table-column-properties style:column-width="3.911cm"/>
    </style:style>
    <style:style style:name="Table21.1" style:family="table-row">
      <style:table-row-properties style:min-row-height="0.499cm"/>
    </style:style>
    <style:style style:name="Table21.A1" style:family="table-cell">
      <style:table-cell-properties style:vertical-align="middle" fo:padding-left="0.191cm" fo:padding-right="0.191cm" fo:padding-top="0cm" fo:padding-bottom="0cm" fo:border="none" style:writing-mode="lr-tb"/>
    </style:style>
    <style:style style:name="Table22" style:family="table">
      <style:table-properties style:width="15.903cm" fo:margin-left="0cm" table:align="left"/>
    </style:style>
    <style:style style:name="Table22.A" style:family="table-column">
      <style:table-column-properties style:column-width="11.993cm"/>
    </style:style>
    <style:style style:name="Table22.B" style:family="table-column">
      <style:table-column-properties style:column-width="3.911cm"/>
    </style:style>
    <style:style style:name="Table22.1" style:family="table-row">
      <style:table-row-properties style:min-row-height="0.499cm"/>
    </style:style>
    <style:style style:name="Table22.A1" style:family="table-cell">
      <style:table-cell-properties style:vertical-align="middle" fo:padding-left="0.191cm" fo:padding-right="0.191cm" fo:padding-top="0cm" fo:padding-bottom="0cm" fo:border="none" style:writing-mode="lr-tb"/>
    </style:style>
    <style:style style:name="Table23" style:family="table">
      <style:table-properties style:width="15.903cm" fo:margin-left="0cm" table:align="left"/>
    </style:style>
    <style:style style:name="Table23.A" style:family="table-column">
      <style:table-column-properties style:column-width="13.254cm"/>
    </style:style>
    <style:style style:name="Table23.B" style:family="table-column">
      <style:table-column-properties style:column-width="2.649cm"/>
    </style:style>
    <style:style style:name="Table23.1" style:family="table-row">
      <style:table-row-properties style:min-row-height="0.499cm"/>
    </style:style>
    <style:style style:name="Table23.A1" style:family="table-cell">
      <style:table-cell-properties style:vertical-align="middle" fo:padding-left="0.191cm" fo:padding-right="0.191cm" fo:padding-top="0cm" fo:padding-bottom="0cm" fo:border="none" style:writing-mode="lr-tb"/>
    </style:style>
    <style:style style:name="Table24" style:family="table">
      <style:table-properties style:width="15.903cm" fo:margin-left="0cm" table:align="left"/>
    </style:style>
    <style:style style:name="Table24.A" style:family="table-column">
      <style:table-column-properties style:column-width="13.254cm"/>
    </style:style>
    <style:style style:name="Table24.B" style:family="table-column">
      <style:table-column-properties style:column-width="2.649cm"/>
    </style:style>
    <style:style style:name="Table24.1" style:family="table-row">
      <style:table-row-properties style:min-row-height="0.499cm"/>
    </style:style>
    <style:style style:name="Table24.A1" style:family="table-cell">
      <style:table-cell-properties style:vertical-align="middle" fo:padding-left="0.191cm" fo:padding-right="0.191cm" fo:padding-top="0cm" fo:padding-bottom="0cm" fo:border="none" style:writing-mode="lr-tb"/>
    </style:style>
    <style:style style:name="P1" style:family="paragraph" style:parent-style-name="Normal">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Normal">
      <style:text-properties style:font-name="Lucida Console" fo:font-size="10pt" fo:font-weight="bold" style:font-size-asian="10pt" style:font-weight-asian="bold" style:font-size-complex="10pt"/>
    </style:style>
    <style:style style:name="P4" style:family="paragraph" style:parent-style-name="Normal">
      <style:text-properties style:font-name="Lucida Console" fo:font-size="10pt" style:font-size-asian="10pt" style:font-size-complex="10pt"/>
    </style:style>
    <style:style style:name="P5" style:family="paragraph" style:parent-style-name="Normal">
      <style:text-properties style:font-name="Lucida Console" fo:font-size="10pt" fo:language="en" fo:country="US" fo:font-weight="bold" style:font-size-asian="10pt" style:font-weight-asian="bold" style:font-name-complex="Lucida Console" style:font-size-complex="10pt"/>
    </style:style>
    <style:style style:name="P6" style:family="paragraph" style:parent-style-name="Normal">
      <style:text-properties style:font-name="Lucida Console" fo:font-size="10pt" fo:language="en" fo:country="US" style:font-size-asian="10pt" style:font-name-complex="Lucida Console" style:font-size-complex="10pt"/>
    </style:style>
    <style:style style:name="P7" style:family="paragraph" style:parent-style-name="Normal">
      <style:text-properties fo:color="#ffffff" fo:font-weight="bold" style:font-weight-asian="bold"/>
    </style:style>
    <style:style style:name="P8" style:family="paragraph" style:parent-style-name="Normal">
      <style:text-properties fo:font-weight="bold" style:font-weight-asian="bold"/>
    </style:style>
    <style:style style:name="P9" style:family="paragraph" style:parent-style-name="Normal">
      <style:paragraph-properties fo:break-before="page"/>
    </style:style>
    <style:style style:name="P10" style:family="paragraph" style:parent-style-name="Normal" style:master-page-name="MP0">
      <style:paragraph-properties style:page-number="auto" fo:break-before="page"/>
    </style:style>
    <style:style style:name="P11" style:family="paragraph">
      <loext:graphic-properties draw:fill="none"/>
    </style:style>
    <style:style style:name="P12" style:family="paragraph">
      <style:paragraph-properties fo:margin-top="0.071cm" fo:margin-bottom="0cm" fo:line-height="100%" style:writing-mode="lr-tb">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style>
    <style:style style:name="P13" style:family="paragraph">
      <loext:graphic-properties draw:fill="solid" draw:fill-color="#f2f2f2" draw:opacity="100%"/>
      <style:paragraph-properties style:writing-mode="lr-tb" style:font-independent-line-spacing="false"/>
    </style:style>
    <style:style style:name="P14" style:family="paragraph">
      <style:paragraph-properties fo:margin-top="0cm" fo:margin-bottom="0cm" fo:line-height="100%" style:writing-mode="lr-tb"/>
    </style:style>
    <style:style style:name="T1" style:family="text">
      <style:text-properties fo:font-size="8pt" style:font-size-asian="8pt" style:font-name-complex="Times New Roman" style:font-size-complex="8pt"/>
    </style:style>
    <style:style style:name="T2" style:family="text">
      <style:text-properties style:font-name="Lucida Console" fo:font-size="10pt" fo:font-weight="bold" style:font-size-asian="10pt" style:font-weight-asian="bold" style:font-size-complex="10pt"/>
    </style:style>
    <style:style style:name="T3" style:family="text">
      <style:text-properties style:font-name="Lucida Console" fo:font-size="10pt" style:font-size-asian="10pt" style:font-size-complex="10pt"/>
    </style:style>
    <style:style style:name="T4" style:family="text">
      <style:text-properties style:font-name="Lucida Console" fo:font-size="10pt" style:font-size-asian="10pt" style:font-name-complex="Lucida Console" style:font-size-complex="10pt"/>
    </style:style>
    <style:style style:name="T5" style:family="text">
      <style:text-properties style:font-name="Lucida Console" fo:font-size="10pt" fo:language="en" fo:country="US" style:font-size-asian="10pt" style:font-name-complex="Lucida Console" style:font-size-complex="10pt"/>
    </style:style>
    <style:style style:name="T6" style:family="text">
      <style:text-properties style:font-name="Lucida Console" fo:font-size="10pt" fo:language="en" fo:country="US" fo:font-weight="bold" style:font-size-asian="10pt" style:font-weight-asian="bold" style:font-name-complex="Lucida Console" style:font-size-complex="10pt"/>
    </style:style>
    <style:style style:name="T7" style:family="text">
      <style:text-properties style:font-name="Lucida Console" fo:font-size="10pt" fo:background-color="#ffff00" loext:char-shading-value="0" style:font-size-asian="10pt" style:font-size-complex="10pt"/>
    </style:style>
    <style:style style:name="T8" style:family="text">
      <style:text-properties style:font-name="Lucida Console" fo:font-size="10pt" fo:background-color="#ffff00" loext:char-shading-value="0" style:font-size-asian="10pt" style:font-name-complex="Lucida Console" style:font-size-complex="10pt"/>
    </style:style>
    <style:style style:name="T9" style:family="text">
      <style:text-properties fo:font-style="italic" style:text-underline-style="solid" style:text-underline-width="auto" style:text-underline-color="font-color" fo:font-weight="bold" style:text-underline-mode="continuous" style:text-overline-mode="continuous" style:text-line-through-mode="continuous" fo:background-color="#ffff00" loext:char-shading-value="0" style:font-style-asian="italic" style:font-weight-asian="bold"/>
    </style:style>
    <style:style style:name="T10" style:family="text">
      <style:text-properties fo:font-style="italic" style:font-style-asian="italic"/>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fo:font-weight="bold" fo:background-color="#ffff00" loext:char-shading-value="0" style:font-weight-asian="bold"/>
    </style:style>
    <style:style style:name="T13" style:family="text">
      <style:text-properties fo:font-weight="bold" style:font-weight-asian="bold"/>
    </style:style>
    <style:style style:name="T14" style:family="text">
      <style:text-properties fo:background-color="#ffff00" loext:char-shading-value="0"/>
    </style:style>
    <style:style style:name="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26cm" svg:stroke-color="#000000" svg:stroke-opacity="100%" draw:stroke-linejoin="miter" svg:stroke-linecap="butt" draw:fill="solid" draw:fill-color="#f2f2f2" draw:opacity="100%" draw:textarea-horizontal-align="left" draw:textarea-vertical-align="top" draw:auto-grow-height="false" draw:auto-grow-width="false" fo:padding-top="0.127cm" fo:padding-bottom="0.127cm" fo:padding-left="0.254cm" fo:padding-right="0.254cm" fo:wrap-option="wrap" style:run-through="back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4"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5"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6" style:family="graphic">
      <style:graphic-properties draw:stroke="solid" svg:stroke-width="0.026cm" svg:stroke-color="#000000" svg:stroke-opacity="100%" draw:stroke-linejoin="miter" svg:stroke-linecap="butt" draw:fill="solid" draw:fill-color="#f2f2f2" draw:opacity="100%" draw:textarea-horizontal-align="left" draw:textarea-vertical-align="top" draw:auto-grow-height="false" draw:auto-grow-width="false" fo:padding-top="0.127cm" fo:padding-bottom="0.127cm" fo:padding-left="0.254cm" fo:padding-right="0.254cm" fo:wrap-option="wrap"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7" style:family="graphic">
      <style:graphic-properties draw:stroke="solid" svg:stroke-width="0.026cm" svg:stroke-color="#000000" svg:stroke-opacity="100%" draw:stroke-linejoin="miter" svg:stroke-linecap="butt" draw:fill="solid" draw:fill-color="#f2f2f2" draw:opacity="100%" draw:textarea-horizontal-align="left" draw:textarea-vertical-align="top" draw:auto-grow-height="true" draw:auto-grow-width="false" fo:min-height="0cm" fo:min-width="0cm" fo:padding-top="0.127cm" fo:padding-bottom="0.127cm" fo:padding-left="0.254cm" fo:padding-right="0.254cm" fo:wrap-option="wrap" style:run-through="back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8" style:family="graphic">
      <style:graphic-properties draw:stroke="solid" svg:stroke-width="0.026cm" svg:stroke-color="#000000" svg:stroke-opacity="100%" draw:stroke-linejoin="miter" svg:stroke-linecap="butt" draw:fill="solid" draw:fill-color="#f2f2f2" draw:opacity="100%" draw:textarea-horizontal-align="left" draw:textarea-vertical-align="top" draw:auto-grow-height="true" draw:auto-grow-width="false" fo:min-height="0cm" fo:min-width="0cm" fo:padding-top="0.127cm" fo:padding-bottom="0.127cm" fo:padding-left="0.254cm" fo:padding-right="0.254cm" fo:wrap-option="wrap"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troduction to JavaScript</text:p>
      <text:p text:style-name="Normal">This workbook provides a basic introduction to the JavaScript programming language. It includes explanations, code descriptions and code examples, which you should read. It also includes activity sections which ask you to carry out a set of actions, for example to create or modify some code. The activities reinforce what you have read, but also give you vital coding practice. The workbook is design to be read in sequence, if you skip parts it may make it harder to understand later parts.</text:p>
      <text:p text:style-name="Normal"><text:s/>Whilst the workbook includes everything you need to cover, you may find it useful to refer to other sources of information. The w3Schools website has a course on JavaScript, as does the codeacademy website. Our library also has books on JavaScript.</text:p>
      <text:p text:style-name="Normal">JavaScript</text:p>
      <text:p text:style-name="Normal">JavaScript is a high-level programming language. Its main area of application is the World Wide Web where it is used to add interactivity to web pages. HTML is used to specify the logical structure and semantics of the content, CSS is used to specify the presentation of the content as a web page, and JavaScript (JS) is used to specify the interactive behaviour of a web page. This can be thought of in terms of Progressive Enhancement. Progressive Enhancement is a web development strategy in which layers of “enhancement” are added to the base content. The “base” layer presents a complete usable solution, additional layers provide enhanced presentation, enhanced functionality and so on. In this way, the solution works regardless of the user’s browser, device or bandwidth. Maximum accessibility is achieved.</text:p>
      <text:p text:style-name="Normal">In a simple model of Progressive Enhancement, there are three layers:</text:p>
      <text:p text:style-name="Normal">HTML</text:p>
      <text:p text:style-name="Normal">HTML + CSS</text:p>
      <text:p text:style-name="Normal">HTML + CSS + JS</text:p>
      <text:p text:style-name="Normal">For further detail and a more sophisticated model see Gustafson (2016).</text:p>
      <text:p text:style-name="Normal">Terminology Refresher</text:p>
      <text:p text:style-name="Normal">First it is useful to recall some basic HTML and CSS terminology as this will aid in our understanding subsequent explanations and examples.</text:p>
      <text:p text:style-name="Normal">HTML Elements</text:p>
      <text:p text:style-name="Normal">An HTML page consists of a number of HTML elements. An HTML element usually consists of a Start Tag, some Content, and an End Tag. The Start Tag may include one or more Attributes, each consisting of an Attribute Name and an Attribute Value.</text:p>
      <text:p text:style-name="Normal"><draw:connector text:anchor-type="paragraph" draw:z-index="0" draw:name="Straight Connector 1" draw:style-name="gr1" draw:text-style-name="P11" draw:type="line" svg:x1="0.026cm" svg:y1="0.231cm" svg:x2="15.558cm" svg:y2="0.233cm" svg:d="M26 231l15532 2" svg:viewBox="0 0 15533 4"><text:p/></draw:connector></text:p>
      <table:table table:name="Table1" table:style-name="Table1">
        <table:table-column table:style-name="Table1.A"/>
        <table:table-column table:style-name="Table1.B"/>
        <table:table-row table:style-name="Table1.1">
          <table:table-cell table:style-name="Table1.A1" office:value-type="string">
            <text:p text:style-name="P3">&lt;p&gt;Hello World&lt;/p&gt;</text:p>
          </table:table-cell>
          <table:table-cell table:style-name="Table1.A1" office:value-type="string">
            <text:p text:style-name="Normal"/>
          </table:table-cell>
        </table:table-row>
        <table:table-row table:style-name="Table1.1">
          <table:table-cell table:style-name="Table1.A1" office:value-type="string">
            <text:p text:style-name="P4">&lt;p&gt;</text:p>
          </table:table-cell>
          <table:table-cell table:style-name="Table1.A1" office:value-type="string">
            <text:p text:style-name="Normal">Start Tag</text:p>
          </table:table-cell>
        </table:table-row>
        <table:table-row table:style-name="Table1.1">
          <table:table-cell table:style-name="Table1.A1" office:value-type="string">
            <text:p text:style-name="P4">Hello World<text:soft-page-break/></text:p>
          </table:table-cell>
          <table:table-cell table:style-name="Table1.A1" office:value-type="string">
            <text:p text:style-name="Normal">Content<text:soft-page-break/></text:p>
          </table:table-cell>
        </table:table-row>
        <table:table-row table:style-name="Table1.1">
          <table:table-cell table:style-name="Table1.A1" office:value-type="string">
            <text:p text:style-name="P4">&lt;/p&gt;</text:p>
          </table:table-cell>
          <table:table-cell table:style-name="Table1.A1" office:value-type="string">
            <text:p text:style-name="Normal">End Tag</text:p>
          </table:table-cell>
        </table:table-row>
        <table:table-row table:style-name="Table1.1">
          <table:table-cell table:style-name="Table1.A1" office:value-type="string">
            <text:p text:style-name="P4"/>
          </table:table-cell>
          <table:table-cell table:style-name="Table1.A1" office:value-type="string">
            <text:p text:style-name="Normal"/>
          </table:table-cell>
        </table:table-row>
        <table:table-row table:style-name="Table1.1">
          <table:table-cell table:style-name="Table1.A1" office:value-type="string">
            <text:p text:style-name="P3">&lt;p class="greeting"&gt;Hello World&lt;/p&gt;</text:p>
          </table:table-cell>
          <table:table-cell table:style-name="Table1.A1" office:value-type="string">
            <text:p text:style-name="Normal"/>
          </table:table-cell>
        </table:table-row>
        <table:table-row table:style-name="Table1.1">
          <table:table-cell table:style-name="Table1.A1" office:value-type="string">
            <text:p text:style-name="P4">&lt;p class="greeting"&gt;</text:p>
          </table:table-cell>
          <table:table-cell table:style-name="Table1.A1" office:value-type="string">
            <text:p text:style-name="Normal">Start tag</text:p>
          </table:table-cell>
        </table:table-row>
        <table:table-row table:style-name="Table1.1">
          <table:table-cell table:style-name="Table1.A1" office:value-type="string">
            <text:p text:style-name="P4">class="greeting"</text:p>
          </table:table-cell>
          <table:table-cell table:style-name="Table1.A1" office:value-type="string">
            <text:p text:style-name="Normal">Attribute</text:p>
          </table:table-cell>
        </table:table-row>
        <table:table-row table:style-name="Table1.1">
          <table:table-cell table:style-name="Table1.A1" office:value-type="string">
            <text:p text:style-name="P4">class</text:p>
          </table:table-cell>
          <table:table-cell table:style-name="Table1.A1" office:value-type="string">
            <text:p text:style-name="Normal">Attribute Name</text:p>
          </table:table-cell>
        </table:table-row>
        <table:table-row table:style-name="Table1.1">
          <table:table-cell table:style-name="Table1.A1" office:value-type="string">
            <text:p text:style-name="P4">greeting</text:p>
          </table:table-cell>
          <table:table-cell table:style-name="Table1.A1" office:value-type="string">
            <text:p text:style-name="Normal">Attribute Value</text:p>
          </table:table-cell>
        </table:table-row>
        <table:table-row table:style-name="Table1.1">
          <table:table-cell table:style-name="Table1.A1" office:value-type="string">
            <text:p text:style-name="P4">Hello World</text:p>
          </table:table-cell>
          <table:table-cell table:style-name="Table1.A1" office:value-type="string">
            <text:p text:style-name="Normal">Content</text:p>
          </table:table-cell>
        </table:table-row>
        <table:table-row table:style-name="Table1.1">
          <table:table-cell table:style-name="Table1.A1" office:value-type="string">
            <text:p text:style-name="P4">&lt;/p&gt;</text:p>
          </table:table-cell>
          <table:table-cell table:style-name="Table1.A1" office:value-type="string">
            <text:p text:style-name="Normal">End tag</text:p>
          </table:table-cell>
        </table:table-row>
        <table:table-row table:style-name="Table1.1">
          <table:table-cell table:style-name="Table1.A1" office:value-type="string">
            <text:p text:style-name="P4"/>
          </table:table-cell>
          <table:table-cell table:style-name="Table1.A1" office:value-type="string">
            <text:p text:style-name="Normal"/>
          </table:table-cell>
        </table:table-row>
      </table:table>
      <text:p text:style-name="Normal"><draw:connector text:anchor-type="paragraph" draw:z-index="1" draw:name="Straight Connector 2" draw:style-name="gr1" draw:text-style-name="P11" draw:type="line" svg:x1="0cm" svg:y1="0.002cm" svg:x2="15.533cm" svg:y2="0.004cm" svg:d="M0 2l15533 2" svg:viewBox="0 0 15535 4"><text:p/></draw:connector></text:p>
      <text:p text:style-name="Normal">There are also a small number of empty HTML elements, which consist of just a Start Tag, with no Content, and no End Tag. The Start Tag may include one or more Attributes, each consisting of an Attribute Name and an Attribute Value.</text:p>
      <table:table table:name="Table2" table:style-name="Table2">
        <table:table-column table:style-name="Table2.A"/>
        <table:table-column table:style-name="Table2.B"/>
        <table:table-row table:style-name="Table2.1">
          <table:table-cell table:style-name="Table2.A1" office:value-type="string">
            <text:p text:style-name="Normal"><draw:connector text:anchor-type="paragraph" draw:z-index="2" draw:name="Straight Connector 3" draw:style-name="gr1" draw:text-style-name="P11" draw:type="line" svg:x1="0cm" svg:y1="0.002cm" svg:x2="15.533cm" svg:y2="0.004cm" svg:d="M0 2l15533 2" svg:viewBox="0 0 15535 4"><text:p/></draw:connector><text:span text:style-name="Default_20_Paragraph_20_Font"><text:span text:style-name="T2"/></text:span></text:p>
            <text:p text:style-name="P3">&lt;img src="face.png"&gt;</text:p>
          </table:table-cell>
          <table:table-cell table:style-name="Table2.A1" office:value-type="string">
            <text:p text:style-name="Normal"/>
          </table:table-cell>
        </table:table-row>
        <table:table-row table:style-name="Table2.1">
          <table:table-cell table:style-name="Table2.A1" office:value-type="string">
            <text:p text:style-name="P4">&lt;img&gt;</text:p>
          </table:table-cell>
          <table:table-cell table:style-name="Table2.A1" office:value-type="string">
            <text:p text:style-name="Normal">Start Tag</text:p>
          </table:table-cell>
        </table:table-row>
        <table:table-row table:style-name="Table2.1">
          <table:table-cell table:style-name="Table2.A1" office:value-type="string">
            <text:p text:style-name="P4">src="face.png"</text:p>
          </table:table-cell>
          <table:table-cell table:style-name="Table2.A1" office:value-type="string">
            <text:p text:style-name="Normal">Attribute</text:p>
          </table:table-cell>
        </table:table-row>
        <table:table-row table:style-name="Table2.1">
          <table:table-cell table:style-name="Table2.A1" office:value-type="string">
            <text:p text:style-name="P4">src</text:p>
          </table:table-cell>
          <table:table-cell table:style-name="Table2.A1" office:value-type="string">
            <text:p text:style-name="Normal">Attribute Name</text:p>
          </table:table-cell>
        </table:table-row>
        <table:table-row table:style-name="Table2.1">
          <table:table-cell table:style-name="Table2.A1" office:value-type="string">
            <text:p text:style-name="P4">face.png</text:p>
          </table:table-cell>
          <table:table-cell table:style-name="Table2.A1" office:value-type="string">
            <text:p text:style-name="Normal">Attribute Value</text:p>
          </table:table-cell>
        </table:table-row>
        <table:table-row table:style-name="Table2.1">
          <table:table-cell table:style-name="Table2.A1" office:value-type="string">
            <text:p text:style-name="P4"/>
          </table:table-cell>
          <table:table-cell table:style-name="Table2.A1" office:value-type="string">
            <text:p text:style-name="Normal"/>
          </table:table-cell>
        </table:table-row>
      </table:table>
      <text:p text:style-name="Normal"><draw:connector text:anchor-type="paragraph" draw:z-index="3" draw:name="Straight Connector 4" draw:style-name="gr1" draw:text-style-name="P11" draw:type="line" svg:x1="0cm" svg:y1="0.002cm" svg:x2="15.533cm" svg:y2="0.004cm" svg:d="M0 2l15533 2" svg:viewBox="0 0 15535 4"><text:p/></draw:connector></text:p>
      <text:p text:style-name="Normal">CSS Rules</text:p>
      <text:p text:style-name="Normal">A Cascading Style Sheet consists of a number of CSS Rules. A CSS Rule consists of one or more Selectors and a Declaration Block containing one or more Declarations. Each Declaration consists of a Property Name and a Property Value.</text:p>
      <table:table table:name="Table3" table:style-name="Table3">
        <table:table-column table:style-name="Table3.A"/>
        <table:table-column table:style-name="Table3.B"/>
        <table:table-row table:style-name="Table3.1">
          <table:table-cell table:style-name="Table3.A1" office:value-type="string">
            <text:p text:style-name="Normal"><draw:connector text:anchor-type="paragraph" draw:z-index="4" draw:name="Straight Connector 5" draw:style-name="gr1" draw:text-style-name="P11" draw:type="line" svg:x1="0cm" svg:y1="0.002cm" svg:x2="15.533cm" svg:y2="0.004cm" svg:d="M0 2l15533 2" svg:viewBox="0 0 15535 4"><text:p/></draw:connector><text:span text:style-name="Default_20_Paragraph_20_Font"><text:span text:style-name="T2"/></text:span></text:p>
            <text:p text:style-name="P3">.greeting {color: yellow;}</text:p>
          </table:table-cell>
          <table:table-cell table:style-name="Table3.A1" office:value-type="string">
            <text:p text:style-name="Normal"/>
          </table:table-cell>
        </table:table-row>
        <table:table-row table:style-name="Table3.1">
          <table:table-cell table:style-name="Table3.A1" office:value-type="string">
            <text:p text:style-name="P4">.greeting</text:p>
          </table:table-cell>
          <table:table-cell table:style-name="Table3.A1" office:value-type="string">
            <text:p text:style-name="Normal">Selector</text:p>
          </table:table-cell>
        </table:table-row>
        <table:table-row table:style-name="Table3.1">
          <table:table-cell table:style-name="Table3.A1" office:value-type="string">
            <text:p text:style-name="P4">{color: yellow;}</text:p>
          </table:table-cell>
          <table:table-cell table:style-name="Table3.A1" office:value-type="string">
            <text:p text:style-name="Normal">Declaration Block</text:p>
          </table:table-cell>
        </table:table-row>
        <table:table-row table:style-name="Table3.1">
          <table:table-cell table:style-name="Table3.A1" office:value-type="string">
            <text:p text:style-name="P4">Color: yellow;</text:p>
          </table:table-cell>
          <table:table-cell table:style-name="Table3.A1" office:value-type="string">
            <text:p text:style-name="Normal">Declaration</text:p>
          </table:table-cell>
        </table:table-row>
        <table:table-row table:style-name="Table3.1">
          <table:table-cell table:style-name="Table3.A1" office:value-type="string">
            <text:p text:style-name="P4">color</text:p>
          </table:table-cell>
          <table:table-cell table:style-name="Table3.A1" office:value-type="string">
            <text:p text:style-name="Normal">Property Name</text:p>
          </table:table-cell>
        </table:table-row>
        <table:table-row table:style-name="Table3.1">
          <table:table-cell table:style-name="Table3.A1" office:value-type="string">
            <text:p text:style-name="P4">yellow</text:p>
          </table:table-cell>
          <table:table-cell table:style-name="Table3.A1" office:value-type="string">
            <text:p text:style-name="Normal">Property Value<text:soft-page-break/></text:p>
          </table:table-cell>
        </table:table-row>
        <table:table-row table:style-name="Table3.1">
          <table:table-cell table:style-name="Table3.A1" office:value-type="string">
            <text:p text:style-name="P4"/>
          </table:table-cell>
          <table:table-cell table:style-name="Table3.A1" office:value-type="string">
            <text:p text:style-name="Normal"/>
          </table:table-cell>
        </table:table-row>
      </table:table>
      <text:p text:style-name="Normal"><draw:connector text:anchor-type="paragraph" draw:z-index="5" draw:name="Straight Connector 6" draw:style-name="gr1" draw:text-style-name="P11" draw:type="line" svg:x1="0cm" svg:y1="0.002cm" svg:x2="15.533cm" svg:y2="0.004cm" svg:d="M0 2l15533 2" svg:viewBox="0 0 15535 4"><text:p/></draw:connector></text:p>
      <text:p text:style-name="Normal">Multiple selectors can be specified:</text:p>
      <text:p text:style-name="P4">li, b {…} </text:p>
      <text:p text:style-name="Normal">The Declarations in the Declaration Block will be applied to <text:span text:style-name="Default_20_Paragraph_20_Font"><text:span text:style-name="T3">&lt;li&gt;</text:span></text:span> Tags and to <text:span text:style-name="Default_20_Paragraph_20_Font"><text:span text:style-name="T3">&lt;b&gt;</text:span></text:span> Tags</text:p>
      <text:p text:style-name="Normal">Selectors can be nested:</text:p>
      <text:p text:style-name="Normal"><text:span text:style-name="Default_20_Paragraph_20_Font"><text:span text:style-name="T3">li b {…}</text:span></text:span> </text:p>
      <text:p text:style-name="Normal">The Declarations in the Declaration Block will be applied to <text:span text:style-name="Default_20_Paragraph_20_Font"><text:span text:style-name="T3">&lt;b&gt;</text:span></text:span> Tags which occur within a <text:span text:style-name="Default_20_Paragraph_20_Font"><text:span text:style-name="T3">&lt;li&gt;</text:span></text:span> Tag. For example:</text:p>
      <text:p text:style-name="P4">&lt;ol&gt;</text:p>
      <text:p text:style-name="P4">&lt;li&gt;This is very &lt;b&gt;important!&lt;/b&gt;&lt;/li&gt;</text:p>
      <text:p text:style-name="P4">…</text:p>
      <text:p text:style-name="P4">&lt;/ol&gt;</text:p>
      <text:p text:style-name="Normal">Notice the important difference a comma can make when indicating multiple or nested Selectors.</text:p>
      <text:p text:style-name="Normal"/>
      <text:p text:style-name="Normal">Selectors can also refer to a Class:</text:p>
      <text:p text:style-name="P4">.greeting {…}</text:p>
      <text:p text:style-name="Normal">The Declarations in the Declaration Block will be applied to all Tags where the <text:span text:style-name="Default_20_Paragraph_20_Font"><text:span text:style-name="T3">class </text:span></text:span>Attribute has the Value <text:span text:style-name="Default_20_Paragraph_20_Font"><text:span text:style-name="T3">greeting</text:span></text:span>. For example: </text:p>
      <text:p text:style-name="P4">&lt;p class="greeting"&gt;Hello World&lt;/p&gt;</text:p>
      <text:p text:style-name="Normal">Note the use of the full stop in the Selector to indicate that this Declaration Block applies to a Class rather than a Tag.</text:p>
      <text:p text:style-name="Normal"/>
      <text:p text:style-name="Normal">Selectors can also refer to an ID (an identifier):</text:p>
      <text:p text:style-name="P4">#headline {…}</text:p>
      <text:p text:style-name="Normal">The Declarations in the Declaration Block will apply to the single Tag where the <text:span text:style-name="Default_20_Paragraph_20_Font"><text:span text:style-name="T3">id</text:span></text:span> Attribute has the Value <text:span text:style-name="Default_20_Paragraph_20_Font"><text:span text:style-name="T3">headline</text:span></text:span>. For example:</text:p>
      <text:p text:style-name="P4">&lt;h1 id="headline"&gt;Breaking News&lt;/h1&gt;</text:p>
      <text:p text:style-name="Normal">Note, a particular <text:span text:style-name="Default_20_Paragraph_20_Font"><text:span text:style-name="T3">id</text:span></text:span> Value can only be used once in an HTML document, it is a unique identifier. It can however be used by other HTML documents which use the same external CSS.</text:p>
      <text:p text:style-name="Normal">Connecting JavaScript and HTML</text:p>
      <text:p text:style-name="Normal"><text:soft-page-break/>There are three ways in which we can connect JavaScript to our HTML. These are very similar to the ways in which we can connect to CSS style rules.</text:p>
      <text:p text:style-name="Normal"><draw:custom-shape text:anchor-type="paragraph" draw:z-index="6" draw:name="Text Box 2" draw:style-name="gr8" draw:text-style-name="P13" svg:width="15.849cm" svg:height="5.934cm" svg:x="0cm" svg:y="0.919cm"><text:p text:style-name="P12"><text:span text:style-name="T5">&lt;!DOCTYPE html&gt;</text:span></text:p><text:p text:style-name="P12"><text:span text:style-name="T5">&lt;html lang="en"&gt;</text:span></text:p><text:p text:style-name="P12"><text:span text:style-name="T5">&lt;head&gt;</text:span></text:p><text:p text:style-name="P12"><text:span text:style-name="T5"><text:s text:c="4"/></text:span><text:span text:style-name="T5">&lt;meta charset="utf-8"&gt;</text:span></text:p><text:p text:style-name="P12"><text:span text:style-name="T5"><text:s text:c="4"/></text:span><text:span text:style-name="T5">&lt;title&gt;JS Inline Example&lt;/title&gt;</text:span></text:p><text:p text:style-name="P12"><text:span text:style-name="T5">&lt;/head&gt;</text:span></text:p><text:p text:style-name="P12"><text:span text:style-name="T5">&lt;body&gt;</text:span></text:p><text:p text:style-name="P12"><text:span text:style-name="T5"><text:s text:c="4"/></text:span><text:span text:style-name="T5">&lt;h1&gt;A First Example&lt;/h1&gt;</text:span></text:p><text:p text:style-name="P12"><text:span text:style-name="T5"><text:s text:c="4"/></text:span><text:span text:style-name="T5">&lt;p&gt;&lt;script&gt;document.write('Hello World');&lt;/script&gt;&lt;/p&gt;</text:span></text:p><text:p text:style-name="P12"><text:span text:style-name="T5">&lt;/body&gt;</text:span></text:p><text:p text:style-name="P12"><text:span text:style-name="T5">&lt;/html&gt;</text:span></text:p><text:p text:style-name="P14"/><draw:enhanced-geometry svg:viewBox="0 0 21600 21600" draw:type="non-primitive" draw:enhanced-path="M 0 0 L 21600 0 21600 21600 0 21600 Z N"/></draw:custom-shape>First we can include the JavaScript statements inline with the HTML:</text:p>
      <text:p text:style-name="Normal">In this example we can see the JavaScript statement between the <text:span text:style-name="Default_20_Paragraph_20_Font"><text:span text:style-name="T3">&lt;script&gt;</text:span></text:span> start and end tags. The script is executed at the point it appears in the HTML document.</text:p>
      <text:p text:style-name="P7">Activity</text:p>
      <text:p text:style-name="Normal">Create a new HTML file, example1.htm, containing the above code.</text:p>
      <text:p text:style-name="Normal">Upload it to the student webserver.</text:p>
      <text:p text:style-name="Normal">View the page in a browser. <text:s/>Note that the <text:span text:style-name="Default_20_Paragraph_20_Font"><text:span text:style-name="T3">document.write</text:span></text:span> command has inserted the string Hello World into the document.</text:p>
      <text:p text:style-name="Normal">View the source of the page. Notice that the source hasn’t been amended by the script, only the output has been changed. The browser has interpreted the script (and the HTML tags, and CSS rules if we had any) as it renders (displays) the page.</text:p>
      <text:p text:style-name="Normal">Validate the page using an HTML validation service. The page is still valid HTML. It is important to note that the HTML validation service will not detect bugs in your JavaScript.</text:p>
      <text:p text:style-name="Normal"><draw:connector text:anchor-type="paragraph" draw:z-index="10" draw:name="Straight Connector 12" draw:style-name="gr1" draw:text-style-name="P11" draw:type="line" svg:x1="0cm" svg:y1="0.002cm" svg:x2="15.533cm" svg:y2="0.004cm" svg:d="M0 2l15533 2" svg:viewBox="0 0 15535 4"><text:p/></draw:connector></text:p>
      <text:p text:style-name="Normal"><draw:custom-shape text:anchor-type="paragraph" draw:z-index="7" draw:name="Text Box 2" draw:style-name="gr8" draw:text-style-name="P13" svg:width="15.849cm" svg:height="8.342cm" svg:x="0cm" svg:y="1.117cm"><text:p text:style-name="P12"><text:span text:style-name="T5">&lt;!DOCTYPE html&gt;</text:span></text:p><text:p text:style-name="P12"><text:span text:style-name="T5">&lt;html lang="en"&gt;</text:span></text:p><text:p text:style-name="P12"><text:span text:style-name="T5">&lt;head&gt;</text:span></text:p><text:p text:style-name="P12"><text:span text:style-name="T5"><text:s text:c="4"/></text:span><text:span text:style-name="T5">&lt;meta charset="utf-8"&gt;</text:span></text:p><text:p text:style-name="P12"><text:span text:style-name="T5"><text:s text:c="4"/></text:span><text:span text:style-name="T5">&lt;title&gt;JS Embedded Procedure Example&lt;/title&gt;</text:span></text:p><text:p text:style-name="P12"><text:span text:style-name="T5"><text:s text:c="4"/></text:span><text:span text:style-name="T5">&lt;script&gt;</text:span></text:p><text:p text:style-name="P12"><text:span text:style-name="T5"><text:s text:c="4"/></text:span><text:span text:style-name="T5">function sayHelloWorld() {</text:span></text:p><text:p text:style-name="P12"><text:span text:style-name="T5"><text:s text:c="8"/></text:span><text:span text:style-name="T5">document.write('Hello World');</text:span></text:p><text:p text:style-name="P12"><text:span text:style-name="T5"><text:s text:c="8"/></text:span><text:span text:style-name="T5">}</text:span></text:p><text:p text:style-name="P12"><text:span text:style-name="T5"><text:s text:c="4"/></text:span><text:span text:style-name="T5">&lt;/script&gt;</text:span></text:p><text:p text:style-name="P12"><text:span text:style-name="T5">&lt;/head&gt;</text:span></text:p><text:p text:style-name="P12"><text:span text:style-name="T5">&lt;body&gt;</text:span></text:p><text:p text:style-name="P12"><text:span text:style-name="T5"><text:s text:c="4"/></text:span><text:span text:style-name="T5">&lt;h1&gt;A Second Example&lt;/h1&gt;</text:span></text:p><text:p text:style-name="P12"><text:span text:style-name="T5"><text:s text:c="4"/></text:span><text:span text:style-name="T5">&lt;p&gt;&lt;script&gt;sayHelloWorld();&lt;/script&gt;&lt;/p&gt;</text:span></text:p><text:p text:style-name="P12"><text:span text:style-name="T5">&lt;/body&gt;</text:span></text:p><text:p text:style-name="P12"><text:span text:style-name="T5">&lt;/html&gt;</text:span></text:p><text:p text:style-name="P14"/><draw:enhanced-geometry svg:viewBox="0 0 21600 21600" draw:type="non-primitive" draw:enhanced-path="M 0 0 L 21600 0 21600 21600 0 21600 Z N"/></draw:custom-shape>Second, we can define a JavaScript function within the HTML and then call it:</text:p>
      <text:p text:style-name="Normal"><text:soft-page-break/>In this example we can see a JavaScript function, <text:span text:style-name="Default_20_Paragraph_20_Font"><text:span text:style-name="T3">sayHelloWorld()</text:span></text:span>, defined in the <text:span text:style-name="Default_20_Paragraph_20_Font"><text:span text:style-name="T3">&lt;head&gt;</text:span></text:span> of the document between the <text:span text:style-name="Default_20_Paragraph_20_Font"><text:span text:style-name="T3">&lt;script&gt;</text:span></text:span> tags. This function is then called from within the <text:span text:style-name="Default_20_Paragraph_20_Font"><text:span text:style-name="T3">&lt;body&gt;</text:span></text:span> of the document, with the function call between <text:span text:style-name="Default_20_Paragraph_20_Font"><text:span text:style-name="T3">&lt;script&gt;</text:span></text:span> tags.</text:p>
      <text:p text:style-name="Normal"/>
      <text:p text:style-name="P7">Activity</text:p>
      <text:p text:style-name="Normal">Create a new HTML file, example2.htm, containing the above code.</text:p>
      <text:p text:style-name="Normal">Upload it to the student webserver.</text:p>
      <text:p text:style-name="Normal">View the page in a browser. <text:s/>The output is the same as example1.</text:p>
      <text:p text:style-name="Normal">View the source of the page. Again notice that the source hasn’t been amended by the script, only the output has been changed.</text:p>
      <text:p text:style-name="Normal">Validate the page using an HTML validation service. The page is still valid HTML. It is important to check that we haven’t broken our HTML when we are focussed on our JavaScript.</text:p>
      <text:p text:style-name="Normal"><draw:connector text:anchor-type="paragraph" draw:z-index="11" draw:name="Straight Connector 13" draw:style-name="gr1" draw:text-style-name="P11" draw:type="line" svg:x1="0cm" svg:y1="0.002cm" svg:x2="15.533cm" svg:y2="0.004cm" svg:d="M0 2l15533 2" svg:viewBox="0 0 15535 4"><text:p/></draw:connector></text:p>
      <text:p text:style-name="Normal">However, neither of these approaches is the preferred one. Just like with CSS, the preferred option is to keep the JavaScript in a separate file and link to it from the HTML file. We can then call the JavaScript functions from our HTML as and when we need them.</text:p>
      <text:p text:style-name="Normal"><draw:custom-shape text:anchor-type="paragraph" draw:z-index="8" draw:name="Text Box 2" draw:style-name="gr8" draw:text-style-name="P13" svg:width="15.849cm" svg:height="6.416cm" svg:x="0cm" svg:y="1.252cm"><text:p text:style-name="P12"><text:span text:style-name="T5">&lt;!DOCTYPE html&gt;</text:span></text:p><text:p text:style-name="P12"><text:span text:style-name="T5">&lt;html lang="en"&gt;</text:span></text:p><text:p text:style-name="P12"><text:span text:style-name="T5">&lt;head&gt;</text:span></text:p><text:p text:style-name="P12"><text:span text:style-name="T5"><text:s text:c="4"/></text:span><text:span text:style-name="T5">&lt;meta charset="utf-8"&gt;</text:span></text:p><text:p text:style-name="P12"><text:span text:style-name="T5"><text:s text:c="4"/></text:span><text:span text:style-name="T5">&lt;title&gt;JS External Procedure Example&lt;/title&gt;</text:span></text:p><text:p text:style-name="P12"><text:span text:style-name="T5"><text:s text:c="4"/></text:span><text:span text:style-name="T5">&lt;script src="example.js"&gt;&lt;/script&gt;</text:span></text:p><text:p text:style-name="P12"><text:span text:style-name="T5">&lt;/head&gt;</text:span></text:p><text:p text:style-name="P12"><text:span text:style-name="T5">&lt;body&gt;</text:span></text:p><text:p text:style-name="P12"><text:span text:style-name="T5"><text:s text:c="4"/></text:span><text:span text:style-name="T5">&lt;h1&gt;A Third Example&lt;/h1&gt;</text:span></text:p><text:p text:style-name="P12"><text:span text:style-name="T5"><text:s text:c="4"/></text:span><text:span text:style-name="T5">&lt;p&gt;&lt;script&gt;sayHelloWorld();&lt;/script&gt;&lt;/p&gt;</text:span></text:p><text:p text:style-name="P12"><text:span text:style-name="T5">&lt;/body&gt;</text:span></text:p><text:p text:style-name="P12"><text:span text:style-name="T5">&lt;/html&gt;</text:span></text:p><text:p text:style-name="P14"/><draw:enhanced-geometry svg:viewBox="0 0 21600 21600" draw:type="non-primitive" draw:enhanced-path="M 0 0 L 21600 0 21600 21600 0 21600 Z N"/></draw:custom-shape></text:p>
      <text:p text:style-name="Normal">In this example we can see that the &lt;head&gt; now contains a link to a JavaScript file called example.js. A JavaScript file is a plain text file, just like HTML and CSS. It can be written in any text editor (such as Notepad, Notepad++ or Atom). A JavaScript file uses a .js file extension. The example.js file would contain the required function definition:</text:p>
      <text:p text:style-name="Normal"><draw:custom-shape text:anchor-type="paragraph" draw:z-index="9" draw:name="Text Box 2" draw:style-name="gr8" draw:text-style-name="P13" svg:width="15.849cm" svg:height="1.631cm" svg:x="0cm" svg:y="1.162cm"><text:p text:style-name="P12"><text:span text:style-name="T5">function sayHelloWorld() {</text:span></text:p><text:p text:style-name="P12"><text:span text:style-name="T5"><text:s text:c="4"/></text:span><text:span text:style-name="T5">document.write('Hello World');</text:span></text:p><text:p text:style-name="P12"><text:span text:style-name="T5">} </text:span></text:p><draw:enhanced-geometry svg:viewBox="0 0 21600 21600" draw:type="non-primitive" draw:enhanced-path="M 0 0 L 21600 0 21600 21600 0 21600 Z N"/></draw:custom-shape></text:p>
      <text:p text:style-name="Normal"><text:soft-page-break/>The function is then called from within the <text:span text:style-name="Default_20_Paragraph_20_Font"><text:span text:style-name="T3">&lt;body&gt;</text:span></text:span> of the document, with the function call between <text:span text:style-name="Default_20_Paragraph_20_Font"><text:span text:style-name="T3">&lt;script&gt;</text:span></text:span> tags.</text:p>
      <text:p text:style-name="Normal"/>
      <text:p text:style-name="P7">Activity</text:p>
      <text:p text:style-name="Normal">Create a new HTML file, example3.htm, containing the above HTML code.</text:p>
      <text:p text:style-name="Normal">Create a new JavaScript file, example.js, containing the above JavaScript.</text:p>
      <text:p text:style-name="Normal">Upload both files to the student webserver.</text:p>
      <text:p text:style-name="Normal">View the HTML page in a browser. <text:s/></text:p>
      <text:p text:style-name="Normal">View the source of the page. Again notice that the source hasn’t been amended by the script, only the output has been changed. The browser has used the function stored in the linked JavaScript file, example.js, in the same way that it might use CSS Rules in a linked CSS file.</text:p>
      <text:p text:style-name="Normal"><draw:connector text:anchor-type="paragraph" draw:z-index="12" draw:name="Straight Connector 14" draw:style-name="gr1" draw:text-style-name="P11" draw:type="line" svg:x1="0cm" svg:y1="0.002cm" svg:x2="15.533cm" svg:y2="0.004cm" svg:d="M0 2l15533 2" svg:viewBox="0 0 15535 4"><text:p/></draw:connector></text:p>
      <text:p text:style-name="Normal">We have used the document.write command in the above examples, and we have seen its effect on the HTML page, but what does it actually mean? A web browser makes use of two important Objects when rendering HTML pages, the first is a Window Object which is used to represent each window or tab. The second is the Document Object which represents the actual page. This is created from the HTML, CSS and JS files associated with the page. This Document Object has Properties associated with it, such as a Title and a URL. It has Methods, which allow us to retrieve information from or to modify the document. It also has Events, such as a user clicking on the page, which can act as triggers for actions (such as executing a Method). This Document Object is rendered by the browser.</text:p>
      <table:table table:name="Table4" table:style-name="Table4">
        <table:table-column table:style-name="Table4.A"/>
        <table:table-column table:style-name="Table4.B"/>
        <table:table-row table:style-name="Table4.1">
          <table:table-cell table:style-name="Table4.A1" office:value-type="string">
            <text:p text:style-name="Normal"><draw:connector text:anchor-type="paragraph" draw:z-index="13" draw:name="Straight Connector 15" draw:style-name="gr1" draw:text-style-name="P11" draw:type="line" svg:x1="0cm" svg:y1="0.002cm" svg:x2="15.533cm" svg:y2="0.004cm" svg:d="M0 2l15533 2" svg:viewBox="0 0 15535 4"><text:p/></draw:connector><text:span text:style-name="Default_20_Paragraph_20_Font"><text:span text:style-name="T2"/></text:span></text:p>
            <text:p text:style-name="P3">document.write('Hello World');</text:p>
          </table:table-cell>
          <table:table-cell table:style-name="Table4.A1" office:value-type="string">
            <text:p text:style-name="Normal"/>
          </table:table-cell>
        </table:table-row>
        <table:table-row table:style-name="Table4.1">
          <table:table-cell table:style-name="Table4.A1" office:value-type="string">
            <text:p text:style-name="P4">document</text:p>
          </table:table-cell>
          <table:table-cell table:style-name="Table4.A1" office:value-type="string">
            <text:p text:style-name="Normal">Document Object</text:p>
          </table:table-cell>
        </table:table-row>
        <table:table-row table:style-name="Table4.1">
          <table:table-cell table:style-name="Table4.A1" office:value-type="string">
            <text:p text:style-name="P4">.</text:p>
          </table:table-cell>
          <table:table-cell table:style-name="Table4.A1" office:value-type="string">
            <text:p text:style-name="Normal">Member Operator</text:p>
          </table:table-cell>
        </table:table-row>
        <table:table-row table:style-name="Table4.1">
          <table:table-cell table:style-name="Table4.A1" office:value-type="string">
            <text:p text:style-name="P4">write()</text:p>
          </table:table-cell>
          <table:table-cell table:style-name="Table4.A1" office:value-type="string">
            <text:p text:style-name="Normal">Method</text:p>
          </table:table-cell>
        </table:table-row>
        <table:table-row table:style-name="Table4.1">
          <table:table-cell table:style-name="Table4.A1" office:value-type="string">
            <text:p text:style-name="P4">'Hello World'</text:p>
          </table:table-cell>
          <table:table-cell table:style-name="Table4.A1" office:value-type="string">
            <text:p text:style-name="Normal">Parameters</text:p>
          </table:table-cell>
        </table:table-row>
        <table:table-row table:style-name="Table4.1">
          <table:table-cell table:style-name="Table4.A1" office:value-type="string">
            <text:p text:style-name="P4">;</text:p>
          </table:table-cell>
          <table:table-cell table:style-name="Table4.A1" office:value-type="string">
            <text:p text:style-name="Normal">Don’t forget the ;</text:p>
          </table:table-cell>
        </table:table-row>
        <table:table-row table:style-name="Table4.1">
          <table:table-cell table:style-name="Table4.A1" office:value-type="string">
            <text:p text:style-name="P4"/>
          </table:table-cell>
          <table:table-cell table:style-name="Table4.A1" office:value-type="string">
            <text:p text:style-name="Normal"/>
          </table:table-cell>
        </table:table-row>
      </table:table>
      <text:p text:style-name="Normal"><draw:connector text:anchor-type="paragraph" draw:z-index="14" draw:name="Straight Connector 16" draw:style-name="gr1" draw:text-style-name="P11" draw:type="line" svg:x1="0cm" svg:y1="0.002cm" svg:x2="15.533cm" svg:y2="0.004cm" svg:d="M0 2l15533 2" svg:viewBox="0 0 15535 4"><text:p/></draw:connector></text:p>
      <text:p text:style-name="Normal">So, this statement uses the <text:span text:style-name="Default_20_Paragraph_20_Font"><text:span text:style-name="T3">write()</text:span></text:span> method belonging to the <text:span text:style-name="Default_20_Paragraph_20_Font"><text:span text:style-name="T3">Document</text:span></text:span> Object. This method allows new content to be written into the rendering page at the point where the script occurs. The browser is manipulating the Document Object, not the underlying HTML file, this is why the HTML source of the page is unchanged. </text:p>
      <text:p text:style-name="Normal">If we look at the example.js file we created earlier</text:p>
      <text:p text:style-name="Normal"><draw:connector text:anchor-type="paragraph" draw:z-index="16" draw:name="Straight Connector 20" draw:style-name="gr1" draw:text-style-name="P11" draw:type="line" svg:x1="0cm" svg:y1="0.002cm" svg:x2="15.533cm" svg:y2="0.004cm" svg:d="M0 2l15533 2" svg:viewBox="0 0 15535 4"><text:p/></draw:connector><text:soft-page-break/></text:p>
      <table:table table:name="Table5" table:style-name="Table5">
        <table:table-column table:style-name="Table5.A"/>
        <table:table-column table:style-name="Table5.B"/>
        <table:table-row table:style-name="Table5.1">
          <table:table-cell table:style-name="Table5.A1" office:value-type="string">
            <text:p text:style-name="P5">function sayHelloWorld() {</text:p>
            <text:p text:style-name="P5"><text:s text:c="4"/>document.write('Hello World');</text:p>
            <text:p text:style-name="P5">} </text:p>
            <text:p text:style-name="Normal"/>
          </table:table-cell>
          <table:table-cell table:style-name="Table5.A1" office:value-type="string">
            <text:p text:style-name="Normal"/>
          </table:table-cell>
        </table:table-row>
        <table:table-row table:style-name="Table5.1">
          <table:table-cell table:style-name="Table5.A1" office:value-type="string">
            <text:p text:style-name="P4">function</text:p>
          </table:table-cell>
          <table:table-cell table:style-name="Table5.A1" office:value-type="string">
            <text:p text:style-name="Normal">Function keyword</text:p>
          </table:table-cell>
        </table:table-row>
        <table:table-row table:style-name="Table5.1">
          <table:table-cell table:style-name="Table5.A1" office:value-type="string">
            <text:p text:style-name="P4">sayHelloWorld()</text:p>
          </table:table-cell>
          <table:table-cell table:style-name="Table5.A1" office:value-type="string">
            <text:p text:style-name="Normal">Name of the function</text:p>
          </table:table-cell>
        </table:table-row>
        <table:table-row table:style-name="Table5.1">
          <table:table-cell table:style-name="Table5.A1" office:value-type="string">
            <text:p text:style-name="P4">{</text:p>
          </table:table-cell>
          <table:table-cell table:style-name="Table5.A1" office:value-type="string">
            <text:p text:style-name="Normal">Start of the Code Block</text:p>
          </table:table-cell>
        </table:table-row>
        <table:table-row table:style-name="Table5.1">
          <table:table-cell table:style-name="Table5.A1" office:value-type="string">
            <text:p text:style-name="Normal"><text:span text:style-name="Default_20_Paragraph_20_Font"><text:span text:style-name="T5">document.write('Hello World');</text:span></text:span></text:p>
          </table:table-cell>
          <table:table-cell table:style-name="Table5.A1" office:value-type="string">
            <text:p text:style-name="Normal">Statements in the Code Block</text:p>
          </table:table-cell>
        </table:table-row>
        <table:table-row table:style-name="Table5.1">
          <table:table-cell table:style-name="Table5.A1" office:value-type="string">
            <text:p text:style-name="P4">}</text:p>
          </table:table-cell>
          <table:table-cell table:style-name="Table5.A1" office:value-type="string">
            <text:p text:style-name="Normal">End of Code Block</text:p>
          </table:table-cell>
        </table:table-row>
        <table:table-row table:style-name="Table5.1">
          <table:table-cell table:style-name="Table5.A1" office:value-type="string">
            <text:p text:style-name="P4"/>
          </table:table-cell>
          <table:table-cell table:style-name="Table5.A1" office:value-type="string">
            <text:p text:style-name="Normal">No ; here!</text:p>
          </table:table-cell>
        </table:table-row>
      </table:table>
      <text:p text:style-name="Normal"/>
      <text:p text:style-name="Normal"><draw:connector text:anchor-type="paragraph" draw:z-index="15" draw:name="Straight Connector 17" draw:style-name="gr1" draw:text-style-name="P11" draw:type="line" svg:x1="0cm" svg:y1="0.002cm" svg:x2="15.533cm" svg:y2="0.004cm" svg:d="M0 2l15533 2" svg:viewBox="0 0 15535 4"><text:p/></draw:connector></text:p>
      <text:p text:style-name="Normal">We are defining a function (using the <text:span text:style-name="Default_20_Paragraph_20_Font"><text:span text:style-name="T3">function</text:span></text:span> keyword). In other programming languages you may have used, these might have been called routines, subroutines, procedures or subprograms. </text:p>
      <text:p text:style-name="Normal">We have named our function sayHelloWorld and indicated that it has no input parameters () – this means we pass no data values to it when we call it.</text:p>
      <text:p text:style-name="Normal">The function comprises a single Code Block containing the statements which are executed when the function is called. Each statement is terminated by a semi-colon ;</text:p>
      <text:p text:style-name="Normal">Functions can also return data values, but this one does not.</text:p>
      <text:p text:style-name="Normal"/>
      <text:p text:style-name="P7">Activity</text:p>
      <text:p text:style-name="Normal">Add a new function called sayGoodbyeWorld() to example.js which writes the message 'Goodbye World' using the document.write() method</text:p>
      <text:p text:style-name="Normal">Add a new paragraph to example3.htm</text:p>
      <text:p text:style-name="Normal">Include a call to the sayGoodbyeWorld() function from within this new paragraph.</text:p>
      <text:p text:style-name="Normal">Upload both files to the student webserver.</text:p>
      <text:p text:style-name="Normal">View the HTML page in a browser. <text:s/></text:p>
      <text:p text:style-name="Normal"><draw:connector text:anchor-type="paragraph" draw:z-index="17" draw:name="Straight Connector 21" draw:style-name="gr1" draw:text-style-name="P11" draw:type="line" svg:x1="0cm" svg:y1="0.002cm" svg:x2="15.533cm" svg:y2="0.004cm" svg:d="M0 2l15533 2" svg:viewBox="0 0 15535 4"><text:p/></draw:connector></text:p>
      <text:p text:style-name="Normal"><draw:custom-shape text:anchor-type="paragraph" draw:z-index="18" draw:name="Text Box 2" draw:style-name="gr7" draw:text-style-name="P13" svg:width="15.849cm" svg:height="3.075cm" svg:x="0.071cm" svg:y="2.177cm"><text:p text:style-name="P12"><text:span text:style-name="T6">/* This function displays a message.</text:span></text:p><text:p text:style-name="P12"><text:span text:style-name="T6"><text:s text:c="4"/></text:span><text:span text:style-name="T6">It is not very complicated */</text:span></text:p><text:p text:style-name="P12"><text:span text:style-name="T5"/></text:p><text:p text:style-name="P12"><text:span text:style-name="T5">function sayHelloWorld() {</text:span></text:p><text:p text:style-name="P12"><text:span text:style-name="T5"><text:s text:c="4"/></text:span><text:span text:style-name="T5">document.write('Hello World'); </text:span><text:span text:style-name="T6">// writes the message</text:span></text:p><text:p text:style-name="P12"><text:span text:style-name="T5">} </text:span></text:p><draw:enhanced-geometry svg:viewBox="0 0 21600 21600" draw:type="non-primitive" draw:enhanced-path="M 0 0 L 21600 0 21600 21600 0 21600 Z N"/></draw:custom-shape>As when programming in any language, we should ensure that our code is well laid out using indentation and alignment appropriately. We should also comment our code. JavaScript allows both multiline and single line comments:</text:p>
      <text:p text:style-name="Normal"><text:soft-page-break/>While commenting such a short piece of code isn’t really necessary, it is a good habit to get into straight away.</text:p>
      <text:p text:style-name="Normal">Multiline comments are also an effective way of preventing parts of the code running during debugging or testing.</text:p>
      <text:p text:style-name="Normal"><draw:custom-shape text:anchor-type="paragraph" draw:z-index="19" draw:name="Text Box 2" draw:style-name="gr3" draw:text-style-name="P13" svg:width="15.849cm" svg:height="6.748cm" svg:x="0.071cm" svg:y="1.773cm"><text:p text:style-name="P12"><text:span text:style-name="T5">/* This function calculates the contribution of a</text:span></text:p><text:p text:style-name="P12"><text:span text:style-name="T5"><text:s text:c="4"/></text:span><text:span text:style-name="T5">Coursework mark to the overall module mark */</text:span></text:p><text:p text:style-name="P12"><text:span text:style-name="T5"/></text:p><text:p text:style-name="P12"><text:span text:style-name="T5">function calculateModulePercent() {</text:span></text:p><text:p text:style-name="P12"><text:span text:style-name="T5"><text:s text:c="4"/></text:span><text:span text:style-name="T5">var courseworkMark; // mark in the coursework</text:span></text:p><text:p text:style-name="P12"><text:span text:style-name="T5"><text:s text:c="4"/></text:span><text:span text:style-name="T5">var courseworkContribution; // contribution to the module</text:span></text:p><text:p text:style-name="P12"><text:span text:style-name="T5"><text:s text:c="4"/></text:span><text:span text:style-name="T5">var modulePercent; // contribution to overall mark</text:span></text:p><text:p text:style-name="P12"><text:span text:style-name="T5"/></text:p><text:p text:style-name="P12"><text:span text:style-name="T5"><text:s text:c="4"/></text:span><text:span text:style-name="T5">courseworkMark = 55;</text:span></text:p><text:p text:style-name="P12"><text:span text:style-name="T5"><text:s text:c="4"/></text:span><text:span text:style-name="T5">courseworkContribution = 50;</text:span></text:p><text:p text:style-name="P12"><text:span text:style-name="T5"><text:s text:c="4"/></text:span><text:span text:style-name="T5">modulePercent = courseworkMark * (courseworkContribution / 100);</text:span></text:p><text:p text:style-name="P12"><text:span text:style-name="T5"/></text:p><text:p text:style-name="P12"><text:span text:style-name="T5"><text:s text:c="4"/></text:span><text:span text:style-name="T5">document.write(modulePercent);</text:span></text:p><text:p text:style-name="P12"><text:span text:style-name="T5">}</text:span></text:p><draw:enhanced-geometry svg:viewBox="0 0 21600 21600" draw:type="non-primitive" draw:enhanced-path="M 0 0 L 21600 0 21600 21600 0 21600 Z N"/></draw:custom-shape>The following function provides an answer to that age old student question, “if I got 55% in my coursework and the coursework contributes 50% of the module marks, how many marks have I got for the module so far?”</text:p>
      <text:p text:style-name="Normal">This example introduces a couple of new syntax items.</text:p>
      <text:p text:style-name="Normal">Firstly variables. Let’s just take for granted that we know what variables are and that all we need to know is how to use them in JavaScript.</text:p>
      <text:p text:style-name="Normal"><draw:connector text:anchor-type="paragraph" draw:z-index="21" draw:name="Straight Connector 25" draw:style-name="gr5" draw:text-style-name="P11" draw:type="line" svg:x1="0cm" svg:y1="0.025cm" svg:x2="15.533cm" svg:y2="0.026cm" svg:d="M0 25l15533 1" svg:viewBox="0 0 15535 4"><text:p/></draw:connector></text:p>
      <table:table table:name="Table6" table:style-name="Table6">
        <table:table-column table:style-name="Table6.A"/>
        <table:table-column table:style-name="Table6.B"/>
        <table:table-row table:style-name="Table6.1">
          <table:table-cell table:style-name="Table6.A1" office:value-type="string">
            <text:p text:style-name="Normal"><text:span text:style-name="Default_20_Paragraph_20_Font"><text:span text:style-name="T6">Var courseworkMark;</text:span></text:span></text:p>
          </table:table-cell>
          <table:table-cell table:style-name="Table6.A1" office:value-type="string">
            <text:p text:style-name="Normal"/>
          </table:table-cell>
        </table:table-row>
        <table:table-row table:style-name="Table6.1">
          <table:table-cell table:style-name="Table6.A1" office:value-type="string">
            <text:p text:style-name="P4">var</text:p>
          </table:table-cell>
          <table:table-cell table:style-name="Table6.A1" office:value-type="string">
            <text:p text:style-name="Normal">Variable keyword</text:p>
          </table:table-cell>
        </table:table-row>
        <table:table-row table:style-name="Table6.1">
          <table:table-cell table:style-name="Table6.A1" office:value-type="string">
            <text:p text:style-name="P4">courseworkMark</text:p>
          </table:table-cell>
          <table:table-cell table:style-name="Table6.A1" office:value-type="string">
            <text:p text:style-name="Normal">Name of the variable</text:p>
          </table:table-cell>
        </table:table-row>
        <table:table-row table:style-name="Table6.1">
          <table:table-cell table:style-name="Table6.A1" office:value-type="string">
            <text:p text:style-name="P4">;</text:p>
          </table:table-cell>
          <table:table-cell table:style-name="Table6.A1" office:value-type="string">
            <text:p text:style-name="Normal">Don’t forget the ;</text:p>
          </table:table-cell>
        </table:table-row>
      </table:table>
      <text:p text:style-name="Normal"/>
      <text:p text:style-name="Normal"><draw:connector text:anchor-type="paragraph" draw:z-index="20" draw:name="Straight Connector 24" draw:style-name="gr1" draw:text-style-name="P11" draw:type="line" svg:x1="0cm" svg:y1="0.002cm" svg:x2="15.533cm" svg:y2="0.004cm" svg:d="M0 2l15533 2" svg:viewBox="0 0 15535 4"><text:p/></draw:connector></text:p>
      <text:p text:style-name="Normal">So, this defines a variable named courseworkMark, done, simple. You may find this entirely satisfactory… or you may be thinking “OK, but what type of variable, does it hold an integer, or a string or what?” JavaScript uses “untyped” variables, it doesn’t care what sort of data you store in courseworkMarks, it could be a number, it could be a string, it could be a Boolean, or even something more complicated. Just to really irritate people who are used to strongly typed variables, you could store a number in it now, then later store a string in it and then later on maybe a Boolean. This is all fine in JavaScript.</text:p>
      <text:p text:style-name="Normal">However, as a general rule it is better to have well-named variables that serve a clear purpose in your script than to keep reusing them for different purposes.</text:p>
      <text:p text:style-name="Normal"><draw:connector text:anchor-type="paragraph" draw:z-index="23" draw:name="Straight Connector 26" draw:style-name="gr5" draw:text-style-name="P11" draw:type="line" svg:x1="0cm" svg:y1="0.025cm" svg:x2="15.533cm" svg:y2="0.026cm" svg:d="M0 25l15533 1" svg:viewBox="0 0 15535 4"><text:p/></draw:connector></text:p>
      <table:table table:name="Table7" table:style-name="Table7">
        <table:table-column table:style-name="Table7.A"/>
        <table:table-column table:style-name="Table7.B"/>
        <text:soft-page-break/>
        <table:table-row table:style-name="Table7.1">
          <table:table-cell table:style-name="Table7.A1" office:value-type="string">
            <text:p text:style-name="Normal"><text:span text:style-name="Default_20_Paragraph_20_Font"><text:span text:style-name="T6">courseworkMark = 55;</text:span></text:span></text:p>
          </table:table-cell>
          <table:table-cell table:style-name="Table7.A1" office:value-type="string">
            <text:p text:style-name="Normal"/>
          </table:table-cell>
        </table:table-row>
        <table:table-row table:style-name="Table7.1">
          <table:table-cell table:style-name="Table7.A1" office:value-type="string">
            <text:p text:style-name="P4">courseworkMark</text:p>
          </table:table-cell>
          <table:table-cell table:style-name="Table7.A1" office:value-type="string">
            <text:p text:style-name="Normal">Name of the variable</text:p>
          </table:table-cell>
        </table:table-row>
        <table:table-row table:style-name="Table7.1">
          <table:table-cell table:style-name="Table7.A1" office:value-type="string">
            <text:p text:style-name="P4">=</text:p>
          </table:table-cell>
          <table:table-cell table:style-name="Table7.A1" office:value-type="string">
            <text:p text:style-name="Normal">Assignment operator</text:p>
          </table:table-cell>
        </table:table-row>
        <table:table-row table:style-name="Table7.1">
          <table:table-cell table:style-name="Table7.A1" office:value-type="string">
            <text:p text:style-name="P4">55</text:p>
          </table:table-cell>
          <table:table-cell table:style-name="Table7.A1" office:value-type="string">
            <text:p text:style-name="Normal">Value to be assigned</text:p>
          </table:table-cell>
        </table:table-row>
        <table:table-row table:style-name="Table7.1">
          <table:table-cell table:style-name="Table7.A1" office:value-type="string">
            <text:p text:style-name="P4">;</text:p>
          </table:table-cell>
          <table:table-cell table:style-name="Table7.A1" office:value-type="string">
            <text:p text:style-name="Normal">Don’t forget the ;</text:p>
          </table:table-cell>
        </table:table-row>
      </table:table>
      <text:p text:style-name="Normal"/>
      <text:p text:style-name="Normal"><draw:connector text:anchor-type="paragraph" draw:z-index="22" draw:name="Straight Connector 27" draw:style-name="gr1" draw:text-style-name="P11" draw:type="line" svg:x1="0cm" svg:y1="0.002cm" svg:x2="15.533cm" svg:y2="0.004cm" svg:d="M0 2l15533 2" svg:viewBox="0 0 15535 4"><text:p/></draw:connector></text:p>
      <text:p text:style-name="Normal"><text:span text:style-name="Default_20_Paragraph_20_Font"><text:span text:style-name="T9">This sets the value of the courseworkMark variable to the number 55. Note carefully that = is the assignment operator, it assigns the value 55 to the variable. It is not testing for equality.</text:span></text:span></text:p>
      <text:p text:style-name="Normal">Alternatively, we could assign a string to the variable:</text:p>
      <text:p text:style-name="Normal"><text:span text:style-name="Default_20_Paragraph_20_Font"><text:span text:style-name="T6">courseworkMark = 'excellent';</text:span></text:span></text:p>
      <text:p text:style-name="Normal">or a Boolean:</text:p>
      <text:p text:style-name="Normal"><text:span text:style-name="Default_20_Paragraph_20_Font"><text:span text:style-name="T6">courseworkMark = false;</text:span></text:span></text:p>
      <text:p text:style-name="Normal">Note that this:</text:p>
      <text:p text:style-name="Normal"><text:span text:style-name="Default_20_Paragraph_20_Font"><text:span text:style-name="T6">courseworkMark = '55';</text:span></text:span></text:p>
      <text:p text:style-name="Normal">assigns a string to the variable, not a number. This is one to keep an eye on as strings behave differently to numbers. For example, consider:</text:p>
      <text:p text:style-name="P5">var itemOne = '55';</text:p>
      <text:p text:style-name="P5">var itemTwo = '45';</text:p>
      <text:p text:style-name="Normal"><text:span text:style-name="Default_20_Paragraph_20_Font"><text:span text:style-name="T6">var total = itemOne + itemTwo;</text:span></text:span></text:p>
      <text:p text:style-name="Normal">Both variables hold strings, when you add strings, they concatenate (join together), so total would hold the string '5545'.</text:p>
      <text:p text:style-name="Normal">If we had:</text:p>
      <text:p text:style-name="P5">var itemOne = 55;</text:p>
      <text:p text:style-name="P5">var itemTwo = 45;</text:p>
      <text:p text:style-name="Normal"><text:span text:style-name="Default_20_Paragraph_20_Font"><text:span text:style-name="T6">var total = itemOne + itemTwo;</text:span></text:span></text:p>
      <text:p text:style-name="Normal">Both variables hold numbers, so they add as normal, so total would hold the number 100.</text:p>
      <text:p text:style-name="Normal">Finally, just to really disturb people who are used to strongly typed variables we can do this:</text:p>
      <text:p text:style-name="P5">var itemOne = 55;</text:p>
      <text:p text:style-name="P5">var itemTwo = '45';</text:p>
      <text:p text:style-name="Normal"><text:span text:style-name="Default_20_Paragraph_20_Font"><text:span text:style-name="T6">var total = itemOne + itemTwo;</text:span></text:span></text:p>
      <text:p text:style-name="Normal"><text:soft-page-break/>Yes, “adding” a number and a string! JavaScript treats both as strings and concatenates them, so total would hold the string '5545'. This only works for the addition operator, +, the other operators just return a value of <text:span text:style-name="Default_20_Paragraph_20_Font"><text:span text:style-name="T3">NaN</text:span></text:span> (not a number).</text:p>
      <text:p text:style-name="Normal"/>
      <text:p text:style-name="P7">Activity</text:p>
      <text:p text:style-name="Normal">Create a new JavaScript file containing the calculateModulePercent() function.</text:p>
      <text:p text:style-name="Normal">Create a new HTML page which displays the result of the calculateModulePercent() function.</text:p>
      <text:p text:style-name="Normal">Vary the values of courseworkMark and courseworkContribution to confirm that the function works correctly.</text:p>
      <text:p text:style-name="Normal"><draw:connector text:anchor-type="paragraph" draw:z-index="24" draw:name="Straight Connector 10" draw:style-name="gr1" draw:text-style-name="P11" draw:type="line" svg:x1="0cm" svg:y1="0.002cm" svg:x2="15.533cm" svg:y2="0.004cm" svg:d="M0 2l15533 2" svg:viewBox="0 0 15535 4"><text:p/></draw:connector></text:p>
      <text:p text:style-name="Normal">Currently the way we are writing to the document is rather unsophisticated, we are just writing wherever the function is called from in the HTML. Let’s look at doing something a little more interesting.</text:p>
      <text:p text:style-name="Normal"><draw:custom-shape text:anchor-type="paragraph" draw:z-index="26" draw:name="Text Box 2" draw:style-name="gr6" draw:text-style-name="P13" svg:width="15.849cm" svg:height="6.748cm" svg:x="0cm" svg:y="0.919cm"><text:p text:style-name="P12"><text:span text:style-name="T5">/* This function calculates the contribution of a</text:span></text:p><text:p text:style-name="P12"><text:span text:style-name="T5"><text:s text:c="4"/></text:span><text:span text:style-name="T5">Coursework mark to the overall module mark */</text:span></text:p><text:p text:style-name="P12"><text:span text:style-name="T5"/></text:p><text:p text:style-name="P12"><text:span text:style-name="T5">function calculateModulePercent() {</text:span></text:p><text:p text:style-name="P12"><text:span text:style-name="T5"><text:s text:c="4"/></text:span><text:span text:style-name="T5">var courseworkMark; // mark in the coursework</text:span></text:p><text:p text:style-name="P12"><text:span text:style-name="T5"><text:s text:c="4"/></text:span><text:span text:style-name="T5">var courseworkContribution; // contribution to the module</text:span></text:p><text:p text:style-name="P12"><text:span text:style-name="T5"><text:s text:c="4"/></text:span><text:span text:style-name="T5">var modulePercent; // contribution to overall mark</text:span></text:p><text:p text:style-name="P12"><text:span text:style-name="T5"/></text:p><text:p text:style-name="P12"><text:span text:style-name="T5"><text:s text:c="4"/></text:span><text:span text:style-name="T5">courseworkMark = 55;</text:span></text:p><text:p text:style-name="P12"><text:span text:style-name="T5"><text:s text:c="4"/></text:span><text:span text:style-name="T5">courseworkContribution = 50;</text:span></text:p><text:p text:style-name="P12"><text:span text:style-name="T5"><text:s text:c="4"/></text:span><text:span text:style-name="T5">modulePercent = courseworkMark * (courseworkContribution / 100);</text:span></text:p><text:p text:style-name="P12"><text:span text:style-name="T5"/></text:p><text:p text:style-name="P12"><text:span text:style-name="T5"><text:s text:c="4"/></text:span><text:span text:style-name="T5">var el = document.getElementById('score');</text:span></text:p><text:p text:style-name="P12"><text:span text:style-name="T5"><text:s text:c="4"/></text:span><text:span text:style-name="T5">el.textContent = modulePercent;</text:span></text:p><text:p text:style-name="P12"><text:span text:style-name="T5">}</text:span></text:p><draw:enhanced-geometry svg:viewBox="0 0 21600 21600" draw:type="non-primitive" draw:enhanced-path="M 0 0 L 21600 0 21600 21600 0 21600 Z N"/></draw:custom-shape></text:p>
      <text:p text:style-name="Normal"/>
      <text:p text:style-name="Normal">You will notice in the above example that we are not using the <text:span text:style-name="Default_20_Paragraph_20_Font"><text:span text:style-name="T3">document.write() </text:span></text:span>method. Instead, we are writing content into a specific element in the Document Object Model (DOM). We will look at the DOM and ways to interact with it in more detail later. For now, we will just consider this example.</text:p>
      <text:p text:style-name="Normal"><draw:connector text:anchor-type="paragraph" draw:z-index="28" draw:name="Straight Connector 29" draw:style-name="gr5" draw:text-style-name="P11" draw:type="line" svg:x1="0cm" svg:y1="0.025cm" svg:x2="15.533cm" svg:y2="0.026cm" svg:d="M0 25l15533 1" svg:viewBox="0 0 15535 4"><text:p/></draw:connector></text:p>
      <table:table table:name="Table8" table:style-name="Table8">
        <table:table-column table:style-name="Table8.A"/>
        <table:table-column table:style-name="Table8.B"/>
        <table:table-row table:style-name="Table8.1">
          <table:table-cell table:style-name="Table8.A1" office:value-type="string">
            <text:p text:style-name="Normal"><text:span text:style-name="Default_20_Paragraph_20_Font"><text:span text:style-name="T6">var el = document.getElementById('score');</text:span></text:span></text:p>
          </table:table-cell>
          <table:table-cell table:style-name="Table8.A1" office:value-type="string">
            <text:p text:style-name="Normal"/>
          </table:table-cell>
        </table:table-row>
        <table:table-row table:style-name="Table8.1">
          <table:table-cell table:style-name="Table8.A1" office:value-type="string">
            <text:p text:style-name="P4">var</text:p>
          </table:table-cell>
          <table:table-cell table:style-name="Table8.A1" office:value-type="string">
            <text:p text:style-name="Normal">Variable keyword</text:p>
          </table:table-cell>
        </table:table-row>
        <table:table-row table:style-name="Table8.1">
          <table:table-cell table:style-name="Table8.A1" office:value-type="string">
            <text:p text:style-name="P4">el</text:p>
          </table:table-cell>
          <table:table-cell table:style-name="Table8.A1" office:value-type="string">
            <text:p text:style-name="Normal">Name of the variable</text:p>
          </table:table-cell>
        </table:table-row>
        <table:table-row table:style-name="Table8.1">
          <table:table-cell table:style-name="Table8.A1" office:value-type="string">
            <text:p text:style-name="P4">=</text:p>
          </table:table-cell>
          <table:table-cell table:style-name="Table8.A1" office:value-type="string">
            <text:p text:style-name="Normal">Assignment operator</text:p>
          </table:table-cell>
        </table:table-row>
        <table:table-row table:style-name="Table8.1">
          <table:table-cell table:style-name="Table8.A1" office:value-type="string">
            <text:p text:style-name="P4">document</text:p>
          </table:table-cell>
          <table:table-cell table:style-name="Table8.A1" office:value-type="string">
            <text:p text:style-name="Normal">Document Object</text:p>
          </table:table-cell>
        </table:table-row>
        <text:soft-page-break/>
        <table:table-row table:style-name="Table8.1">
          <table:table-cell table:style-name="Table8.A1" office:value-type="string">
            <text:p text:style-name="P4">.</text:p>
          </table:table-cell>
          <table:table-cell table:style-name="Table8.A1" office:value-type="string">
            <text:p text:style-name="Normal">Method Operator</text:p>
          </table:table-cell>
        </table:table-row>
        <table:table-row table:style-name="Table8.1">
          <table:table-cell table:style-name="Table8.A1" office:value-type="string">
            <text:p text:style-name="P4">getElementById()</text:p>
          </table:table-cell>
          <table:table-cell table:style-name="Table8.A1" office:value-type="string">
            <text:p text:style-name="Normal">Method</text:p>
          </table:table-cell>
        </table:table-row>
        <table:table-row table:style-name="Table8.1">
          <table:table-cell table:style-name="Table8.A1" office:value-type="string">
            <text:p text:style-name="P4">'score'</text:p>
          </table:table-cell>
          <table:table-cell table:style-name="Table8.A1" office:value-type="string">
            <text:p text:style-name="Normal">Parameter</text:p>
          </table:table-cell>
        </table:table-row>
        <table:table-row table:style-name="Table8.1">
          <table:table-cell table:style-name="Table8.A1" office:value-type="string">
            <text:p text:style-name="P4">;</text:p>
          </table:table-cell>
          <table:table-cell table:style-name="Table8.A1" office:value-type="string">
            <text:p text:style-name="Normal">Don’t forget the ;</text:p>
          </table:table-cell>
        </table:table-row>
      </table:table>
      <text:p text:style-name="Normal"/>
      <text:p text:style-name="Normal"><draw:connector text:anchor-type="paragraph" draw:z-index="27" draw:name="Straight Connector 30" draw:style-name="gr1" draw:text-style-name="P11" draw:type="line" svg:x1="0cm" svg:y1="0.002cm" svg:x2="15.533cm" svg:y2="0.004cm" svg:d="M0 2l15533 2" svg:viewBox="0 0 15535 4"><text:p/></draw:connector></text:p>
      <text:p text:style-name="Normal">The <text:span text:style-name="Default_20_Paragraph_20_Font"><text:span text:style-name="T3">getElementById()</text:span></text:span> method returns an element from the Document Object Model whose id is equal to the parameter it has been passed, in this case the string 'score'. This element is defined by an HTML start Tag and an end Tag (unless it is an empty Tag, in which case it is just the start Tag). So, if our HTML document contained <text:span text:style-name="Default_20_Paragraph_20_Font"><text:span text:style-name="T5">&lt;p id="score"&gt;Unable to display score&lt;/p&gt; </text:span></text:span>this element would be returned as its id is equal to 'score'. Once we have this element in a variable, we can manipulate it.</text:p>
      <table:table table:name="Table9" table:style-name="Table9">
        <table:table-column table:style-name="Table9.A"/>
        <table:table-column table:style-name="Table9.B"/>
        <table:table-row table:style-name="Table9.1">
          <table:table-cell table:style-name="Table9.A1" office:value-type="string">
            <text:p text:style-name="Normal"><draw:connector text:anchor-type="paragraph" draw:z-index="30" draw:name="Straight Connector 31" draw:style-name="gr2" draw:text-style-name="P11" draw:type="line" svg:x1="0.003cm" svg:y1="0.002cm" svg:x2="15.533cm" svg:y2="0.004cm" svg:d="M2 2l15531 2" svg:viewBox="0 0 15533 4"><text:p/></draw:connector></text:p>
            <text:p text:style-name="Normal"><text:span text:style-name="Default_20_Paragraph_20_Font"><text:span text:style-name="T6">el.textContent = modulePercent;</text:span></text:span></text:p>
          </table:table-cell>
          <table:table-cell table:style-name="Table9.A1" office:value-type="string">
            <text:p text:style-name="Normal"/>
          </table:table-cell>
        </table:table-row>
        <table:table-row table:style-name="Table9.1">
          <table:table-cell table:style-name="Table9.A1" office:value-type="string">
            <text:p text:style-name="P4">el</text:p>
          </table:table-cell>
          <table:table-cell table:style-name="Table9.A1" office:value-type="string">
            <text:p text:style-name="Normal">Name of the variable</text:p>
          </table:table-cell>
        </table:table-row>
        <table:table-row table:style-name="Table9.1">
          <table:table-cell table:style-name="Table9.A1" office:value-type="string">
            <text:p text:style-name="P4">.</text:p>
          </table:table-cell>
          <table:table-cell table:style-name="Table9.A1" office:value-type="string">
            <text:p text:style-name="Normal">Method Operator</text:p>
          </table:table-cell>
        </table:table-row>
        <table:table-row table:style-name="Table9.1">
          <table:table-cell table:style-name="Table9.A1" office:value-type="string">
            <text:p text:style-name="P4">textContent</text:p>
          </table:table-cell>
          <table:table-cell table:style-name="Table9.A1" office:value-type="string">
            <text:p text:style-name="Normal">Element property</text:p>
          </table:table-cell>
        </table:table-row>
        <table:table-row table:style-name="Table9.1">
          <table:table-cell table:style-name="Table9.A1" office:value-type="string">
            <text:p text:style-name="P4">=</text:p>
          </table:table-cell>
          <table:table-cell table:style-name="Table9.A1" office:value-type="string">
            <text:p text:style-name="Normal">Assignment operator</text:p>
          </table:table-cell>
        </table:table-row>
        <table:table-row table:style-name="Table9.1">
          <table:table-cell table:style-name="Table9.A1" office:value-type="string">
            <text:p text:style-name="P4">modulePercent</text:p>
          </table:table-cell>
          <table:table-cell table:style-name="Table9.A1" office:value-type="string">
            <text:p text:style-name="Normal">Variable</text:p>
          </table:table-cell>
        </table:table-row>
        <table:table-row table:style-name="Table9.1">
          <table:table-cell table:style-name="Table9.A1" office:value-type="string">
            <text:p text:style-name="P4">;</text:p>
          </table:table-cell>
          <table:table-cell table:style-name="Table9.A1" office:value-type="string">
            <text:p text:style-name="Normal">Don’t forget the ;</text:p>
          </table:table-cell>
        </table:table-row>
      </table:table>
      <text:p text:style-name="Normal"/>
      <text:p text:style-name="Normal"><draw:connector text:anchor-type="paragraph" draw:z-index="29" draw:name="Straight Connector 19" draw:style-name="gr1" draw:text-style-name="P11" draw:type="line" svg:x1="0cm" svg:y1="0.002cm" svg:x2="15.533cm" svg:y2="0.004cm" svg:d="M0 2l15533 2" svg:viewBox="0 0 15535 4"><text:p/></draw:connector></text:p>
      <text:p text:style-name="Normal"><draw:custom-shape text:anchor-type="paragraph" draw:z-index="25" draw:name="Text Box 2" draw:style-name="gr7" draw:text-style-name="P13" svg:width="15.849cm" svg:height="7.379cm" svg:x="0.071cm" svg:y="3.336cm"><text:p text:style-name="P12"><text:span text:style-name="T5">&lt;!DOCTYPE html&gt;</text:span></text:p><text:p text:style-name="P12"><text:span text:style-name="T5">&lt;html lang="en"&gt;</text:span></text:p><text:p text:style-name="P12"><text:span text:style-name="T5">&lt;head&gt;</text:span></text:p><text:p text:style-name="P12"><text:span text:style-name="T5"><text:s text:c="4"/></text:span><text:span text:style-name="T5">&lt;meta charset="utf-8"&gt;</text:span></text:p><text:p text:style-name="P12"><text:span text:style-name="T5"><text:s text:c="4"/></text:span><text:span text:style-name="T5">&lt;title&gt;Mark Feedback&lt;/title&gt;</text:span></text:p><text:p text:style-name="P12"><text:span text:style-name="T5"><text:s text:c="4"/></text:span><text:span text:style-name="T5">&lt;script src="newexample.js"&gt;&lt;/script&gt;</text:span></text:p><text:p text:style-name="P12"><text:span text:style-name="T5">&lt;/head&gt;</text:span></text:p><text:p text:style-name="P12"><text:span text:style-name="T5">&lt;body&gt;</text:span></text:p><text:p text:style-name="P12"><text:span text:style-name="T5"><text:s text:c="4"/></text:span><text:span text:style-name="T5">&lt;h1&gt;Your Mark&lt;/h1&gt;</text:span></text:p><text:p text:style-name="P12"><text:span text:style-name="T5"><text:s text:c="4"/></text:span><text:span text:style-name="T5">&lt;p id="score"&gt;Unable to display score&lt;/p&gt;</text:span></text:p><text:p text:style-name="P12"><text:span text:style-name="T5"><text:s text:c="4"/></text:span><text:span text:style-name="T5">&lt;p id="message"&gt;Unable to display message&lt;/p&gt;</text:span></text:p><text:p text:style-name="P12"><text:span text:style-name="T5"><text:s text:c="4"/></text:span><text:span text:style-name="T5">&lt;script&gt;calculateModulePercent();&lt;/script&gt;</text:span></text:p><text:p text:style-name="P12"><text:span text:style-name="T5">&lt;/body&gt;</text:span></text:p><text:p text:style-name="P12"><text:span text:style-name="T5">&lt;/html&gt;</text:span></text:p><text:p text:style-name="P14"/><draw:enhanced-geometry svg:viewBox="0 0 21600 21600" draw:type="non-primitive" draw:enhanced-path="M 0 0 L 21600 0 21600 21600 0 21600 Z N"/></draw:custom-shape>This sets the <text:span text:style-name="Default_20_Paragraph_20_Font"><text:span text:style-name="T3">textContent</text:span></text:span> property of whatever is in the variable <text:span text:style-name="Default_20_Paragraph_20_Font"><text:span text:style-name="T3">el</text:span></text:span> (in this case an element with the id = 'score') to the value of the variable <text:span text:style-name="Default_20_Paragraph_20_Font"><text:span text:style-name="T3">modulePercent</text:span></text:span>. So, if our HTML document contained <text:span text:style-name="Default_20_Paragraph_20_Font"><text:span text:style-name="T5">&lt;p id="score"&gt;Unable to display score&lt;/p&gt; </text:span></text:span>the <text:span text:style-name="Default_20_Paragraph_20_Font"><text:span text:style-name="T5">textContent</text:span></text:span> of the element (<text:span text:style-name="Default_20_Paragraph_20_Font"><text:span text:style-name="T5">Unable to display score</text:span></text:span>) will be changed to whatever is in the variable <text:span text:style-name="Default_20_Paragraph_20_Font"><text:span text:style-name="T5">modulePercent</text:span></text:span>.</text:p>
      <text:p text:style-name="Normal"/>
      <text:p text:style-name="P7"><text:soft-page-break/>Activity</text:p>
      <text:p text:style-name="Normal">Create a new HTML page containing the above HTML</text:p>
      <text:p text:style-name="Normal">View the HTML page in a browser. We have not created newexample.js yet, so the content of the two paragraphs will be rendered.</text:p>
      <text:p text:style-name="Normal">Create a new JavaScript file called newexample.js containing the calculateModulePercent() function and the new getElementByID method as shown above.</text:p>
      <text:p text:style-name="Normal">View the HTML page in a browser. The content of the first paragraph should now be the value of modulePercent.</text:p>
      <text:p text:style-name="Normal">View the source of the HTML page, again note that the source is unchanged, it is the DOM that has been modified by the JavaScript.</text:p>
      <text:p text:style-name="Normal"><draw:connector text:anchor-type="paragraph" draw:z-index="31" draw:name="Straight Connector 192" draw:style-name="gr1" draw:text-style-name="P11" draw:type="line" svg:x1="0cm" svg:y1="0.002cm" svg:x2="15.533cm" svg:y2="0.004cm" svg:d="M0 2l15533 2" svg:viewBox="0 0 15535 4"><text:p/></draw:connector></text:p>
      <text:p text:style-name="Normal"><draw:custom-shape text:anchor-type="paragraph" draw:z-index="32" draw:name="Text Box 2" draw:style-name="gr3" draw:text-style-name="P13" svg:width="15.849cm" svg:height="8.39cm" svg:x="0.071cm" svg:y="1.36cm"><text:p text:style-name="P12"><text:span text:style-name="T5">/* This function creates an appropriate message</text:span></text:p><text:p text:style-name="P12"><text:span text:style-name="T5"><text:s text:c="4"/></text:span><text:span text:style-name="T5">based on the coursework mark */</text:span></text:p><text:p text:style-name="P12"><text:span text:style-name="T5"/></text:p><text:p text:style-name="P12"><text:span text:style-name="T5">function createMessage(studentMark) {</text:span></text:p><text:p text:style-name="P12"><text:span text:style-name="T5"><text:s text:c="4"/></text:span><text:span text:style-name="T5">var studentName = 'Chris'; // Student name</text:span></text:p><text:p text:style-name="P12"><text:span text:style-name="T5"><text:s text:c="4"/></text:span><text:span text:style-name="T5">var studentMark; // coursework mark</text:span></text:p><text:p text:style-name="P12"><text:span text:style-name="T5"><text:s text:c="4"/></text:span><text:span text:style-name="T5">var message; // message to student</text:span></text:p><text:p text:style-name="P12"><text:span text:style-name="T5"/></text:p><text:p text:style-name="P12"><text:span text:style-name="T5"><text:s text:c="4"/></text:span><text:span text:style-name="T5">if (studentMark&lt;40) { </text:span></text:p><text:p text:style-name="P12"><text:span text:style-name="T5"><text:s text:c="8"/></text:span><text:span text:style-name="T5">message = 'Unlucky ' + studentName;</text:span></text:p><text:p text:style-name="P12"><text:span text:style-name="T5"><text:s text:c="4"/></text:span><text:span text:style-name="T5">}</text:span></text:p><text:p text:style-name="P12"><text:span text:style-name="T5"><text:s text:c="4"/></text:span><text:span text:style-name="T5">else {</text:span></text:p><text:p text:style-name="P12"><text:span text:style-name="T5"><text:s text:c="8"/></text:span><text:span text:style-name="T5">message = 'Good job ' + studentName;</text:span></text:p><text:p text:style-name="P12"><text:span text:style-name="T5"><text:s text:c="4"/></text:span><text:span text:style-name="T5">}</text:span></text:p><text:p text:style-name="P12"><text:span text:style-name="T5"/></text:p><text:p text:style-name="P12"><text:span text:style-name="T5"><text:s text:c="4"/></text:span><text:span text:style-name="T5">var el = document.getElementById('message');</text:span></text:p><text:p text:style-name="P12"><text:span text:style-name="T5"><text:s text:c="4"/></text:span><text:span text:style-name="T5">el.textContent = message;</text:span></text:p><text:p text:style-name="P12"><text:span text:style-name="T5">}</text:span></text:p><draw:enhanced-geometry svg:viewBox="0 0 21600 21600" draw:type="non-primitive" draw:enhanced-path="M 0 0 L 21600 0 21600 21600 0 21600 Z N"/></draw:custom-shape>Let's add a second function to the JavaScript file to display an appropriate message based on the coursework mark.</text:p>
      <text:p text:style-name="Normal">This example introduces a couple of different things. Firstly we have a function with a parameter – this function receives data from the function which calls it. <text:span text:style-name="Default_20_Paragraph_20_Font"><text:span text:style-name="T11">When we call it we need to pass a parameter value</text:span></text:span>, so if we called it from within <text:span text:style-name="Default_20_Paragraph_20_Font"><text:span text:style-name="T3">calculateModulePercent()</text:span></text:span> we could pass the value of the variable <text:s/>c<text:span text:style-name="Default_20_Paragraph_20_Font"><text:span text:style-name="T3">ourseworkMark</text:span></text:span> in which case the call would be <text:span text:style-name="Default_20_Paragraph_20_Font"><text:span text:style-name="T3">createMessage(courseworkMark);</text:span></text:span></text:p>
      <table:table table:name="Table10" table:style-name="Table10">
        <table:table-column table:style-name="Table10.A"/>
        <table:table-column table:style-name="Table10.B"/>
        <table:table-row table:style-name="Table10.1">
          <table:table-cell table:style-name="Table10.A1" office:value-type="string">
            <text:p text:style-name="Normal"><draw:connector text:anchor-type="paragraph" draw:z-index="34" draw:name="Straight Connector 194" draw:style-name="gr2" draw:text-style-name="P11" draw:type="line" svg:x1="0.003cm" svg:y1="0.002cm" svg:x2="15.533cm" svg:y2="0.004cm" svg:d="M2 2l15531 2" svg:viewBox="0 0 15533 4"><text:p/></draw:connector></text:p>
            <text:p text:style-name="Normal"><text:span text:style-name="Default_20_Paragraph_20_Font"><text:span text:style-name="T6">function createMessage(studentMark) {…}</text:span></text:span></text:p>
          </table:table-cell>
          <table:table-cell table:style-name="Table10.A1" office:value-type="string">
            <text:p text:style-name="Normal"/>
          </table:table-cell>
        </table:table-row>
        <table:table-row table:style-name="Table10.1">
          <table:table-cell table:style-name="Table10.A1" office:value-type="string">
            <text:p text:style-name="P4">function</text:p>
          </table:table-cell>
          <table:table-cell table:style-name="Table10.A1" office:value-type="string">
            <text:p text:style-name="Normal">Function keyword</text:p>
          </table:table-cell>
        </table:table-row>
        <table:table-row table:style-name="Table10.1">
          <table:table-cell table:style-name="Table10.A1" office:value-type="string">
            <text:p text:style-name="P4">createMessage()</text:p>
          </table:table-cell>
          <table:table-cell table:style-name="Table10.A1" office:value-type="string">
            <text:p text:style-name="Normal">Function name</text:p>
          </table:table-cell>
        </table:table-row>
        <table:table-row table:style-name="Table10.1">
          <table:table-cell table:style-name="Table10.A1" office:value-type="string">
            <text:p text:style-name="P4">studentMark</text:p>
          </table:table-cell>
          <table:table-cell table:style-name="Table10.A1" office:value-type="string">
            <text:p text:style-name="Normal">Parameter</text:p>
          </table:table-cell>
        </table:table-row>
        <text:soft-page-break/>
        <table:table-row table:style-name="Table10.1">
          <table:table-cell table:style-name="Table10.A1" office:value-type="string">
            <text:p text:style-name="P4">{…}</text:p>
          </table:table-cell>
          <table:table-cell table:style-name="Table10.A1" office:value-type="string">
            <text:p text:style-name="Normal">Function code block</text:p>
          </table:table-cell>
        </table:table-row>
      </table:table>
      <text:p text:style-name="Normal"/>
      <text:p text:style-name="Normal"><draw:connector text:anchor-type="paragraph" draw:z-index="33" draw:name="Straight Connector 195" draw:style-name="gr1" draw:text-style-name="P11" draw:type="line" svg:x1="0cm" svg:y1="0.002cm" svg:x2="15.533cm" svg:y2="0.004cm" svg:d="M0 2l15533 2" svg:viewBox="0 0 15535 4"><text:p/></draw:connector></text:p>
      <text:p text:style-name="Normal">We can pass multiple parameters to a function, the parameters are separated by commas, e.g. <text:span text:style-name="Default_20_Paragraph_20_Font"><text:span text:style-name="T3">function createMessage(studentName, studentMark) {…}</text:span></text:span> . The parameters can be numbers, strings, Booleans, or more complex data types. </text:p>
      <text:p text:style-name="Normal">The example also includes conditional statements (if statements). A conditional statement consists of the <text:span text:style-name="Default_20_Paragraph_20_Font"><text:span text:style-name="T3">if</text:span></text:span> keyword, a condition in parentheses and a code block. If the condition evaluates to true, the code block is executed.</text:p>
      <text:p text:style-name="Normal"/>
      <table:table table:name="Table11" table:style-name="Table11">
        <table:table-column table:style-name="Table11.A"/>
        <table:table-column table:style-name="Table11.B"/>
        <table:table-row table:style-name="Table11.1">
          <table:table-cell table:style-name="Table11.A1" office:value-type="string">
            <text:p text:style-name="Normal"><draw:connector text:anchor-type="paragraph" draw:z-index="38" draw:name="Straight Connector 206" draw:style-name="gr2" draw:text-style-name="P11" draw:type="line" svg:x1="0.003cm" svg:y1="0.002cm" svg:x2="15.533cm" svg:y2="0.004cm" svg:d="M2 2l15531 2" svg:viewBox="0 0 15533 4"><text:p/></draw:connector></text:p>
            <text:p text:style-name="P5">if (studentMark&lt;40) { </text:p>
            <text:p text:style-name="P5"><text:s text:c="8"/>message = 'Unlucky ' + studentName;</text:p>
            <text:p text:style-name="P5"><text:s text:c="4"/>}</text:p>
            <text:p text:style-name="P3"/>
          </table:table-cell>
          <table:table-cell table:style-name="Table11.A1" office:value-type="string">
            <text:p text:style-name="Normal"/>
          </table:table-cell>
        </table:table-row>
        <table:table-row table:style-name="Table11.1">
          <table:table-cell table:style-name="Table11.A1" office:value-type="string">
            <text:p text:style-name="P4">if</text:p>
          </table:table-cell>
          <table:table-cell table:style-name="Table11.A1" office:value-type="string">
            <text:p text:style-name="Normal">If keyword</text:p>
          </table:table-cell>
        </table:table-row>
        <table:table-row table:style-name="Table11.1">
          <table:table-cell table:style-name="Table11.A1" office:value-type="string">
            <text:p text:style-name="P4">(studentMark&lt;40)</text:p>
          </table:table-cell>
          <table:table-cell table:style-name="Table11.A1" office:value-type="string">
            <text:p text:style-name="Normal">Condition</text:p>
          </table:table-cell>
        </table:table-row>
        <table:table-row table:style-name="Table11.1">
          <table:table-cell table:style-name="Table11.A1" office:value-type="string">
            <text:p text:style-name="P4">{…}</text:p>
          </table:table-cell>
          <table:table-cell table:style-name="Table11.A1" office:value-type="string">
            <text:p text:style-name="Normal">Code block</text:p>
          </table:table-cell>
        </table:table-row>
        <table:table-row table:style-name="Table11.1">
          <table:table-cell table:style-name="Table11.A1" office:value-type="string">
            <text:p text:style-name="P4"/>
          </table:table-cell>
          <table:table-cell table:style-name="Table11.A1" office:value-type="string">
            <text:p text:style-name="Normal">No ; here</text:p>
          </table:table-cell>
        </table:table-row>
      </table:table>
      <text:p text:style-name="Normal"/>
      <text:p text:style-name="Normal"><draw:connector text:anchor-type="paragraph" draw:z-index="37" draw:name="Straight Connector 207" draw:style-name="gr1" draw:text-style-name="P11" draw:type="line" svg:x1="0cm" svg:y1="0.002cm" svg:x2="15.533cm" svg:y2="0.004cm" svg:d="M0 2l15533 2" svg:viewBox="0 0 15535 4"><text:p/></draw:connector></text:p>
      <text:p text:style-name="Normal"><draw:connector text:anchor-type="paragraph" draw:z-index="36" draw:name="Straight Connector 204" draw:style-name="gr4" draw:text-style-name="P11" draw:type="line" svg:x1="0.194cm" svg:y1="1.222cm" svg:x2="15.727cm" svg:y2="1.222cm" svg:d="M194 1222h15533" svg:viewBox="0 0 15535 2"><text:p/></draw:connector>We can add an <text:span text:style-name="Default_20_Paragraph_20_Font"><text:span text:style-name="T5">else</text:span></text:span> keyword and a second code block that is executed if the condition evaluates to false.</text:p>
      <table:table table:name="Table12" table:style-name="Table12">
        <table:table-column table:style-name="Table12.A"/>
        <table:table-column table:style-name="Table12.B"/>
        <table:table-row table:style-name="Table12.1">
          <table:table-cell table:style-name="Table12.A1" office:value-type="string">
            <text:p text:style-name="Normal"/>
            <text:p text:style-name="P6">if (studentMark&lt;40) { </text:p>
            <text:p text:style-name="P6"><text:s text:c="8"/>message = 'Unlucky ' + studentName;</text:p>
            <text:p text:style-name="P6">}</text:p>
            <text:p text:style-name="P5">else {</text:p>
            <text:p text:style-name="P5"><text:s text:c="8"/>message = 'Good job ' + studentName;</text:p>
            <text:p text:style-name="Normal"><text:span text:style-name="Default_20_Paragraph_20_Font"><text:span text:style-name="T6">}</text:span></text:span></text:p>
          </table:table-cell>
          <table:table-cell table:style-name="Table12.A1" office:value-type="string">
            <text:p text:style-name="Normal"/>
          </table:table-cell>
        </table:table-row>
        <table:table-row table:style-name="Table12.1">
          <table:table-cell table:style-name="Table12.A1" office:value-type="string">
            <text:p text:style-name="P4">else</text:p>
          </table:table-cell>
          <table:table-cell table:style-name="Table12.A1" office:value-type="string">
            <text:p text:style-name="Normal">else keyword</text:p>
          </table:table-cell>
        </table:table-row>
        <table:table-row table:style-name="Table12.1">
          <table:table-cell table:style-name="Table12.A1" office:value-type="string">
            <text:p text:style-name="P4">{…}</text:p>
          </table:table-cell>
          <table:table-cell table:style-name="Table12.A1" office:value-type="string">
            <text:p text:style-name="Normal">Code block</text:p>
          </table:table-cell>
        </table:table-row>
        <table:table-row table:style-name="Table12.1">
          <table:table-cell table:style-name="Table12.A1" office:value-type="string">
            <text:p text:style-name="P4"/>
          </table:table-cell>
          <table:table-cell table:style-name="Table12.A1" office:value-type="string">
            <text:p text:style-name="Normal">No ; here</text:p>
          </table:table-cell>
        </table:table-row>
      </table:table>
      <text:p text:style-name="Normal"/>
      <text:p text:style-name="Normal"><draw:connector text:anchor-type="paragraph" draw:z-index="35" draw:name="Straight Connector 205" draw:style-name="gr1" draw:text-style-name="P11" draw:type="line" svg:x1="0cm" svg:y1="0.002cm" svg:x2="15.533cm" svg:y2="0.004cm" svg:d="M0 2l15533 2" svg:viewBox="0 0 15535 4"><text:p/></draw:connector></text:p>
      <text:p text:style-name="Normal"><text:soft-page-break/>We can also add alternative conditions. </text:p>
      <table:table table:name="Table13" table:style-name="Table13">
        <table:table-column table:style-name="Table13.A"/>
        <table:table-column table:style-name="Table13.B"/>
        <table:table-row table:style-name="Table13.1">
          <table:table-cell table:style-name="Table13.A1" office:value-type="string">
            <text:p text:style-name="Normal"><draw:connector text:anchor-type="paragraph" draw:z-index="40" draw:name="Straight Connector 209" draw:style-name="gr2" draw:text-style-name="P11" draw:type="line" svg:x1="-0.182cm" svg:y1="0.305cm" svg:x2="15.345cm" svg:y2="0.305cm" svg:d="M-183 305h15528" svg:viewBox="0 0 15529 2"><text:p/></draw:connector></text:p>
            <text:p text:style-name="P6">if (studentMark&lt;40) { </text:p>
            <text:p text:style-name="P6"><text:s text:c="8"/>message = 'Unlucky ' + studentName;</text:p>
            <text:p text:style-name="P6">}</text:p>
            <text:p text:style-name="P5">else if (studentMark&lt;50) {</text:p>
            <text:p text:style-name="P5"><text:s text:c="4"/>message = 'Not bad ' + studentName;</text:p>
            <text:p text:style-name="P5">}</text:p>
            <text:p text:style-name="P6">else {</text:p>
            <text:p text:style-name="P6"><text:s text:c="8"/>message = 'Good job ' + studentName;</text:p>
            <text:p text:style-name="Normal"><text:span text:style-name="Default_20_Paragraph_20_Font"><text:span text:style-name="T5">}</text:span></text:span></text:p>
          </table:table-cell>
          <table:table-cell table:style-name="Table13.A1" office:value-type="string">
            <text:p text:style-name="Normal"/>
          </table:table-cell>
        </table:table-row>
      </table:table>
      <text:p text:style-name="Normal"/>
      <text:p text:style-name="Normal"><draw:connector text:anchor-type="paragraph" draw:z-index="39" draw:name="Straight Connector 208" draw:style-name="gr1" draw:text-style-name="P11" draw:type="line" svg:x1="0cm" svg:y1="0.002cm" svg:x2="15.533cm" svg:y2="0.004cm" svg:d="M0 2l15533 2" svg:viewBox="0 0 15535 4"><text:p/></draw:connector></text:p>
      <text:p text:style-name="Normal">These conditions are evaluated in sequence until one of them evaluates to true, or the <text:span text:style-name="Default_20_Paragraph_20_Font"><text:span text:style-name="T5">else</text:span></text:span> statement is reached.</text:p>
      <text:p text:style-name="P7"><text:bookmark text:name="_Hlk534720157"/>Activity</text:p>
      <text:p text:style-name="Normal">Add the <text:span text:style-name="Default_20_Paragraph_20_Font"><text:span text:style-name="T5">createMessage()</text:span></text:span> function to newexample.js<text:bookmark text:name="_Hlk534711961"/></text:p>
      <text:p text:style-name="Normal">Add a function call to the <text:span text:style-name="Default_20_Paragraph_20_Font"><text:span text:style-name="T5">createMessage()</text:span></text:span> function from the <text:span text:style-name="Default_20_Paragraph_20_Font"><text:span text:style-name="T5">calculateModulePercent()</text:span></text:span> function. <text:span text:style-name="Default_20_Paragraph_20_Font"><text:span text:style-name="T11">Remember to pass the parameter</text:span></text:span>.</text:p>
      <text:p text:style-name="Normal">View the HTML page in a browser. </text:p>
      <text:p text:style-name="Normal">Update <text:span text:style-name="Default_20_Paragraph_20_Font"><text:span text:style-name="T5">createMessage()</text:span></text:span> so that the messages are 'Fail' (&lt;40), 'Pass' (40-49), 'Good Pass' (50-59), 'Merit' (60-69) and 'Distinction' (70-100). Any other value should display the message 'Error'.</text:p>
      <text:p text:style-name="Normal">Check that all the messages work correctly by varying the value of <text:span text:style-name="Default_20_Paragraph_20_Font"><text:span text:style-name="T5">courseworkMark</text:span></text:span>.</text:p>
      <text:p text:style-name="Normal"><draw:connector text:anchor-type="paragraph" draw:z-index="41" draw:name="Straight Connector 210" draw:style-name="gr1" draw:text-style-name="P11" draw:type="line" svg:x1="0cm" svg:y1="0.002cm" svg:x2="15.533cm" svg:y2="0.004cm" svg:d="M0 2l15533 2" svg:viewBox="0 0 15535 4"><text:p/></draw:connector></text:p>
      <text:p text:style-name="Normal">Using multiple <text:span text:style-name="Default_20_Paragraph_20_Font"><text:span text:style-name="T5">else if</text:span></text:span> statements in a conditional is inefficient due to the way it is processed (all the conditions are checked even if one has already evaluated to true). In some cases, we can use a <text:span text:style-name="Default_20_Paragraph_20_Font"><text:span text:style-name="T5">switch</text:span></text:span> statement instead, which is more efficient.</text:p>
      <text:p text:style-name="Normal"/>
      <table:table table:name="Table14" table:style-name="Table14">
        <table:table-column table:style-name="Table14.A"/>
        <table:table-column table:style-name="Table14.B"/>
        <table:table-row table:style-name="Table14.1">
          <table:table-cell table:style-name="Table14.A1" office:value-type="string">
            <text:p text:style-name="Normal"><draw:connector text:anchor-type="paragraph" draw:z-index="43" draw:name="Straight Connector 199" draw:style-name="gr2" draw:text-style-name="P11" draw:type="line" svg:x1="0.003cm" svg:y1="0.002cm" svg:x2="15.533cm" svg:y2="0.004cm" svg:d="M2 2l15531 2" svg:viewBox="0 0 15533 4"><text:p/></draw:connector></text:p>
            <text:p text:style-name="Normal"><text:span text:style-name="Default_20_Paragraph_20_Font"><text:span text:style-name="T6">switch(switchValue) {</text:span></text:span></text:p>
          </table:table-cell>
          <table:table-cell table:style-name="Table14.A1" office:value-type="string">
            <text:p text:style-name="Normal"/>
          </table:table-cell>
        </table:table-row>
        <table:table-row table:style-name="Table14.1">
          <table:table-cell table:style-name="Table14.A1" office:value-type="string">
            <text:p text:style-name="P5"><text:s text:c="4"/>case value1:</text:p>
          </table:table-cell>
          <table:table-cell table:style-name="Table14.A1" office:value-type="string">
            <text:p text:style-name="Normal"/>
          </table:table-cell>
        </table:table-row>
        <table:table-row table:style-name="Table14.1">
          <table:table-cell table:style-name="Table14.A1" office:value-type="string">
            <text:p text:style-name="P5"><text:s text:c="8"/>statementA;</text:p>
          </table:table-cell>
          <table:table-cell table:style-name="Table14.A1" office:value-type="string">
            <text:p text:style-name="Normal"/>
          </table:table-cell>
        </table:table-row>
        <text:soft-page-break/>
        <table:table-row table:style-name="Table14.1">
          <table:table-cell table:style-name="Table14.A1" office:value-type="string">
            <text:p text:style-name="P5"><text:s text:c="8"/>statementB;</text:p>
          </table:table-cell>
          <table:table-cell table:style-name="Table14.A1" office:value-type="string">
            <text:p text:style-name="Normal"/>
          </table:table-cell>
        </table:table-row>
        <table:table-row table:style-name="Table14.1">
          <table:table-cell table:style-name="Table14.A1" office:value-type="string">
            <text:p text:style-name="P5"><text:s text:c="8"/>break;</text:p>
          </table:table-cell>
          <table:table-cell table:style-name="Table14.A1" office:value-type="string">
            <text:p text:style-name="Normal"/>
          </table:table-cell>
        </table:table-row>
        <table:table-row table:style-name="Table14.1">
          <table:table-cell table:style-name="Table14.A1" office:value-type="string">
            <text:p text:style-name="P5"><text:s text:c="4"/>case value2:</text:p>
          </table:table-cell>
          <table:table-cell table:style-name="Table14.A1" office:value-type="string">
            <text:p text:style-name="Normal"/>
          </table:table-cell>
        </table:table-row>
        <table:table-row table:style-name="Table14.1">
          <table:table-cell table:style-name="Table14.A1" office:value-type="string">
            <text:p text:style-name="P5"><text:s text:c="8"/>statementC;</text:p>
          </table:table-cell>
          <table:table-cell table:style-name="Table14.A1" office:value-type="string">
            <text:p text:style-name="Normal"/>
          </table:table-cell>
        </table:table-row>
        <table:table-row table:style-name="Table14.1">
          <table:table-cell table:style-name="Table14.A1" office:value-type="string">
            <text:p text:style-name="P5"><text:s text:c="4"/>case value3:</text:p>
          </table:table-cell>
          <table:table-cell table:style-name="Table14.A1" office:value-type="string">
            <text:p text:style-name="Normal"/>
          </table:table-cell>
        </table:table-row>
        <table:table-row table:style-name="Table14.1">
          <table:table-cell table:style-name="Table14.A1" office:value-type="string">
            <text:p text:style-name="P5"><text:s text:c="8"/>statementD;</text:p>
            <text:p text:style-name="P5"><text:s text:c="8"/>break;</text:p>
          </table:table-cell>
          <table:table-cell table:style-name="Table14.A1" office:value-type="string">
            <text:p text:style-name="Normal"/>
          </table:table-cell>
        </table:table-row>
        <table:table-row table:style-name="Table14.1">
          <table:table-cell table:style-name="Table14.A1" office:value-type="string">
            <text:p text:style-name="P5"><text:s text:c="4"/>default:</text:p>
            <text:p text:style-name="P5"><text:s text:c="8"/>statementE;</text:p>
            <text:p text:style-name="P5"><text:s text:c="8"/>break;</text:p>
            <text:p text:style-name="P5">}</text:p>
          </table:table-cell>
          <table:table-cell table:style-name="Table14.A1" office:value-type="string">
            <text:p text:style-name="Normal"/>
          </table:table-cell>
        </table:table-row>
        <table:table-row table:style-name="Table14.1">
          <table:table-cell table:style-name="Table14.A1" office:value-type="string">
            <text:p text:style-name="Normal"/>
          </table:table-cell>
          <table:table-cell table:style-name="Table14.A1" office:value-type="string">
            <text:p text:style-name="Normal"/>
          </table:table-cell>
        </table:table-row>
        <table:table-row table:style-name="Table14.1">
          <table:table-cell table:style-name="Table14.A1" office:value-type="string">
            <text:p text:style-name="P4">switch</text:p>
          </table:table-cell>
          <table:table-cell table:style-name="Table14.A1" office:value-type="string">
            <text:p text:style-name="Normal">Switch keyword</text:p>
          </table:table-cell>
        </table:table-row>
        <table:table-row table:style-name="Table14.1">
          <table:table-cell table:style-name="Table14.A1" office:value-type="string">
            <text:p text:style-name="P4">switchValue</text:p>
          </table:table-cell>
          <table:table-cell table:style-name="Table14.A1" office:value-type="string">
            <text:p text:style-name="Normal">A variable or expression</text:p>
          </table:table-cell>
        </table:table-row>
        <table:table-row table:style-name="Table14.1">
          <table:table-cell table:style-name="Table14.A1" office:value-type="string">
            <text:p text:style-name="P4">case</text:p>
          </table:table-cell>
          <table:table-cell table:style-name="Table14.A1" office:value-type="string">
            <text:p text:style-name="Normal">Case keyword</text:p>
          </table:table-cell>
        </table:table-row>
        <table:table-row table:style-name="Table14.1">
          <table:table-cell table:style-name="Table14.A1" office:value-type="string">
            <text:p text:style-name="P4">:</text:p>
          </table:table-cell>
          <table:table-cell table:style-name="Table14.A1" office:value-type="string">
            <text:p text:style-name="Normal">Note – this is a colon :</text:p>
          </table:table-cell>
        </table:table-row>
        <table:table-row table:style-name="Table14.1">
          <table:table-cell table:style-name="Table14.A1" office:value-type="string">
            <text:p text:style-name="P4">Value1</text:p>
          </table:table-cell>
          <table:table-cell table:style-name="Table14.A1" office:value-type="string">
            <text:p text:style-name="Normal">Value to compare to switchValue</text:p>
          </table:table-cell>
        </table:table-row>
        <table:table-row table:style-name="Table14.1">
          <table:table-cell table:style-name="Table14.A1" office:value-type="string">
            <text:p text:style-name="P4">statementA</text:p>
          </table:table-cell>
          <table:table-cell table:style-name="Table14.A1" office:value-type="string">
            <text:p text:style-name="Normal">Statement to be executed</text:p>
          </table:table-cell>
        </table:table-row>
        <table:table-row table:style-name="Table14.1">
          <table:table-cell table:style-name="Table14.A1" office:value-type="string">
            <text:p text:style-name="P4">;</text:p>
          </table:table-cell>
          <table:table-cell table:style-name="Table14.A1" office:value-type="string">
            <text:p text:style-name="Normal">Remember the semi-colon ;</text:p>
          </table:table-cell>
        </table:table-row>
        <table:table-row table:style-name="Table14.1">
          <table:table-cell table:style-name="Table14.A1" office:value-type="string">
            <text:p text:style-name="P4">break</text:p>
          </table:table-cell>
          <table:table-cell table:style-name="Table14.A1" office:value-type="string">
            <text:p text:style-name="Normal">Break keyword, exits the switch</text:p>
          </table:table-cell>
        </table:table-row>
        <table:table-row table:style-name="Table14.1">
          <table:table-cell table:style-name="Table14.A1" office:value-type="string">
            <text:p text:style-name="P4">…</text:p>
          </table:table-cell>
          <table:table-cell table:style-name="Table14.A1" office:value-type="string">
            <text:p text:style-name="Normal"/>
          </table:table-cell>
        </table:table-row>
        <table:table-row table:style-name="Table14.1">
          <table:table-cell table:style-name="Table14.A1" office:value-type="string">
            <text:p text:style-name="P4">default</text:p>
          </table:table-cell>
          <table:table-cell table:style-name="Table14.A1" office:value-type="string">
            <text:p text:style-name="Normal">The default case</text:p>
          </table:table-cell>
        </table:table-row>
      </table:table>
      <text:p text:style-name="Normal"/>
      <text:p text:style-name="Normal"><draw:connector text:anchor-type="paragraph" draw:z-index="42" draw:name="Straight Connector 200" draw:style-name="gr1" draw:text-style-name="P11" draw:type="line" svg:x1="0cm" svg:y1="0.002cm" svg:x2="15.533cm" svg:y2="0.004cm" svg:d="M0 2l15533 2" svg:viewBox="0 0 15535 4"><text:p/></draw:connector><text:bookmark text:name="_Hlk534723147"/></text:p>
      <text:p text:style-name="Normal">The switch() function takes a single variable, or an expression. This is then compared to the value associated with one or more cases. If the variable or expression is equal to the case value, then the statements associated with the case are executed. A break keyword is used to exit the switch statement. The default case is executed if no case value has been matched.</text:p>
      <text:p text:style-name="Normal">It is important to note that once a case value has been matched, all following statements (including those in other cases) will be executed until the switch is exited using a break. So in the above example:</text:p>
      <table:table table:name="Table15" table:style-name="Table15">
        <table:table-column table:style-name="Table15.A"/>
        <table:table-column table:style-name="Table15.B"/>
        <table:table-column table:style-name="Table15.C"/>
        <table:table-row>
          <table:table-cell table:style-name="Table15.A1" office:value-type="string">
            <text:p text:style-name="P8">case</text:p>
          </table:table-cell>
          <table:table-cell table:style-name="Table15.A1" office:value-type="string">
            <text:p text:style-name="P8">executes</text:p>
          </table:table-cell>
          <table:table-cell table:style-name="Table15.A1" office:value-type="string">
            <text:p text:style-name="P8">then executes</text:p>
          </table:table-cell>
        </table:table-row>
        <text:soft-page-break/>
        <table:table-row>
          <table:table-cell table:style-name="Table15.A1" office:value-type="string">
            <text:p text:style-name="Normal">switchValue = value1</text:p>
          </table:table-cell>
          <table:table-cell table:style-name="Table15.A1" office:value-type="string">
            <text:p text:style-name="Normal">statementA</text:p>
          </table:table-cell>
          <table:table-cell table:style-name="Table15.A1" office:value-type="string">
            <text:p text:style-name="Normal">statementB</text:p>
          </table:table-cell>
        </table:table-row>
        <table:table-row>
          <table:table-cell table:style-name="Table15.A1" office:value-type="string">
            <text:p text:style-name="Normal">switchValue = value2</text:p>
          </table:table-cell>
          <table:table-cell table:style-name="Table15.A1" office:value-type="string">
            <text:p text:style-name="Normal">statementC</text:p>
          </table:table-cell>
          <table:table-cell table:style-name="Table15.A1" office:value-type="string">
            <text:p text:style-name="Normal"><text:span text:style-name="Default_20_Paragraph_20_Font"><text:span text:style-name="T12">statementD</text:span></text:span></text:p>
          </table:table-cell>
        </table:table-row>
        <table:table-row>
          <table:table-cell table:style-name="Table15.A1" office:value-type="string">
            <text:p text:style-name="Normal">switchValue = value3</text:p>
          </table:table-cell>
          <table:table-cell table:style-name="Table15.A1" office:value-type="string">
            <text:p text:style-name="Normal">statementD</text:p>
          </table:table-cell>
          <table:table-cell table:style-name="Table15.A1" office:value-type="string">
            <text:p text:style-name="Normal"/>
          </table:table-cell>
        </table:table-row>
        <table:table-row>
          <table:table-cell table:style-name="Table15.A1" office:value-type="string">
            <text:p text:style-name="Normal">None of the above (default)</text:p>
          </table:table-cell>
          <table:table-cell table:style-name="Table15.A1" office:value-type="string">
            <text:p text:style-name="Normal">statementE</text:p>
          </table:table-cell>
          <table:table-cell table:style-name="Table15.A1" office:value-type="string">
            <text:p text:style-name="Normal"/>
          </table:table-cell>
        </table:table-row>
      </table:table>
      <text:p text:style-name="Normal"/>
      <text:p text:style-name="Normal"><text:s/>Note that because case value2 has no <text:span text:style-name="Default_20_Paragraph_20_Font"><text:span text:style-name="T3">break</text:span></text:span>, it executes statementD as well as statementC. This can be useful, but missing out a break statement accidentally can lead to confusing errors.</text:p>
      <text:p text:style-name="P7">Activity</text:p>
      <text:p text:style-name="Normal">Write a new function <text:span text:style-name="Default_20_Paragraph_20_Font"><text:span text:style-name="T5">levelCourse()</text:span></text:span> which uses a switch statement to display an appropriate message depending on the level of the course. Level 4 should display 'first year', level 5, 'second year' and level 6, 'final year'. Any other value should display 'You are not on a degree course'.</text:p>
      <text:p text:style-name="Normal">Create an appropriate HTML page to use the function. </text:p>
      <text:p text:style-name="Normal">Test the function with different values to ensure it performs correctly.</text:p>
      <text:p text:style-name="Normal"><draw:connector text:anchor-type="paragraph" draw:z-index="44" draw:name="Straight Connector 196" draw:style-name="gr1" draw:text-style-name="P11" draw:type="line" svg:x1="0cm" svg:y1="0.002cm" svg:x2="15.533cm" svg:y2="0.004cm" svg:d="M0 2l15533 2" svg:viewBox="0 0 15535 4"><text:p/></draw:connector></text:p>
      <text:p text:style-name="Normal">Often we will want to use data structures that are more sophisticated than simple strings or numbers. An array allows us to store a list of related values, without necessarily knowing how many values we will need to hold. Consider the following example.</text:p>
      <table:table table:name="Table16" table:style-name="Table16">
        <table:table-column table:style-name="Table16.A"/>
        <table:table-column table:style-name="Table16.B"/>
        <table:table-row table:style-name="Table16.1">
          <table:table-cell table:style-name="Table16.A1" office:value-type="string">
            <text:p text:style-name="Normal"><draw:connector text:anchor-type="paragraph" draw:z-index="46" draw:name="Straight Connector 197" draw:style-name="gr2" draw:text-style-name="P11" draw:type="line" svg:x1="-0.182cm" svg:y1="0.305cm" svg:x2="15.345cm" svg:y2="0.305cm" svg:d="M-183 305h15528" svg:viewBox="0 0 15529 2"><text:p/></draw:connector></text:p>
            <text:p text:style-name="P6">var modules;</text:p>
            <text:p text:style-name="Normal"><text:span text:style-name="Default_20_Paragraph_20_Font"><text:span text:style-name="T5">modules = ['Maths', 'Programming', 'Web Development'];</text:span></text:span></text:p>
          </table:table-cell>
          <table:table-cell table:style-name="Table16.A1" office:value-type="string">
            <text:p text:style-name="Normal"/>
          </table:table-cell>
        </table:table-row>
      </table:table>
      <text:p text:style-name="Normal"/>
      <text:p text:style-name="Normal"><draw:connector text:anchor-type="paragraph" draw:z-index="45" draw:name="Straight Connector 198" draw:style-name="gr1" draw:text-style-name="P11" draw:type="line" svg:x1="0cm" svg:y1="0.002cm" svg:x2="15.533cm" svg:y2="0.004cm" svg:d="M0 2l15533 2" svg:viewBox="0 0 15535 4"><text:p/></draw:connector></text:p>
      <text:p text:style-name="Normal">We have defined a variable called modules and assigned an array to it. The array is identified using the square braces […]. We have put three values into the array, in this case three strings. The values are separated by commas. We can refer to specific values in the array by using their index number. Note: the values are indexed starting at zero. So, <text:span text:style-name="Default_20_Paragraph_20_Font"><text:span text:style-name="T5">modules[0]</text:span></text:span> is the string <text:span text:style-name="Default_20_Paragraph_20_Font"><text:span text:style-name="T5">'Maths' </text:span></text:span>and <text:span text:style-name="Default_20_Paragraph_20_Font"><text:span text:style-name="T5">modules[2] </text:span></text:span>is the string<text:span text:style-name="Default_20_Paragraph_20_Font"><text:span text:style-name="T5"> 'Web Development'</text:span></text:span>. We can use this to access values in an array and also to change them. Consider the following example.</text:p>
      <table:table table:name="Table17" table:style-name="Table17">
        <table:table-column table:style-name="Table17.A"/>
        <table:table-column table:style-name="Table17.B"/>
        <table:table-row table:style-name="Table17.1">
          <table:table-cell table:style-name="Table17.A1" office:value-type="string">
            <text:p text:style-name="Normal"><draw:connector text:anchor-type="paragraph" draw:z-index="48" draw:name="Straight Connector 201" draw:style-name="gr2" draw:text-style-name="P11" draw:type="line" svg:x1="-0.182cm" svg:y1="0.305cm" svg:x2="15.345cm" svg:y2="0.305cm" svg:d="M-183 305h15528" svg:viewBox="0 0 15529 2"><text:p/></draw:connector></text:p>
            <text:p text:style-name="P6">var modules;</text:p>
            <text:p text:style-name="P6">var oldModule;</text:p>
            <text:p text:style-name="P6">var newModule = 'Graphics';</text:p>
            <text:p text:style-name="P6"/>
            <text:p text:style-name="P6"><text:soft-page-break/>modules = <text:bookmark-start text:name="_Hlk534720895"/>['Maths', 'Programming', 'Web Development'];<text:bookmark-end text:name="_Hlk534720895"/></text:p>
            <text:p text:style-name="P6"/>
            <text:p text:style-name="P6">oldModule = modules[1];</text:p>
            <text:p text:style-name="P6">modules[1] = newModule;</text:p>
            <text:p text:style-name="P3"/>
          </table:table-cell>
          <table:table-cell table:style-name="Table17.A1" office:value-type="string">
            <text:p text:style-name="Normal"/>
          </table:table-cell>
        </table:table-row>
      </table:table>
      <text:p text:style-name="Normal"><draw:connector text:anchor-type="paragraph" draw:z-index="47" draw:name="Straight Connector 202" draw:style-name="gr1" draw:text-style-name="P11" draw:type="line" svg:x1="0cm" svg:y1="0.002cm" svg:x2="15.533cm" svg:y2="0.004cm" svg:d="M0 2l15533 2" svg:viewBox="0 0 15535 4"><text:p/></draw:connector></text:p>
      <text:p text:style-name="Normal">If we ran this code then <text:span text:style-name="Default_20_Paragraph_20_Font"><text:span text:style-name="T5">oldmodule</text:span></text:span> would have the value <text:span text:style-name="Default_20_Paragraph_20_Font"><text:span text:style-name="T5">'Programming'</text:span></text:span> and <text:span text:style-name="Default_20_Paragraph_20_Font"><text:span text:style-name="T5">modules</text:span></text:span> would have the value <text:span text:style-name="Default_20_Paragraph_20_Font"><text:span text:style-name="T5">['Maths', 'Graphics', 'Web Development']</text:span></text:span>.</text:p>
      <text:p text:style-name="Normal">Arrays have a number of properties and methods associated with them, including.</text:p>
      <text:p text:style-name="Normal"><text:span text:style-name="Default_20_Paragraph_20_Font"><text:span text:style-name="T5">.length</text:span></text:span> returns the number of values in the array.</text:p>
      <text:p text:style-name="Normal"><text:span text:style-name="Default_20_Paragraph_20_Font"><text:span text:style-name="T5">.pop()</text:span></text:span> removes the last value from an array and returns that value.</text:p>
      <text:p text:style-name="Normal"><text:span text:style-name="Default_20_Paragraph_20_Font"><text:span text:style-name="T5">.push(value/s)</text:span></text:span> adds the value or values to the end of the array and returns the new array length.</text:p>
      <text:p text:style-name="Normal"><text:span text:style-name="Default_20_Paragraph_20_Font"><text:span text:style-name="T5">.shift() </text:span></text:span>removes the first value from an array and returns that value.</text:p>
      <text:p text:style-name="Normal"><text:span text:style-name="Default_20_Paragraph_20_Font"><text:span text:style-name="T5">.unshift(value/s)</text:span></text:span> adds the value or values to the start of the array and returns the new array length.</text:p>
      <text:p text:style-name="Normal">There are others, but you can look those up yourself.</text:p>
      <text:p text:style-name="Normal">One of the things we will often want to do with arrays is to move through them value by value, performing some operation on each value. One way we can do this is using a <text:span text:style-name="Default_20_Paragraph_20_Font"><text:span text:style-name="T5">for</text:span></text:span> loop.</text:p>
      <text:p text:style-name="Normal"><draw:custom-shape text:anchor-type="paragraph" draw:z-index="49" draw:name="Text Box 2" draw:style-name="gr3" draw:text-style-name="P13" svg:width="15.849cm" svg:height="4.657cm" svg:x="0.071cm" svg:y="0.924cm"><text:p text:style-name="P12"><text:span text:style-name="T4">function showModules() {</text:span></text:p><text:p text:style-name="P12"><text:span text:style-name="T4"><text:s text:c="4"/></text:span><text:span text:style-name="T4">var modules = ['Maths', 'Programming', 'Web Development'];</text:span></text:p><text:p text:style-name="P12"><text:span text:style-name="T4"><text:s text:c="4"/></text:span><text:span text:style-name="T4">var arrayLength = modules.length;</text:span></text:p><text:p text:style-name="P12"><text:span text:style-name="T4"><text:s text:c="4"/></text:span><text:span text:style-name="T4">var modulesMessage = '';</text:span></text:p><text:p text:style-name="P12"><text:span text:style-name="T4"><text:s text:c="4"/></text:span><text:span text:style-name="T4">var i;</text:span></text:p><text:p text:style-name="P12"><text:span text:style-name="T4"/></text:p><text:p text:style-name="P12"><text:span text:style-name="T4"><text:s text:c="4"/></text:span><text:span text:style-name="T4">for (i = 0; i &lt; arrayLength; i++) {</text:span></text:p><text:p text:style-name="P12"><text:span text:style-name="T4"><text:s text:c="8"/></text:span><text:span text:style-name="T4">modulesMessage = modulesMessage + modules[i] + '&lt;br&gt;';</text:span></text:p><text:p text:style-name="P12"><text:span text:style-name="T4"><text:s text:c="8"/></text:span><text:span text:style-name="T4">}</text:span></text:p><text:p text:style-name="P12"><text:span text:style-name="T5">}</text:span></text:p><draw:enhanced-geometry svg:viewBox="0 0 21600 21600" draw:type="non-primitive" draw:enhanced-path="M 0 0 L 21600 0 21600 21600 0 21600 Z N"/></draw:custom-shape></text:p>
      <text:p text:style-name="Normal"/>
      <text:p text:style-name="Normal">A <text:span text:style-name="Default_20_Paragraph_20_Font"><text:span text:style-name="T5">for</text:span></text:span> loop uses a counter and a condition to control how many times a block of code is executed.</text:p>
      <table:table table:name="Table18" table:style-name="Table18">
        <table:table-column table:style-name="Table18.A"/>
        <table:table-column table:style-name="Table18.B"/>
        <table:table-row table:style-name="Table18.1">
          <table:table-cell table:style-name="Table18.A1" office:value-type="string">
            <text:p text:style-name="Normal"><draw:connector text:anchor-type="paragraph" draw:z-index="51" draw:name="Straight Connector 211" draw:style-name="gr2" draw:text-style-name="P11" draw:type="line" svg:x1="0.003cm" svg:y1="0.002cm" svg:x2="15.533cm" svg:y2="0.004cm" svg:d="M2 2l15531 2" svg:viewBox="0 0 15533 4"><text:p/></draw:connector></text:p>
            <text:p text:style-name="Normal"><text:s text:c="4"/><text:span text:style-name="Default_20_Paragraph_20_Font"><text:span text:style-name="T6">for (i = 0; i &lt; arrayLength; i++) {</text:span></text:span></text:p>
          </table:table-cell>
          <table:table-cell table:style-name="Table18.A1" office:value-type="string">
            <text:p text:style-name="Normal"/>
          </table:table-cell>
        </table:table-row>
        <table:table-row table:style-name="Table18.1">
          <table:table-cell table:style-name="Table18.A1" office:value-type="string">
            <text:p text:style-name="P5"><text:s text:c="4"/>…</text:p>
          </table:table-cell>
          <table:table-cell table:style-name="Table18.A1" office:value-type="string">
            <text:p text:style-name="Normal"/>
          </table:table-cell>
        </table:table-row>
        <table:table-row table:style-name="Table18.1">
          <table:table-cell table:style-name="Table18.A1" office:value-type="string">
            <text:p text:style-name="Normal"><text:s text:c="7"/><text:span text:style-name="Default_20_Paragraph_20_Font"><text:span text:style-name="T13"><text:s/>}</text:span></text:span></text:p>
          </table:table-cell>
          <table:table-cell table:style-name="Table18.A1" office:value-type="string">
            <text:p text:style-name="Normal"/>
          </table:table-cell>
        </table:table-row>
        <text:soft-page-break/>
        <table:table-row table:style-name="Table18.1">
          <table:table-cell table:style-name="Table18.A1" office:value-type="string">
            <text:p text:style-name="P4">for</text:p>
          </table:table-cell>
          <table:table-cell table:style-name="Table18.A1" office:value-type="string">
            <text:p text:style-name="Normal">for keyword</text:p>
          </table:table-cell>
        </table:table-row>
        <table:table-row table:style-name="Table18.1">
          <table:table-cell table:style-name="Table18.A1" office:value-type="string">
            <text:p text:style-name="P4">()</text:p>
          </table:table-cell>
          <table:table-cell table:style-name="Table18.A1" office:value-type="string">
            <text:p text:style-name="Normal">Contains the loop parameters</text:p>
          </table:table-cell>
        </table:table-row>
        <table:table-row table:style-name="Table18.1">
          <table:table-cell table:style-name="Table18.A1" office:value-type="string">
            <text:p text:style-name="P4">i = 0</text:p>
          </table:table-cell>
          <table:table-cell table:style-name="Table18.A1" office:value-type="string">
            <text:p text:style-name="Normal">Initial counter state</text:p>
          </table:table-cell>
        </table:table-row>
        <table:table-row table:style-name="Table18.1">
          <table:table-cell table:style-name="Table18.A1" office:value-type="string">
            <text:p text:style-name="P4">i &lt; arrayLength </text:p>
          </table:table-cell>
          <table:table-cell table:style-name="Table18.A1" office:value-type="string">
            <text:p text:style-name="Normal">The condition</text:p>
          </table:table-cell>
        </table:table-row>
        <table:table-row table:style-name="Table18.1">
          <table:table-cell table:style-name="Table18.A1" office:value-type="string">
            <text:p text:style-name="P4">i++</text:p>
          </table:table-cell>
          <table:table-cell table:style-name="Table18.A1" office:value-type="string">
            <text:p text:style-name="Normal">Update counter at end of loop</text:p>
          </table:table-cell>
        </table:table-row>
        <table:table-row table:style-name="Table18.1">
          <table:table-cell table:style-name="Table18.A1" office:value-type="string">
            <text:p text:style-name="P4">{…}</text:p>
          </table:table-cell>
          <table:table-cell table:style-name="Table18.A1" office:value-type="string">
            <text:p text:style-name="Normal">Code block to be executed</text:p>
          </table:table-cell>
        </table:table-row>
        <table:table-row table:style-name="Table18.1">
          <table:table-cell table:style-name="Table18.A1" office:value-type="string">
            <text:p text:style-name="P4">;</text:p>
          </table:table-cell>
          <table:table-cell table:style-name="Table18.A1" office:value-type="string">
            <text:p text:style-name="Normal">Note the semi-colons separating the loop parameters</text:p>
          </table:table-cell>
        </table:table-row>
      </table:table>
      <text:p text:style-name="Normal"/>
      <text:p text:style-name="Normal"><draw:connector text:anchor-type="paragraph" draw:z-index="50" draw:name="Straight Connector 212" draw:style-name="gr1" draw:text-style-name="P11" draw:type="line" svg:x1="0cm" svg:y1="0.002cm" svg:x2="15.533cm" svg:y2="0.004cm" svg:d="M0 2l15533 2" svg:viewBox="0 0 15535 4"><text:p/></draw:connector></text:p>
      <text:p text:style-name="Normal">In a <text:span text:style-name="Default_20_Paragraph_20_Font"><text:span text:style-name="T3">for</text:span></text:span> loop the counter is set to its initial value. The condition is then checked. If the condition is true, then the code block will run. If the condition is false then the code block will not run and the loop will exit. If the code block was run, then the counter is updated and the condition is checked again.</text:p>
      <text:p text:style-name="Normal"/>
      <text:p text:style-name="Normal">So, in the code above, we have initialised our counter, <text:span text:style-name="Default_20_Paragraph_20_Font"><text:span text:style-name="T3">i</text:span></text:span>, to zero. This is because we are going to use the counter to index the values of the array, and the values of an array are indexed starting from zero. The condition is that <text:span text:style-name="Default_20_Paragraph_20_Font"><text:span text:style-name="T3">i</text:span></text:span> is less than the length of the array (<text:span text:style-name="Default_20_Paragraph_20_Font"><text:span text:style-name="T3">modules.length</text:span></text:span>) – the length of the array in this case is 3, and its values are <text:span text:style-name="Default_20_Paragraph_20_Font"><text:span text:style-name="T3">modules[0]</text:span></text:span>, <text:span text:style-name="Default_20_Paragraph_20_Font"><text:span text:style-name="T3">modules[1]</text:span></text:span> and <text:span text:style-name="Default_20_Paragraph_20_Font"><text:span text:style-name="T3">modules[2]</text:span></text:span>, so we only want to execute the code block when <text:span text:style-name="Default_20_Paragraph_20_Font"><text:span text:style-name="T3">i</text:span></text:span> is less than the length of the array. Our update, <text:span text:style-name="Default_20_Paragraph_20_Font"><text:span text:style-name="T3">i++</text:span></text:span>, increases <text:span text:style-name="Default_20_Paragraph_20_Font"><text:span text:style-name="T3">i</text:span></text:span> by one, so we can step through the array value by value. Taken as a whole, the <text:span text:style-name="Default_20_Paragraph_20_Font"><text:span text:style-name="T3">for</text:span></text:span> loop steps through the values in the array concatenating the values together into a single string with each value followed by the string '&lt;br&gt;' representing a line break in HTML. So we might expect the result to be each of the modules shown on a separate line when we view the output in an HTML page.</text:p>
      <text:p text:style-name="P7">Activity</text:p>
      <text:p text:style-name="Normal">Create a new JavaScript file and associated HTML file which implements the <text:span text:style-name="Default_20_Paragraph_20_Font"><text:span text:style-name="T3">showModules()</text:span></text:span> function shown above. </text:p>
      <text:p text:style-name="Normal">Use <text:span text:style-name="Default_20_Paragraph_20_Font"><text:span text:style-name="T3">.getElementById</text:span></text:span> and <text:span text:style-name="Default_20_Paragraph_20_Font"><text:span text:style-name="T3">.textContent</text:span></text:span> to write the resulting string to an HTML page.</text:p>
      <text:p text:style-name="Normal">Consider the resulting output, <text:span text:style-name="Default_20_Paragraph_20_Font"><text:span text:style-name="T11">but not for too long</text:span></text:span>…</text:p>
      <text:p text:style-name="Normal"><draw:connector text:anchor-type="paragraph" draw:z-index="52" draw:name="Straight Connector 213" draw:style-name="gr1" draw:text-style-name="P11" draw:type="line" svg:x1="0cm" svg:y1="0.002cm" svg:x2="15.533cm" svg:y2="0.004cm" svg:d="M0 2l15533 2" svg:viewBox="0 0 15535 4"><text:p/></draw:connector></text:p>
      <text:p text:style-name="Normal">…<text:span text:style-name="Default_20_Paragraph_20_Font"><text:span text:style-name="T14">because</text:span></text:span> it wasn't really what we wanted. Our <text:span text:style-name="Default_20_Paragraph_20_Font"><text:span text:style-name="T3">'&lt;br&gt;'</text:span></text:span> strings have been displayed as text content rather than being interpreted as HTML mark-up. The clue is in the name, <text:span text:style-name="Default_20_Paragraph_20_Font"><text:span text:style-name="T3">.textContent</text:span></text:span> – we have specified that the string is to be treated as text content. This is handy, but not what we intended in this case. If <text:soft-page-break/>you replace <text:span text:style-name="Default_20_Paragraph_20_Font"><text:span text:style-name="T3">.textContent</text:span></text:span> with <text:span text:style-name="Default_20_Paragraph_20_Font"><text:span text:style-name="T3">.innerHTML</text:span></text:span> you will achieve the desired outcome. <text:span text:style-name="Default_20_Paragraph_20_Font"><text:span text:style-name="T3">.innerHTML</text:span></text:span> will treat text that looks like HTML mark-up as HTML mark-up. This is one way we can add HTML using JavaScript. We will look at some more elegant and powerful ways later.</text:p>
      <text:p text:style-name="Normal"/>
      <text:p text:style-name="P7">Activity</text:p>
      <text:p text:style-name="Normal">Update the <text:span text:style-name="Default_20_Paragraph_20_Font"><text:span text:style-name="T3">showModules()</text:span></text:span> function to use .innerHTML instead of .textContent. </text:p>
      <text:p text:style-name="Normal">Confirm that it works as expected.</text:p>
      <text:p text:style-name="Normal"><text:span text:style-name="Default_20_Paragraph_20_Font"><text:span text:style-name="T14">Rewrite the </text:span></text:span><text:span text:style-name="Default_20_Paragraph_20_Font"><text:span text:style-name="T7">showModules()</text:span></text:span><text:span text:style-name="Default_20_Paragraph_20_Font"><text:span text:style-name="T14"> function so that it uses two arrays, </text:span></text:span><text:span text:style-name="Default_20_Paragraph_20_Font"><text:span text:style-name="T8">modules = ['Maths', 'Programming', 'Web Development'] </text:span></text:span><text:span text:style-name="Default_20_Paragraph_20_Font"><text:span text:style-name="T14">and</text:span></text:span><text:span text:style-name="Default_20_Paragraph_20_Font"><text:span text:style-name="T8"> marks = [45, 98, 65]</text:span></text:span><text:span text:style-name="Default_20_Paragraph_20_Font"><text:span text:style-name="T14">.</text:span></text:span><text:span text:style-name="Default_20_Paragraph_20_Font"><text:span text:style-name="T8"> </text:span></text:span><text:span text:style-name="Default_20_Paragraph_20_Font"><text:span text:style-name="T14">The output displayed in the HTML page should show each module and its mark, as a percent, on a separate line, e.g. Maths 45%.</text:span></text:span></text:p>
      <text:p text:style-name="Normal"><text:span text:style-name="Default_20_Paragraph_20_Font"><text:span text:style-name="T14">Rewrite the </text:span></text:span><text:span text:style-name="Default_20_Paragraph_20_Font"><text:span text:style-name="T7">showModules()</text:span></text:span><text:span text:style-name="Default_20_Paragraph_20_Font"><text:span text:style-name="T14"> function again so that it uses a single array, </text:span></text:span><text:span text:style-name="Default_20_Paragraph_20_Font"><text:span text:style-name="T8">modules = </text:span></text:span><text:bookmark-start text:name="_Hlk534877866"/><text:span text:style-name="Default_20_Paragraph_20_Font"><text:span text:style-name="T8">['Maths', 45, 'Programming', 98,'Web Development', 65]</text:span></text:span><text:bookmark-end text:name="_Hlk534877866"/><text:span text:style-name="Default_20_Paragraph_20_Font"><text:span text:style-name="T14">.</text:span></text:span><text:span text:style-name="Default_20_Paragraph_20_Font"><text:span text:style-name="T8"> </text:span></text:span><text:span text:style-name="Default_20_Paragraph_20_Font"><text:span text:style-name="T14">The output displayed in the HTML page should show each module and its mark, as a percent, on a separate line, e.g. Maths 45%.</text:span></text:span><text:bookmark text:name="_Hlk534881228"/></text:p>
      <text:p text:style-name="Normal"><draw:connector text:anchor-type="paragraph" draw:z-index="53" draw:name="Straight Connector 214" draw:style-name="gr1" draw:text-style-name="P11" draw:type="line" svg:x1="0cm" svg:y1="0.002cm" svg:x2="15.533cm" svg:y2="0.004cm" svg:d="M0 2l15533 2" svg:viewBox="0 0 15535 4"><text:p/></draw:connector></text:p>
      <text:p text:style-name="Normal"><text:span text:style-name="Default_20_Paragraph_20_Font"><text:span text:style-name="T3">for</text:span></text:span> loops are pretty versatile, but there are other loops which we can use.</text:p>
      <text:p text:style-name="Normal">If this is our code as a <text:span text:style-name="Default_20_Paragraph_20_Font"><text:span text:style-name="T3">for</text:span></text:span> loop…</text:p>
      <table:table table:name="Table19" table:style-name="Table19">
        <table:table-column table:style-name="Table19.A"/>
        <table:table-column table:style-name="Table19.B"/>
        <table:table-row table:style-name="Table19.1">
          <table:table-cell table:style-name="Table19.A1" office:value-type="string">
            <text:p text:style-name="Normal"><draw:connector text:anchor-type="paragraph" draw:z-index="54" draw:name="Straight Connector 215" draw:style-name="gr1" draw:text-style-name="P11" draw:type="line" svg:x1="0cm" svg:y1="0.002cm" svg:x2="15.533cm" svg:y2="0.004cm" svg:d="M0 2l15533 2" svg:viewBox="0 0 15535 4"><text:p/></draw:connector><text:span text:style-name="Default_20_Paragraph_20_Font"><text:span text:style-name="T2"/></text:span></text:p>
            <text:p text:style-name="Normal"><text:span text:style-name="Default_20_Paragraph_20_Font"><text:span text:style-name="T6">for (i = 0; i &lt; arrayLength; i++) {…}</text:span></text:span></text:p>
          </table:table-cell>
          <table:table-cell table:style-name="Table19.A1" office:value-type="string">
            <text:p text:style-name="Normal"/>
          </table:table-cell>
        </table:table-row>
        <table:table-row table:style-name="Table19.1">
          <table:table-cell table:style-name="Table19.A1" office:value-type="string">
            <text:p text:style-name="P4">i = 0</text:p>
          </table:table-cell>
          <table:table-cell table:style-name="Table19.A1" office:value-type="string">
            <text:p text:style-name="Normal">Initial counter state</text:p>
          </table:table-cell>
        </table:table-row>
        <table:table-row table:style-name="Table19.1">
          <table:table-cell table:style-name="Table19.A1" office:value-type="string">
            <text:p text:style-name="P4">i &lt; arrayLength</text:p>
          </table:table-cell>
          <table:table-cell table:style-name="Table19.A1" office:value-type="string">
            <text:p text:style-name="Normal">The condition</text:p>
          </table:table-cell>
        </table:table-row>
        <table:table-row table:style-name="Table19.1">
          <table:table-cell table:style-name="Table19.A1" office:value-type="string">
            <text:p text:style-name="P4">i++</text:p>
          </table:table-cell>
          <table:table-cell table:style-name="Table19.A1" office:value-type="string">
            <text:p text:style-name="Normal">Update counter at end of loop</text:p>
          </table:table-cell>
        </table:table-row>
        <table:table-row table:style-name="Table19.1">
          <table:table-cell table:style-name="Table19.A1" office:value-type="string">
            <text:p text:style-name="P4">{…}</text:p>
          </table:table-cell>
          <table:table-cell table:style-name="Table19.A1" office:value-type="string">
            <text:p text:style-name="Normal">Code block</text:p>
          </table:table-cell>
        </table:table-row>
        <table:table-row table:style-name="Table19.1">
          <table:table-cell table:style-name="Table19.A1" office:value-type="string">
            <text:p text:style-name="P4"/>
          </table:table-cell>
          <table:table-cell table:style-name="Table19.A1" office:value-type="string">
            <text:p text:style-name="Normal"/>
          </table:table-cell>
        </table:table-row>
      </table:table>
      <text:p text:style-name="Normal"><draw:connector text:anchor-type="paragraph" draw:z-index="55" draw:name="Straight Connector 216" draw:style-name="gr1" draw:text-style-name="P11" draw:type="line" svg:x1="0cm" svg:y1="0.002cm" svg:x2="15.533cm" svg:y2="0.004cm" svg:d="M0 2l15533 2" svg:viewBox="0 0 15535 4"><text:p/></draw:connector></text:p>
      <text:p text:style-name="Normal">…this is the same code as a <text:span text:style-name="Default_20_Paragraph_20_Font"><text:span text:style-name="T3">while</text:span></text:span> loop…</text:p>
      <table:table table:name="Table20" table:style-name="Table20">
        <table:table-column table:style-name="Table20.A"/>
        <table:table-column table:style-name="Table20.B"/>
        <table:table-row table:style-name="Table20.1">
          <table:table-cell table:style-name="Table20.A1" office:value-type="string">
            <text:p text:style-name="Normal"><draw:connector text:anchor-type="paragraph" draw:z-index="56" draw:name="Straight Connector 218" draw:style-name="gr1" draw:text-style-name="P11" draw:type="line" svg:x1="0cm" svg:y1="0.002cm" svg:x2="15.533cm" svg:y2="0.004cm" svg:d="M0 2l15533 2" svg:viewBox="0 0 15535 4"><text:p/></draw:connector><text:span text:style-name="Default_20_Paragraph_20_Font"><text:span text:style-name="T2"/></text:span></text:p>
            <text:p text:style-name="P3">var i = 0;</text:p>
          </table:table-cell>
          <table:table-cell table:style-name="Table20.A1" office:value-type="string">
            <text:p text:style-name="Normal"/>
          </table:table-cell>
        </table:table-row>
        <table:table-row table:style-name="Table20.1">
          <table:table-cell table:style-name="Table20.A1" office:value-type="string">
            <text:p text:style-name="P3">while (i &lt; arrayLength) {</text:p>
          </table:table-cell>
          <table:table-cell table:style-name="Table20.A1" office:value-type="string">
            <text:p text:style-name="Normal"/>
          </table:table-cell>
        </table:table-row>
        <table:table-row table:style-name="Table20.1">
          <table:table-cell table:style-name="Table20.A1" office:value-type="string">
            <text:p text:style-name="P3"><text:s text:c="4"/>…</text:p>
          </table:table-cell>
          <table:table-cell table:style-name="Table20.A1" office:value-type="string">
            <text:p text:style-name="Normal"/>
          </table:table-cell>
        </table:table-row>
        <table:table-row table:style-name="Table20.1">
          <table:table-cell table:style-name="Table20.A1" office:value-type="string">
            <text:p text:style-name="P3"><text:s text:c="4"/>i++; <text:s text:c="34"/></text:p>
          </table:table-cell>
          <table:table-cell table:style-name="Table20.A1" office:value-type="string">
            <text:p text:style-name="Normal"/>
          </table:table-cell>
        </table:table-row>
        <table:table-row table:style-name="Table20.1">
          <table:table-cell table:style-name="Table20.A1" office:value-type="string">
            <text:p text:style-name="P3"><text:s text:c="4"/>…</text:p>
          </table:table-cell>
          <table:table-cell table:style-name="Table20.A1" office:value-type="string">
            <text:p text:style-name="Normal"/>
          </table:table-cell>
        </table:table-row>
        <text:soft-page-break/>
        <table:table-row table:style-name="Table20.1">
          <table:table-cell table:style-name="Table20.A1" office:value-type="string">
            <text:p text:style-name="P3"><text:s text:c="4"/>}</text:p>
          </table:table-cell>
          <table:table-cell table:style-name="Table20.A1" office:value-type="string">
            <text:p text:style-name="Normal"/>
          </table:table-cell>
        </table:table-row>
        <table:table-row table:style-name="Table20.1">
          <table:table-cell table:style-name="Table20.A1" office:value-type="string">
            <text:p text:style-name="P4">var i = 0</text:p>
          </table:table-cell>
          <table:table-cell table:style-name="Table20.A1" office:value-type="string">
            <text:p text:style-name="Normal">Initial counter state</text:p>
          </table:table-cell>
        </table:table-row>
        <table:table-row table:style-name="Table20.1">
          <table:table-cell table:style-name="Table20.A1" office:value-type="string">
            <text:p text:style-name="P4">i &lt; arrayLength</text:p>
          </table:table-cell>
          <table:table-cell table:style-name="Table20.A1" office:value-type="string">
            <text:p text:style-name="Normal">The condition</text:p>
          </table:table-cell>
        </table:table-row>
        <table:table-row table:style-name="Table20.1">
          <table:table-cell table:style-name="Table20.A1" office:value-type="string">
            <text:p text:style-name="P4">i++</text:p>
          </table:table-cell>
          <table:table-cell table:style-name="Table20.A1" office:value-type="string">
            <text:p text:style-name="Normal">Update counter during the code block</text:p>
          </table:table-cell>
        </table:table-row>
        <table:table-row table:style-name="Table20.1">
          <table:table-cell table:style-name="Table20.A1" office:value-type="string">
            <text:p text:style-name="P4">{…}</text:p>
          </table:table-cell>
          <table:table-cell table:style-name="Table20.A1" office:value-type="string">
            <text:p text:style-name="Normal">Code block</text:p>
          </table:table-cell>
        </table:table-row>
        <table:table-row table:style-name="Table20.1">
          <table:table-cell table:style-name="Table20.A1" office:value-type="string">
            <text:p text:style-name="P4"/>
          </table:table-cell>
          <table:table-cell table:style-name="Table20.A1" office:value-type="string">
            <text:p text:style-name="Normal"/>
          </table:table-cell>
        </table:table-row>
      </table:table>
      <text:p text:style-name="Normal"><draw:connector text:anchor-type="paragraph" draw:z-index="57" draw:name="Straight Connector 219" draw:style-name="gr1" draw:text-style-name="P11" draw:type="line" svg:x1="0cm" svg:y1="0.002cm" svg:x2="15.533cm" svg:y2="0.004cm" svg:d="M0 2l15533 2" svg:viewBox="0 0 15535 4"><text:p/></draw:connector></text:p>
      <text:p text:style-name="Normal">Note that the counter is initialised before the <text:span text:style-name="Default_20_Paragraph_20_Font"><text:span text:style-name="T3">while</text:span></text:span> statement and it is updated as part of the code block.</text:p>
      <text:p text:style-name="Normal">In this case the <text:span text:style-name="Default_20_Paragraph_20_Font"><text:span text:style-name="T3">for</text:span></text:span> loop and the <text:span text:style-name="Default_20_Paragraph_20_Font"><text:span text:style-name="T3">while</text:span></text:span> loop do exactly the same thing. Generally we would use a <text:span text:style-name="Default_20_Paragraph_20_Font"><text:span text:style-name="T3">for</text:span></text:span> loop when we want to step through a set of values and a <text:span text:style-name="Default_20_Paragraph_20_Font"><text:span text:style-name="T3">while</text:span></text:span> loop when we want to repeat a block of code until some condition is true.</text:p>
      <text:p text:style-name="Normal">The <text:span text:style-name="Default_20_Paragraph_20_Font"><text:span text:style-name="T3">do while</text:span></text:span> loop looks similar, but has an important difference… the condition is checked at the end of the loop not the beginning, so the code block will always execute at least once.</text:p>
      <table:table table:name="Table21" table:style-name="Table21">
        <table:table-column table:style-name="Table21.A"/>
        <table:table-column table:style-name="Table21.B"/>
        <table:table-row table:style-name="Table21.1">
          <table:table-cell table:style-name="Table21.A1" office:value-type="string">
            <text:p text:style-name="Normal"><draw:connector text:anchor-type="paragraph" draw:z-index="58" draw:name="Straight Connector 222" draw:style-name="gr1" draw:text-style-name="P11" draw:type="line" svg:x1="0cm" svg:y1="0.002cm" svg:x2="15.533cm" svg:y2="0.004cm" svg:d="M0 2l15533 2" svg:viewBox="0 0 15535 4"><text:p/></draw:connector><text:span text:style-name="Default_20_Paragraph_20_Font"><text:span text:style-name="T2"/></text:span></text:p>
            <text:p text:style-name="P3">var i = 0;</text:p>
          </table:table-cell>
          <table:table-cell table:style-name="Table21.A1" office:value-type="string">
            <text:p text:style-name="Normal"/>
          </table:table-cell>
        </table:table-row>
        <table:table-row table:style-name="Table21.1">
          <table:table-cell table:style-name="Table21.A1" office:value-type="string">
            <text:p text:style-name="P3">do {</text:p>
          </table:table-cell>
          <table:table-cell table:style-name="Table21.A1" office:value-type="string">
            <text:p text:style-name="Normal"/>
          </table:table-cell>
        </table:table-row>
        <table:table-row table:style-name="Table21.1">
          <table:table-cell table:style-name="Table21.A1" office:value-type="string">
            <text:p text:style-name="P3"><text:s text:c="4"/>…</text:p>
          </table:table-cell>
          <table:table-cell table:style-name="Table21.A1" office:value-type="string">
            <text:p text:style-name="Normal"/>
          </table:table-cell>
        </table:table-row>
        <table:table-row table:style-name="Table21.1">
          <table:table-cell table:style-name="Table21.A1" office:value-type="string">
            <text:p text:style-name="P3"><text:s text:c="4"/>i++; <text:s text:c="34"/></text:p>
          </table:table-cell>
          <table:table-cell table:style-name="Table21.A1" office:value-type="string">
            <text:p text:style-name="Normal"/>
          </table:table-cell>
        </table:table-row>
        <table:table-row table:style-name="Table21.1">
          <table:table-cell table:style-name="Table21.A1" office:value-type="string">
            <text:p text:style-name="P3"><text:s text:c="4"/>…</text:p>
          </table:table-cell>
          <table:table-cell table:style-name="Table21.A1" office:value-type="string">
            <text:p text:style-name="Normal"/>
          </table:table-cell>
        </table:table-row>
        <table:table-row table:style-name="Table21.1">
          <table:table-cell table:style-name="Table21.A1" office:value-type="string">
            <text:p text:style-name="P3"><text:s text:c="4"/>} while (i &lt; arrayLength);</text:p>
          </table:table-cell>
          <table:table-cell table:style-name="Table21.A1" office:value-type="string">
            <text:p text:style-name="Normal"/>
          </table:table-cell>
        </table:table-row>
        <table:table-row table:style-name="Table21.1">
          <table:table-cell table:style-name="Table21.A1" office:value-type="string">
            <text:p text:style-name="P4">var i = 0</text:p>
          </table:table-cell>
          <table:table-cell table:style-name="Table21.A1" office:value-type="string">
            <text:p text:style-name="Normal">Initial counter state</text:p>
          </table:table-cell>
        </table:table-row>
        <table:table-row table:style-name="Table21.1">
          <table:table-cell table:style-name="Table21.A1" office:value-type="string">
            <text:p text:style-name="P4">i &lt; arrayLength</text:p>
          </table:table-cell>
          <table:table-cell table:style-name="Table21.A1" office:value-type="string">
            <text:p text:style-name="Normal">The condition</text:p>
          </table:table-cell>
        </table:table-row>
        <table:table-row table:style-name="Table21.1">
          <table:table-cell table:style-name="Table21.A1" office:value-type="string">
            <text:p text:style-name="P4">i++</text:p>
          </table:table-cell>
          <table:table-cell table:style-name="Table21.A1" office:value-type="string">
            <text:p text:style-name="Normal">Update counter during the code block</text:p>
          </table:table-cell>
        </table:table-row>
        <table:table-row table:style-name="Table21.1">
          <table:table-cell table:style-name="Table21.A1" office:value-type="string">
            <text:p text:style-name="P4">{…}</text:p>
          </table:table-cell>
          <table:table-cell table:style-name="Table21.A1" office:value-type="string">
            <text:p text:style-name="Normal">Code block</text:p>
          </table:table-cell>
        </table:table-row>
        <table:table-row table:style-name="Table21.1">
          <table:table-cell table:style-name="Table21.A1" office:value-type="string">
            <text:p text:style-name="P4"/>
          </table:table-cell>
          <table:table-cell table:style-name="Table21.A1" office:value-type="string">
            <text:p text:style-name="Normal"/>
          </table:table-cell>
        </table:table-row>
      </table:table>
      <text:p text:style-name="Normal"><draw:connector text:anchor-type="paragraph" draw:z-index="59" draw:name="Straight Connector 223" draw:style-name="gr1" draw:text-style-name="P11" draw:type="line" svg:x1="0cm" svg:y1="0.002cm" svg:x2="15.533cm" svg:y2="0.004cm" svg:d="M0 2l15533 2" svg:viewBox="0 0 15535 4"><text:p/></draw:connector><text:bookmark text:name="_Hlk534878668"/></text:p>
      <text:p text:style-name="Normal">This <text:span text:style-name="Default_20_Paragraph_20_Font"><text:span text:style-name="T3">do while</text:span></text:span> loop looks like it will do exactly the same as the <text:span text:style-name="Default_20_Paragraph_20_Font"><text:span text:style-name="T3">for</text:span></text:span> and <text:span text:style-name="Default_20_Paragraph_20_Font"><text:span text:style-name="T3">while</text:span></text:span> loops shown previously, but it won't in all cases! Suppose there are no items in the array, so <text:span text:style-name="Default_20_Paragraph_20_Font"><text:span text:style-name="T3">arrayLength</text:span></text:span> is zero, then the <text:span text:style-name="Default_20_Paragraph_20_Font"><text:span text:style-name="T3">for</text:span></text:span> loop and the <text:span text:style-name="Default_20_Paragraph_20_Font"><text:span text:style-name="T3">while</text:span></text:span> loop will not run the code block because they check the condition first and <text:span text:style-name="Default_20_Paragraph_20_Font"><text:span text:style-name="T3">i </text:span></text:span>is not less than <text:soft-page-break/>zero, it is equal to zero. This means that the value of <text:span text:style-name="Default_20_Paragraph_20_Font"><text:span text:style-name="T3">modulesMessage</text:span></text:span> is still an empty string, <text:span text:style-name="Default_20_Paragraph_20_Font"><text:span text:style-name="T3">''</text:span></text:span>.</text:p>
      <text:p text:style-name="Normal">The <text:span text:style-name="Default_20_Paragraph_20_Font"><text:span text:style-name="T3">do while</text:span></text:span> loop will run the code block once. The array is empty, so <text:span text:style-name="Default_20_Paragraph_20_Font"><text:span text:style-name="T3">modules[0]</text:span></text:span> has the value <text:span text:style-name="Default_20_Paragraph_20_Font"><text:span text:style-name="T3">undefined</text:span></text:span>. m<text:span text:style-name="Default_20_Paragraph_20_Font"><text:span text:style-name="T3">odulesMessage</text:span></text:span> is concatenated with this to produce the string <text:span text:style-name="Default_20_Paragraph_20_Font"><text:span text:style-name="T3">'undefined'</text:span></text:span>. The condition is then checked and is false, so it will not run it a second time. In this case, the value of <text:span text:style-name="Default_20_Paragraph_20_Font"><text:span text:style-name="T3">modulesMessage</text:span></text:span> is the string <text:span text:style-name="Default_20_Paragraph_20_Font"><text:span text:style-name="T3">'undefined'</text:span></text:span>.</text:p>
      <text:p text:style-name="Normal">Typically we will use <text:span text:style-name="Default_20_Paragraph_20_Font"><text:span text:style-name="T3">for</text:span></text:span> or <text:span text:style-name="Default_20_Paragraph_20_Font"><text:span text:style-name="T3">while</text:span></text:span> loops, <text:span text:style-name="Default_20_Paragraph_20_Font"><text:span text:style-name="T3">do while</text:span></text:span> is less common.</text:p>
      <text:p text:style-name="Normal"/>
      <text:p text:style-name="P7">Activity</text:p>
      <text:p text:style-name="Normal"><text:span text:style-name="Default_20_Paragraph_20_Font"><text:span text:style-name="T14">Write a new version of the </text:span></text:span><text:span text:style-name="Default_20_Paragraph_20_Font"><text:span text:style-name="T7">showModules()</text:span></text:span><text:span text:style-name="Default_20_Paragraph_20_Font"><text:span text:style-name="T14"> function so that it uses a </text:span></text:span><text:span text:style-name="Default_20_Paragraph_20_Font"><text:span text:style-name="T7">while</text:span></text:span><text:span text:style-name="Default_20_Paragraph_20_Font"><text:span text:style-name="T14"> loop instead of a </text:span></text:span><text:span text:style-name="Default_20_Paragraph_20_Font"><text:span text:style-name="T7">for</text:span></text:span><text:span text:style-name="Default_20_Paragraph_20_Font"><text:span text:style-name="T14"> loop.</text:span></text:span></text:p>
      <text:p text:style-name="Normal"><text:span text:style-name="Default_20_Paragraph_20_Font"><text:span text:style-name="T14">Write a new version of the </text:span></text:span><text:span text:style-name="Default_20_Paragraph_20_Font"><text:span text:style-name="T7">showModules()</text:span></text:span><text:span text:style-name="Default_20_Paragraph_20_Font"><text:span text:style-name="T14"> function so that it uses a do </text:span></text:span><text:span text:style-name="Default_20_Paragraph_20_Font"><text:span text:style-name="T7">while</text:span></text:span><text:span text:style-name="Default_20_Paragraph_20_Font"><text:span text:style-name="T14"> loop instead of a </text:span></text:span><text:span text:style-name="Default_20_Paragraph_20_Font"><text:span text:style-name="T7">for</text:span></text:span><text:span text:style-name="Default_20_Paragraph_20_Font"><text:span text:style-name="T14"> loop (even though we know it won't work correctly on empty arrays).</text:span></text:span></text:p>
      <text:p text:style-name="Normal"><text:span text:style-name="Default_20_Paragraph_20_Font"><text:span text:style-name="T14">Test the </text:span></text:span><text:span text:style-name="Default_20_Paragraph_20_Font"><text:span text:style-name="T7">for</text:span></text:span><text:span text:style-name="Default_20_Paragraph_20_Font"><text:span text:style-name="T14">, </text:span></text:span><text:span text:style-name="Default_20_Paragraph_20_Font"><text:span text:style-name="T7">while</text:span></text:span><text:span text:style-name="Default_20_Paragraph_20_Font"><text:span text:style-name="T14"> and </text:span></text:span><text:span text:style-name="Default_20_Paragraph_20_Font"><text:span text:style-name="T7">do while</text:span></text:span><text:span text:style-name="Default_20_Paragraph_20_Font"><text:span text:style-name="T14"> versions of the </text:span></text:span><text:span text:style-name="Default_20_Paragraph_20_Font"><text:span text:style-name="T7">showModules()</text:span></text:span><text:span text:style-name="Default_20_Paragraph_20_Font"><text:span text:style-name="T14"> function to verify that they behave in the same way on non-empty arrays, but differently on empty arrays.</text:span></text:span></text:p>
      <text:p text:style-name="Normal"><text:span text:style-name="Default_20_Paragraph_20_Font"><text:span text:style-name="T14">Modify the </text:span></text:span><text:span text:style-name="Default_20_Paragraph_20_Font"><text:span text:style-name="T7">do while</text:span></text:span><text:span text:style-name="Default_20_Paragraph_20_Font"><text:span text:style-name="T14"> version of the </text:span></text:span><text:span text:style-name="Default_20_Paragraph_20_Font"><text:span text:style-name="T7">showModules()</text:span></text:span><text:span text:style-name="Default_20_Paragraph_20_Font"><text:span text:style-name="T14"> function to include an </text:span></text:span><text:span text:style-name="Default_20_Paragraph_20_Font"><text:span text:style-name="T7">if</text:span></text:span><text:span text:style-name="Default_20_Paragraph_20_Font"><text:span text:style-name="T14"> or </text:span></text:span><text:span text:style-name="Default_20_Paragraph_20_Font"><text:span text:style-name="T7">switch</text:span></text:span><text:span text:style-name="Default_20_Paragraph_20_Font"><text:span text:style-name="T14"> statement such that it behaves the same way as the </text:span></text:span><text:span text:style-name="Default_20_Paragraph_20_Font"><text:span text:style-name="T7">for</text:span></text:span><text:span text:style-name="Default_20_Paragraph_20_Font"><text:span text:style-name="T14"> and </text:span></text:span><text:span text:style-name="Default_20_Paragraph_20_Font"><text:span text:style-name="T7">while</text:span></text:span><text:span text:style-name="Default_20_Paragraph_20_Font"><text:span text:style-name="T14"> versions in the case of an empty array.</text:span></text:span></text:p>
      <text:p text:style-name="Normal"><draw:connector text:anchor-type="paragraph" draw:z-index="60" draw:name="Straight Connector 224" draw:style-name="gr1" draw:text-style-name="P11" draw:type="line" svg:x1="0cm" svg:y1="0.002cm" svg:x2="15.533cm" svg:y2="0.004cm" svg:d="M0 2l15533 2" svg:viewBox="0 0 15535 4"><text:p/></draw:connector></text:p>
      <text:p text:style-name="Normal">Earlier on we used an array that contained two different types of data, module names and module marks, <text:span text:style-name="Default_20_Paragraph_20_Font"><text:span text:style-name="T4">['Maths', 45, 'Programming', 98,'Web Development', 65]</text:span></text:span>. We will often want to create and manipulate complex data structures which hold a number of different pieces of data. In JavaScript we can use objects which contain properties (variables) which can have values. These objects can also contain methods (functions) which allow the object to be manipulated or interrogated.<text:bookmark text:name="_Hlk534879362"/></text:p>
      <text:p text:style-name="Normal"/>
      <table:table table:name="Table22" table:style-name="Table22">
        <table:table-column table:style-name="Table22.A"/>
        <table:table-column table:style-name="Table22.B"/>
        <table:table-row table:style-name="Table22.1">
          <table:table-cell table:style-name="Table22.A1" office:value-type="string">
            <text:p text:style-name="Normal"><draw:connector text:anchor-type="paragraph" draw:z-index="61" draw:name="Straight Connector 225" draw:style-name="gr1" draw:text-style-name="P11" draw:type="line" svg:x1="0cm" svg:y1="0.002cm" svg:x2="15.533cm" svg:y2="0.004cm" svg:d="M0 2l15533 2" svg:viewBox="0 0 15535 4"><text:p/></draw:connector><text:span text:style-name="Default_20_Paragraph_20_Font"><text:span text:style-name="T2"/></text:span></text:p>
            <text:p text:style-name="P3">var student = new Object();</text:p>
          </table:table-cell>
          <table:table-cell table:style-name="Table22.A1" office:value-type="string">
            <text:p text:style-name="Normal"/>
          </table:table-cell>
        </table:table-row>
        <table:table-row table:style-name="Table22.1">
          <table:table-cell table:style-name="Table22.A1" office:value-type="string">
            <text:p text:style-name="P3"/>
            <text:p text:style-name="P3">student.firstName = 'Chris';</text:p>
            <text:p text:style-name="P3">student.lastName = 'Jones';</text:p>
            <text:p text:style-name="P3">student.course = 'BSc Computing';</text:p>
          </table:table-cell>
          <table:table-cell table:style-name="Table22.A1" office:value-type="string">
            <text:p text:style-name="Normal"/>
          </table:table-cell>
        </table:table-row>
        <table:table-row table:style-name="Table22.1">
          <table:table-cell table:style-name="Table22.A1" office:value-type="string">
            <text:p text:style-name="P3">student.moduleMarks = <text:bookmark-start text:name="_Hlk534879709"/>['Maths', 45, 'Programming', 98,'Web Development', 65]<text:bookmark-end text:name="_Hlk534879709"/>;</text:p>
          </table:table-cell>
          <table:table-cell table:style-name="Table22.A1" office:value-type="string">
            <text:p text:style-name="Normal"/>
          </table:table-cell>
        </table:table-row>
        <table:table-row table:style-name="Table22.1">
          <table:table-cell table:style-name="Table22.A1" office:value-type="string">
            <text:p text:style-name="P4">new</text:p>
          </table:table-cell>
          <table:table-cell table:style-name="Table22.A1" office:value-type="string">
            <text:p text:style-name="Normal">Keyword</text:p>
          </table:table-cell>
        </table:table-row>
        <table:table-row table:style-name="Table22.1">
          <table:table-cell table:style-name="Table22.A1" office:value-type="string">
            <text:p text:style-name="P4">Object()</text:p>
          </table:table-cell>
          <table:table-cell table:style-name="Table22.A1" office:value-type="string">
            <text:p text:style-name="Normal">Constructor <text:soft-page-break/>function for objects</text:p>
          </table:table-cell>
        </table:table-row>
      </table:table>
      <text:p text:style-name="Normal"><draw:connector text:anchor-type="paragraph" draw:z-index="62" draw:name="Straight Connector 226" draw:style-name="gr1" draw:text-style-name="P11" draw:type="line" svg:x1="0cm" svg:y1="0.002cm" svg:x2="15.533cm" svg:y2="0.004cm" svg:d="M0 2l15533 2" svg:viewBox="0 0 15535 4"><text:p/></draw:connector></text:p>
      <text:p text:style-name="Normal">This code create a new object called <text:span text:style-name="Default_20_Paragraph_20_Font"><text:span text:style-name="T3">student</text:span></text:span>. It adds a property called <text:span text:style-name="Default_20_Paragraph_20_Font"><text:span text:style-name="T3">firstName</text:span></text:span> to student and assigns the value <text:span text:style-name="Default_20_Paragraph_20_Font"><text:span text:style-name="T3">'Chris'</text:span></text:span> to it. It adds a property called <text:span text:style-name="Default_20_Paragraph_20_Font"><text:span text:style-name="T3">lastName</text:span></text:span> to student and assigns the value <text:span text:style-name="Default_20_Paragraph_20_Font"><text:span text:style-name="T3">'Jones'</text:span></text:span> to it. It adds a property called <text:span text:style-name="Default_20_Paragraph_20_Font"><text:span text:style-name="T3">course</text:span></text:span> to student and assigns the value <text:span text:style-name="Default_20_Paragraph_20_Font"><text:span text:style-name="T3">'BSc</text:span></text:span> <text:span text:style-name="Default_20_Paragraph_20_Font"><text:span text:style-name="T3">Computing'</text:span></text:span> to it. It adds a property called <text:span text:style-name="Default_20_Paragraph_20_Font"><text:span text:style-name="T3">moduleMarks</text:span></text:span> to student and assigns the array <text:span text:style-name="Default_20_Paragraph_20_Font"><text:span text:style-name="T3">['Maths', 45, 'Programming', 98,'Web Development', 65]</text:span></text:span> to it. </text:p>
      <text:p text:style-name="Normal">Once we have created our object we can retrieve its property values, for example: </text:p>
      <text:p text:style-name="P4">studentFullName = student.firstName + ' ' + student.lastName;<text:bookmark text:name="_Hlk534883314"/></text:p>
      <text:p text:style-name="Normal">We can also change its property values, for example:</text:p>
      <text:p text:style-name="P4">student.firstName = 'Christopher';</text:p>
      <text:p text:style-name="P4">student.moduleMarks[1] = 77;</text:p>
      <text:p text:style-name="Normal">If we assign a value to a property that doesn't exist, that property will be added to the object. For example:</text:p>
      <text:p text:style-name="P4">student.enrollmentNumber = 948464;</text:p>
      <text:p text:style-name="Normal">would add the property <text:span text:style-name="Default_20_Paragraph_20_Font"><text:span text:style-name="T3">enrollmentNumber</text:span></text:span> to <text:span text:style-name="Default_20_Paragraph_20_Font"><text:span text:style-name="T3">student</text:span></text:span> and assign the value <text:span text:style-name="Default_20_Paragraph_20_Font"><text:span text:style-name="T3">948464</text:span></text:span> to it.</text:p>
      <text:p text:style-name="Normal">We can remove a property from an object using the <text:span text:style-name="Default_20_Paragraph_20_Font"><text:span text:style-name="T3">delete</text:span></text:span> keyword, for example:</text:p>
      <text:p text:style-name="P4">delete student.enrollmentNumber;</text:p>
      <text:p text:style-name="Normal">Note that this deletes the property and its value, it does not delete the entire object.</text:p>
      <text:p text:style-name="Normal">If we just want to clear the value of a property, rather than delete it, we can just set its value to undefined, for example:</text:p>
      <text:p text:style-name="P4">student.course = undefined;<text:bookmark text:name="_Hlk534879634"/></text:p>
      <text:p text:style-name="Normal">Alternatively we could set it to an empty string, so long as an empty string is not a valid value for the property.</text:p>
      <text:p text:style-name="P7">Activity</text:p>
      <text:p text:style-name="Normal">Write a new version of the <text:span text:style-name="Default_20_Paragraph_20_Font"><text:span text:style-name="T3">showModules()</text:span></text:span> function that holds the student data in an object as shown above.</text:p>
      <text:p text:style-name="Normal">The output displayed in the HTML page should show the following:</text:p>
      <text:p text:style-name="Normal"><text:span text:style-name="Default_20_Paragraph_20_Font"><text:span text:style-name="T13"/></text:span></text:p>
      <text:p text:style-name="P9"><text:span text:style-name="Default_20_Paragraph_20_Font"><text:span text:style-name="T13">Student Name:</text:span></text:span> Chris Jones</text:p>
      <text:p text:style-name="Normal"><text:span text:style-name="Default_20_Paragraph_20_Font"><text:span text:style-name="T13">Course:</text:span></text:span> BSc Computing</text:p>
      <text:p text:style-name="P8">Results:</text:p>
      <text:p text:style-name="Normal">Maths 45%</text:p>
      <text:p text:style-name="Normal">Programming 98%</text:p>
      <text:p text:style-name="Normal">Web Development 65%</text:p>
      <text:p text:style-name="Normal"/>
      <text:p text:style-name="Normal"><draw:connector text:anchor-type="paragraph" draw:z-index="63" draw:name="Straight Connector 227" draw:style-name="gr1" draw:text-style-name="P11" draw:type="line" svg:x1="0cm" svg:y1="0.002cm" svg:x2="15.533cm" svg:y2="0.004cm" svg:d="M0 2l15533 2" svg:viewBox="0 0 15535 4"><text:p/></draw:connector><text:bookmark text:name="_Hlk534900032"/></text:p>
      <text:p text:style-name="Normal">At the moment we can only use our student object to hold a single student's details which is rather limiting. It might be more useful to create a reusable template for the student object which we could then use to create a new student object each time we needed one. First we create a function for producing a student object:</text:p>
      <table:table table:name="Table23" table:style-name="Table23">
        <table:table-column table:style-name="Table23.A"/>
        <table:table-column table:style-name="Table23.B"/>
        <table:table-row table:style-name="Table23.1">
          <table:table-cell table:style-name="Table23.A1" office:value-type="string">
            <text:p text:style-name="Normal"><draw:connector text:anchor-type="paragraph" draw:z-index="64" draw:name="Straight Connector 228" draw:style-name="gr1" draw:text-style-name="P11" draw:type="line" svg:x1="0cm" svg:y1="0.002cm" svg:x2="15.533cm" svg:y2="0.004cm" svg:d="M0 2l15533 2" svg:viewBox="0 0 15535 4"><text:p/></draw:connector><text:span text:style-name="Default_20_Paragraph_20_Font"><text:span text:style-name="T2"/></text:span></text:p>
            <text:p text:style-name="P3">function Student(firstName, lastName, course, moduleMarks) {</text:p>
          </table:table-cell>
          <table:table-cell table:style-name="Table23.A1" office:value-type="string">
            <text:p text:style-name="Normal"/>
          </table:table-cell>
        </table:table-row>
        <table:table-row table:style-name="Table23.1">
          <table:table-cell table:style-name="Table23.A1" office:value-type="string">
            <text:p text:style-name="P3"/>
            <text:p text:style-name="P3"><text:s text:c="4"/>this.firstName = firstName;</text:p>
            <text:p text:style-name="P3"><text:s text:c="4"/>this.lastName = lastName;</text:p>
            <text:p text:style-name="P3"><text:s text:c="4"/>this.course = course;</text:p>
          </table:table-cell>
          <table:table-cell table:style-name="Table23.A1" office:value-type="string">
            <text:p text:style-name="Normal"/>
          </table:table-cell>
        </table:table-row>
        <table:table-row table:style-name="Table23.1">
          <table:table-cell table:style-name="Table23.A1" office:value-type="string">
            <text:p text:style-name="P3"><text:s text:c="4"/>this.moduleMarks = moduleMarks;</text:p>
            <text:p text:style-name="P3">}</text:p>
          </table:table-cell>
          <table:table-cell table:style-name="Table23.A1" office:value-type="string">
            <text:p text:style-name="Normal"/>
          </table:table-cell>
        </table:table-row>
      </table:table>
      <text:p text:style-name="Normal"><draw:connector text:anchor-type="paragraph" draw:z-index="65" draw:name="Straight Connector 229" draw:style-name="gr1" draw:text-style-name="P11" draw:type="line" svg:x1="0cm" svg:y1="0.002cm" svg:x2="15.533cm" svg:y2="0.004cm" svg:d="M0 2l15533 2" svg:viewBox="0 0 15535 4"><text:p/></draw:connector></text:p>
      <text:p text:style-name="Normal">Note the use of the <text:span text:style-name="Default_20_Paragraph_20_Font"><text:span text:style-name="T3">this</text:span></text:span> keyword to indicate that the property belongs to the object that <text:span text:style-name="Default_20_Paragraph_20_Font"><text:span text:style-name="T10">this</text:span></text:span> function creates. Typically we will use a capital letter at the beginning of object constructor function names to differentiate them from other functions. </text:p>
      <text:p text:style-name="Normal">Now that we have our function we can create new objects from it, using the <text:span text:style-name="Default_20_Paragraph_20_Font"><text:span text:style-name="T3">new</text:span></text:span> keyword, for example:</text:p>
      <text:p text:style-name="P4">var student1 = new Student('Tom', 'Jenkins', 'BSc Computing', ['Maths', 55, 'Programming', 87,'Web Development', 65]);</text:p>
      <text:p text:style-name="P4">var student2 = new Student('Mary', 'Evans', 'BSc Computer Networking', []);</text:p>
      <text:p text:style-name="Normal">We can then access an objects values in the usual way, for example:</text:p>
      <text:p text:style-name="P4">student2FullName = student2.firstName + ' ' + student2.lastName;</text:p>
      <text:p text:style-name="Normal">Objects can also contain methods (functions) which allow the object to be manipulated or interrogated. This is useful when there are actions which we will want to perform many times on an object or set of objects. In our example, we might want a method which returns the students full name. We can include a method to do this our object template:</text:p>
      <table:table table:name="Table24" table:style-name="Table24">
        <table:table-column table:style-name="Table24.A"/>
        <table:table-column table:style-name="Table24.B"/>
        <text:soft-page-break/>
        <table:table-row table:style-name="Table24.1">
          <table:table-cell table:style-name="Table24.A1" office:value-type="string">
            <text:p text:style-name="Normal"><draw:connector text:anchor-type="paragraph" draw:z-index="66" draw:name="Straight Connector 230" draw:style-name="gr1" draw:text-style-name="P11" draw:type="line" svg:x1="0cm" svg:y1="0.002cm" svg:x2="15.533cm" svg:y2="0.004cm" svg:d="M0 2l15533 2" svg:viewBox="0 0 15535 4"><text:p/></draw:connector><text:span text:style-name="Default_20_Paragraph_20_Font"><text:span text:style-name="T2"/></text:span></text:p>
            <text:p text:style-name="P3">function Student(firstName, lastName, course, moduleMarks) {</text:p>
          </table:table-cell>
          <table:table-cell table:style-name="Table24.A1" office:value-type="string">
            <text:p text:style-name="Normal"/>
          </table:table-cell>
        </table:table-row>
        <table:table-row table:style-name="Table24.1">
          <table:table-cell table:style-name="Table24.A1" office:value-type="string">
            <text:p text:style-name="P3"/>
            <text:p text:style-name="P3"><text:s text:c="4"/>this.firstName = firstName;</text:p>
            <text:p text:style-name="P3"><text:s text:c="4"/>this.lastName = lastName;</text:p>
            <text:p text:style-name="P3"><text:s text:c="4"/>this.course = course;</text:p>
          </table:table-cell>
          <table:table-cell table:style-name="Table24.A1" office:value-type="string">
            <text:p text:style-name="Normal"/>
          </table:table-cell>
        </table:table-row>
        <table:table-row table:style-name="Table24.1">
          <table:table-cell table:style-name="Table24.A1" office:value-type="string">
            <text:p text:style-name="P3"><text:s text:c="4"/>this.moduleMarks = moduleMarks;</text:p>
            <text:p text:style-name="P3"/>
            <text:p text:style-name="P3"><text:s text:c="4"/>this.fullName = function() {</text:p>
            <text:p text:style-name="P3"><text:s text:c="8"/>return this.firstName + ' ' + this.lastName;</text:p>
            <text:p text:style-name="P3"><text:s text:c="4"/>}</text:p>
            <text:p text:style-name="P3">}</text:p>
            <text:p text:style-name="P3"/>
          </table:table-cell>
          <table:table-cell table:style-name="Table24.A1" office:value-type="string">
            <text:p text:style-name="Normal"/>
          </table:table-cell>
        </table:table-row>
      </table:table>
      <text:p text:style-name="Normal"><draw:connector text:anchor-type="paragraph" draw:z-index="67" draw:name="Straight Connector 231" draw:style-name="gr1" draw:text-style-name="P11" draw:type="line" svg:x1="0cm" svg:y1="0.002cm" svg:x2="15.533cm" svg:y2="0.004cm" svg:d="M0 2l15533 2" svg:viewBox="0 0 15535 4"><text:p/></draw:connector></text:p>
      <text:p text:style-name="Normal">So, our Student object now has a method we can call, for example:</text:p>
      <text:p text:style-name="P4">student2FullName = student2.fullName();</text:p>
      <text:p text:style-name="P4"/>
      <text:p text:style-name="P7">Activity</text:p>
      <text:p text:style-name="Normal">Write a new version of the <text:span text:style-name="Default_20_Paragraph_20_Font"><text:span text:style-name="T3">showModules()</text:span></text:span> function that uses the <text:span text:style-name="Default_20_Paragraph_20_Font"><text:span text:style-name="T3">student</text:span></text:span> object constructor as shown above. Create objects for Chris Jones, Tom Jenkins and Mary Evans using the data shown above.</text:p>
      <text:p text:style-name="Normal">The output displayed in the HTML page should show the following:</text:p>
      <text:p text:style-name="Normal"><text:span text:style-name="Default_20_Paragraph_20_Font"><text:span text:style-name="T13">Student Name:</text:span></text:span> Chris Jones</text:p>
      <text:p text:style-name="Normal"><text:span text:style-name="Default_20_Paragraph_20_Font"><text:span text:style-name="T13">Course:</text:span></text:span> BSc Computing</text:p>
      <text:p text:style-name="P8">Results:</text:p>
      <text:p text:style-name="Normal">Maths 45%</text:p>
      <text:p text:style-name="Normal">Programming 98%</text:p>
      <text:p text:style-name="Normal">Web Development 65%</text:p>
      <text:p text:style-name="Normal"/>
      <text:p text:style-name="Normal"><text:span text:style-name="Default_20_Paragraph_20_Font"><text:span text:style-name="T13">Student Name:</text:span></text:span> Tom Jenkins</text:p>
      <text:p text:style-name="Normal"><text:span text:style-name="Default_20_Paragraph_20_Font"><text:span text:style-name="T13">Course:</text:span></text:span> BSc Computing</text:p>
      <text:p text:style-name="P8">Results:</text:p>
      <text:p text:style-name="Normal">Maths 55%</text:p>
      <text:p text:style-name="Normal">Programming 87%</text:p>
      <text:p text:style-name="Normal"><text:soft-page-break/>Web Development 65%</text:p>
      <text:p text:style-name="Normal"/>
      <text:p text:style-name="Normal"><text:span text:style-name="Default_20_Paragraph_20_Font"><text:span text:style-name="T13">Student Name:</text:span></text:span> Mary Evans</text:p>
      <text:p text:style-name="Normal"><text:span text:style-name="Default_20_Paragraph_20_Font"><text:span text:style-name="T13">Course:</text:span></text:span> BSc Computer Networking</text:p>
      <text:p text:style-name="P8">Results:</text:p>
      <text:p text:style-name="Normal">No results found</text:p>
      <text:p text:style-name="Normal"/>
      <text:p text:style-name="Normal">Add a new function <text:span text:style-name="Default_20_Paragraph_20_Font"><text:span text:style-name="T3">fullResults()</text:span></text:span> to your <text:span text:style-name="Default_20_Paragraph_20_Font"><text:span text:style-name="T3">student</text:span></text:span> object which returns a string containing the correctly formatted results for the student. Rewrite your <text:span text:style-name="Default_20_Paragraph_20_Font"><text:span text:style-name="T3">showModules()</text:span></text:span> function accordingly.</text:p>
      <text:p text:style-name="Normal"/>
      <text:p text:style-name="Normal"><draw:connector text:anchor-type="paragraph" draw:z-index="68" draw:name="Straight Connector 232" draw:style-name="gr1" draw:text-style-name="P11" draw:type="line" svg:x1="0cm" svg:y1="0.002cm" svg:x2="15.533cm" svg:y2="0.004cm" svg:d="M0 2l15533 2" svg:viewBox="0 0 15535 4"><text:p/></draw:connector></text:p>
      <text:p text:style-name="Normal">As we have seen earlier, we can store arrays in objects. We can also store objects in arrays.</text:p>
      <text:p text:style-name="Normal">At the moment each of our student objects is stored in a variable, but it is rather untidy to have to create a new variable every time we want to add a student, especially if we don't know how many students we will need to add. If we hold them in an array it is easy to add, delete, and modify them.</text:p>
      <text:p text:style-name="Normal">Adding objects to an array is simple, for example:</text:p>
      <text:p text:style-name="P4">var studentArray = [];</text:p>
      <text:p text:style-name="Normal"><text:span text:style-name="Default_20_Paragraph_20_Font"><text:span text:style-name="T3">studentArray[0] = new Student('Tom', 'Jenkins', 'BSc Computing', ['Maths', 55, 'Programming', 87,'Web Development', 65]);</text:span></text:span></text:p>
      <text:p text:style-name="Normal">We can then access properties, for example:</text:p>
      <text:p text:style-name="P4">el.innerHTML = studentArray[0].course;</text:p>
      <text:p text:style-name="Normal">or:</text:p>
      <text:p text:style-name="P4">el.innerHTML = studentArray[0].moduleMarks[2];</text:p>
      <text:p text:style-name="Normal">We can also access methods, for example:</text:p>
      <text:p text:style-name="P4">el.innerHTML = studentArray[0].fullName();</text:p>
      <text:p text:style-name="Normal">Now that we have our students in an array we can use a loop to go through all the student records in turn. </text:p>
      <text:p text:style-name="P7">Activity</text:p>
      <text:p text:style-name="Normal">Write a new version of the <text:span text:style-name="Default_20_Paragraph_20_Font"><text:span text:style-name="T3">showModules()</text:span></text:span> function that uses the <text:span text:style-name="Default_20_Paragraph_20_Font"><text:span text:style-name="T3">student</text:span></text:span> object constructor but stores the objects in an array, as shown above. Create objects for Chris Jones, Tom Jenkins and Mary Evans using the data shown earlier. Use a loop and the <text:span text:style-name="Default_20_Paragraph_20_Font"><text:span text:style-name="T3">fullName()</text:span></text:span> and <text:span text:style-name="Default_20_Paragraph_20_Font"><text:span text:style-name="T3">fullResults()</text:span></text:span> functions to generate the output.</text:p>
      <text:p text:style-name="Normal">The output displayed in the HTML page should show the following:</text:p>
      <text:p text:style-name="Normal"><text:soft-page-break/><text:span text:style-name="Default_20_Paragraph_20_Font"><text:span text:style-name="T13">Student Name:</text:span></text:span> Chris Jones</text:p>
      <text:p text:style-name="Normal"><text:span text:style-name="Default_20_Paragraph_20_Font"><text:span text:style-name="T13">Course:</text:span></text:span> BSc Computing</text:p>
      <text:p text:style-name="P8">Results:</text:p>
      <text:p text:style-name="Normal">Maths 45%</text:p>
      <text:p text:style-name="Normal">Programming 98%</text:p>
      <text:p text:style-name="Normal">Web Development 65%</text:p>
      <text:p text:style-name="Normal"/>
      <text:p text:style-name="Normal"><text:span text:style-name="Default_20_Paragraph_20_Font"><text:span text:style-name="T13">Student Name:</text:span></text:span> Tom Jenkins</text:p>
      <text:p text:style-name="Normal"><text:span text:style-name="Default_20_Paragraph_20_Font"><text:span text:style-name="T13">Course:</text:span></text:span> BSc Computing</text:p>
      <text:p text:style-name="P8">Results:</text:p>
      <text:p text:style-name="Normal">Maths 55%</text:p>
      <text:p text:style-name="Normal">Programming 87%</text:p>
      <text:p text:style-name="Normal">Web Development 65%</text:p>
      <text:p text:style-name="Normal"/>
      <text:p text:style-name="Normal"><text:span text:style-name="Default_20_Paragraph_20_Font"><text:span text:style-name="T13">Student Name:</text:span></text:span> Mary Evans</text:p>
      <text:p text:style-name="Normal"><text:span text:style-name="Default_20_Paragraph_20_Font"><text:span text:style-name="T13">Course:</text:span></text:span> BSc Computer Networking</text:p>
      <text:p text:style-name="P8">Results:</text:p>
      <text:p text:style-name="Normal">No results found</text:p>
      <text:p text:style-name="Normal"/>
      <text:p text:style-name="Normal">Add a new function <text:span text:style-name="Default_20_Paragraph_20_Font"><text:span text:style-name="T3">fullRecord()</text:span></text:span> to your <text:span text:style-name="Default_20_Paragraph_20_Font"><text:span text:style-name="T3">student</text:span></text:span> object which returns a string containing the complete correctly formatted student record (such as for Mary Evans above). Rewrite your <text:span text:style-name="Default_20_Paragraph_20_Font"><text:span text:style-name="T3">showModules()</text:span></text:span> function accordingly.</text:p>
      <text:p text:style-name="Normal"/>
      <text:p text:style-name="Normal"><draw:connector text:anchor-type="paragraph" draw:z-index="69" draw:name="Straight Connector 233" draw:style-name="gr1" draw:text-style-name="P11" draw:type="line" svg:x1="0cm" svg:y1="0.002cm" svg:x2="15.533cm" svg:y2="0.004cm" svg:d="M0 2l15533 2" svg:viewBox="0 0 15535 4"><text:p/></draw:connector></text:p>
      <text:p text:style-name="Normal">This workbook has provided a basic introduction to the JavaScript programming language. It has not covered all the details, so you may well need to do some additional reading or look up specific details when you need them. </text:p>
      <text:p text:style-name="Normal">This workbook has focussed mainly on the Javascript language itself, the relationship to HTML pages has been rather limited. In the next workbook, we will look in more detail at the Document Object Model (the DOM), and how we can manipulate it using JavaScript.</text:p>
      <text:p text:style-name="Normal"/>
      <text:p text:style-name="Normal">References</text:p>
      <text:p text:style-name="Normal">Gustafson, A. (2016). <text:span text:style-name="Default_20_Paragraph_20_Font"><text:span text:style-name="T10">Adaptive Web Design: Crafting Rich Experiences with Progressive Enhancement</text:span></text:span>. New Rider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 svg:font-family="'Droid Sans Devanagari'" style:font-family-generic="roman"/>
    <style:font-face style:name="Noto Sans CJK SC" svg:font-family="'Noto Sans CJK SC'" style:font-family-generic="roman"/>
    <style:font-face style:name="Lucida Console" svg:font-family="'Lucida Console'" style:font-family-generic="modern" style:font-pitch="fixed"/>
    <style:font-face style:name="Calibri1" svg:font-family="Calibri" style:font-family-generic="modern" style:font-pitch="variable"/>
    <style:font-face style:name="Lucida Console1" svg:font-family="'Lucida Console'"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Droid Sans Devanagari" style:font-family-complex="'Droid Sans Devanagari'" style:font-family-generic-complex="roman"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fo:hyphenate="false"/>
    </style:style>
    <style:style style:name="Normal" style:family="paragraph">
      <style:paragraph-properties fo:margin-top="0cm" fo:margin-bottom="0.282cm" loext:contextual-spacing="false" fo:line-height="106%" fo:hyphenation-ladder-count="no-limit"/>
      <style:text-properties fo:hyphenate="false"/>
    </style:style>
    <style:style style:name="Body_20_Text" style:display-name="Body Text" style:family="paragraph" style:parent-style-name="Normal">
      <style:paragraph-properties fo:margin-top="0cm" fo:margin-bottom="0.247cm" loext:contextual-spacing="false" fo:line-height="115%" fo:hyphenation-ladder-count="no-limit"/>
      <style:text-properties fo:hyphenate="false"/>
    </style:style>
    <style:style style:name="List" style:family="paragraph" style:parent-style-name="Body_20_Text" style:class="list">
      <style:paragraph-properties fo:hyphenation-ladder-count="no-limit"/>
      <style:text-properties style:font-name-complex="Droid Sans Devanagari" style:font-family-complex="'Droid Sans Devanagari'" style:font-family-generic-complex="roman"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Droid Sans Devanagari" style:font-family-complex="'Droid Sans Devanagari'" style:font-family-generic-complex="roman" fo:hyphenate="false"/>
    </style:style>
    <style:style style:name="Header_20_and_20_Footer" style:display-name="Header and Footer" style:family="paragraph" style:parent-style-name="Normal" style:class="extra">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Normal"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MP2" style:family="paragraph" style:parent-style-name="Footer">
      <style:paragraph-properties fo:text-align="end" style:justify-single-word="false"/>
    </style:style>
    <style:style style:name="MT1" style:family="text">
      <style:text-properties fo:font-size="8pt" style:font-size-asian="8pt" style:font-name-complex="Times New Roman"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IS3S664 Advanced Internet and Mobile Computing</text:span></text:span></text:p>
        <text:p text:style-name="MP1"><text:span text:style-name="Default_20_Paragraph_20_Font"><text:span text:style-name="MT1">Introduction to JavaScript</text:span></text:span></text:p>
        <text:p text:style-name="Header"/>
        <text:p text:style-name="Header"/>
      </style:header>
      <style:footer>
        <text:p text:style-name="MP2"><text:page-number text:select-page="current">23</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0.4$Linux_X86_64 LibreOffice_project/30$Build-4</meta:generator>
    <dc:title/>
    <dc:description/>
    <dc:subject/>
    <meta:initial-creator>Daniel Cunliffe</meta:initial-creator>
    <meta:creation-date>2019-09-25T15:30:00Z</meta:creation-date>
    <dc:date>2019-09-27T13:16:41.347753566</dc:date>
    <meta:editing-cycles>5</meta:editing-cycles>
    <meta:editing-duration>PT26M40S</meta:editing-duration>
    <meta:document-statistic meta:table-count="24" meta:image-count="0" meta:object-count="0" meta:page-count="26" meta:paragraph-count="557" meta:word-count="5878" meta:character-count="34793" meta:non-whitespace-character-count="29139"/>
    <meta:user-defined meta:name="AppVersion">16.0000</meta:user-defined>
    <meta:user-defined meta:name="Company">University of South Wales</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